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12D0000009A58CC3F675BDB9DCE.png" manifest:media-type="image/png"/>
  <manifest:file-entry manifest:full-path="Pictures/100000010000008A00000119C24BF28C6B759063.png" manifest:media-type="image/png"/>
  <manifest:file-entry manifest:full-path="Pictures/1000000100000131000001563F879A62D8DC4025.png" manifest:media-type="image/png"/>
  <manifest:file-entry manifest:full-path="Pictures/100000010000012B00000081E065352FB6F76B9A.png" manifest:media-type="image/png"/>
  <manifest:file-entry manifest:full-path="Pictures/1000000100000148000000D67D259A6E37662043.png" manifest:media-type="image/png"/>
  <manifest:file-entry manifest:full-path="Pictures/100000010000012D000000C6AF86D4595C26214D.png" manifest:media-type="image/png"/>
  <manifest:file-entry manifest:full-path="Pictures/100000010000013E000000783689054662BA5A8D.png" manifest:media-type="image/png"/>
  <manifest:file-entry manifest:full-path="Pictures/100000010000013E0000007AB28F28CB1A2B77CE.png" manifest:media-type="image/png"/>
  <manifest:file-entry manifest:full-path="Pictures/10000001000001260000003C55F5F1F501ED0B25.png" manifest:media-type="image/png"/>
  <manifest:file-entry manifest:full-path="Pictures/100000010000012700000080F73388BAA8F752B0.png" manifest:media-type="image/png"/>
  <manifest:file-entry manifest:full-path="Pictures/10000001000001260000007D6B1DEDB669FE2449.png" manifest:media-type="image/png"/>
  <manifest:file-entry manifest:full-path="Pictures/100000010000012D000000792887F3D7E6C31EBF.png" manifest:media-type="image/png"/>
  <manifest:file-entry manifest:full-path="Pictures/10000001000001300000012DD4092958659EEBB5.png" manifest:media-type="image/png"/>
  <manifest:file-entry manifest:full-path="Pictures/100000010000012C0000011961AFE0F2DC4F0F8F.png" manifest:media-type="image/png"/>
  <manifest:file-entry manifest:full-path="Pictures/100000010000009800000065D8637C7E25D66A3C.png" manifest:media-type="image/png"/>
  <manifest:file-entry manifest:full-path="Pictures/10000001000000980000006801B04DC8104A5823.png" manifest:media-type="image/png"/>
  <manifest:file-entry manifest:full-path="Pictures/100000010000009500000050C09C3F31335C7C4D.png" manifest:media-type="image/png"/>
  <manifest:file-entry manifest:full-path="Pictures/1000000100000099000000685037C96D8B840570.png" manifest:media-type="image/png"/>
  <manifest:file-entry manifest:full-path="Pictures/100000010000012C000000677B36991AEC8FFED1.png" manifest:media-type="image/png"/>
  <manifest:file-entry manifest:full-path="Pictures/100000010000012F000000D9DD87B09315AE7819.png" manifest:media-type="image/png"/>
  <manifest:file-entry manifest:full-path="Pictures/100000010000012C000000932815608ACB165837.png" manifest:media-type="image/png"/>
  <manifest:file-entry manifest:full-path="Pictures/100000010000012200000051A6B5B1D0A2748743.png" manifest:media-type="image/png"/>
  <manifest:file-entry manifest:full-path="Pictures/100000010000012F000000AB4FBCAFA72AE492C6.png" manifest:media-type="image/png"/>
  <manifest:file-entry manifest:full-path="Pictures/100000010000012F0000009F6D68973CD7A70E17.png" manifest:media-type="image/png"/>
  <manifest:file-entry manifest:full-path="Pictures/10000001000001290000008AC2965C4FDDF28BA4.png" manifest:media-type="image/png"/>
  <manifest:file-entry manifest:full-path="Pictures/100000010000012F000001BDD8EAFD826FDEA6A9.png" manifest:media-type="image/png"/>
  <manifest:file-entry manifest:full-path="Pictures/100000010000012200000050B54DC42D24A70D17.png" manifest:media-type="image/png"/>
  <manifest:file-entry manifest:full-path="Pictures/100000010000012F0000012E76EDA433F61B50EA.png" manifest:media-type="image/png"/>
  <manifest:file-entry manifest:full-path="Pictures/100000010000021C00000116E4C21F015E39F0D5.png" manifest:media-type="image/png"/>
  <manifest:file-entry manifest:full-path="Pictures/100000010000012B00000090234D410A0CC91404.png" manifest:media-type="image/png"/>
  <manifest:file-entry manifest:full-path="Pictures/10000001000000FB00000028A127752FE9F20901.png" manifest:media-type="image/png"/>
  <manifest:file-entry manifest:full-path="Pictures/1000000100000130000000DD91535D4FE6400965.png" manifest:media-type="image/png"/>
  <manifest:file-entry manifest:full-path="Pictures/10000001000000980000006678E182263A5E2241.png" manifest:media-type="image/png"/>
  <manifest:file-entry manifest:full-path="Pictures/100000010000012B000000D31E0C3C5758E3EE23.png" manifest:media-type="image/png"/>
  <manifest:file-entry manifest:full-path="Pictures/10000001000000980000005119B83342D5F47C6C.png" manifest:media-type="image/png"/>
  <manifest:file-entry manifest:full-path="Pictures/10000001000000D30000007E06273FAD12981FB7.png" manifest:media-type="image/png"/>
  <manifest:file-entry manifest:full-path="Pictures/100000010000008B00000069DD7E2D6436D311DC.png" manifest:media-type="image/png"/>
  <manifest:file-entry manifest:full-path="Pictures/100000010000012C0000007EC6229DE9B1B3F394.png" manifest:media-type="image/png"/>
  <manifest:file-entry manifest:full-path="Pictures/1000000100000177000000B9AA3453E4BFFCE023.png" manifest:media-type="image/png"/>
  <manifest:file-entry manifest:full-path="Pictures/100000010000012E00000087DC7CB2C105C5A897.png" manifest:media-type="image/png"/>
  <manifest:file-entry manifest:full-path="Pictures/100000010000012C0000006B4021EBDB1DDDBDB3.png" manifest:media-type="image/png"/>
  <manifest:file-entry manifest:full-path="Pictures/100000010000012D00000065E8A17DEB2F932AFE.png" manifest:media-type="image/png"/>
  <manifest:file-entry manifest:full-path="Pictures/1000000100000131000000FF136D7280E60F08E5.png" manifest:media-type="image/png"/>
  <manifest:file-entry manifest:full-path="Pictures/100000010000012D0000006D31329E4BF6EA16D7.png" manifest:media-type="image/png"/>
  <manifest:file-entry manifest:full-path="Pictures/10000001000001240000007C685AD8CDA0E3945E.png" manifest:media-type="image/png"/>
  <manifest:file-entry manifest:full-path="Pictures/10000001000001320000007B906D3BFE7C6D104F.png" manifest:media-type="image/png"/>
  <manifest:file-entry manifest:full-path="Pictures/1000000100000131000000731E47170D04A1998E.png" manifest:media-type="image/png"/>
  <manifest:file-entry manifest:full-path="Pictures/1000000100000132000000AA03BDB46193881017.png" manifest:media-type="image/png"/>
  <manifest:file-entry manifest:full-path="Pictures/10000001000001270000006CBA6440396065C820.png" manifest:media-type="image/png"/>
  <manifest:file-entry manifest:full-path="Pictures/1000000100000130000000D647176A2E62E4C3D3.png" manifest:media-type="image/png"/>
  <manifest:file-entry manifest:full-path="Pictures/100000010000013100000078CAE023C938124DE3.png" manifest:media-type="image/png"/>
  <manifest:file-entry manifest:full-path="Pictures/100000010000009D0000007D42DD6963C5358EE9.png" manifest:media-type="image/png"/>
  <manifest:file-entry manifest:full-path="Pictures/100000010000009D000000508A8C8434E7BDD4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358f7"/>
    </style:style>
    <style:style style:name="P4" style:family="paragraph" style:parent-style-name="Standard">
      <style:text-properties officeooo:paragraph-rsid="0085ab0d"/>
    </style:style>
    <style:style style:name="P5" style:family="paragraph" style:parent-style-name="Standard">
      <style:text-properties officeooo:paragraph-rsid="00c1c254"/>
    </style:style>
    <style:style style:name="P6" style:family="paragraph" style:parent-style-name="Standard">
      <style:text-properties officeooo:paragraph-rsid="00e8e2dd"/>
    </style:style>
    <style:style style:name="P7" style:family="paragraph" style:parent-style-name="Text_20_body">
      <style:paragraph-properties fo:margin-top="0cm" fo:margin-bottom="0cm" style:contextual-spacing="false"/>
      <style:text-properties officeooo:paragraph-rsid="00e8e2dd"/>
    </style:style>
    <style:style style:name="P8" style:family="paragraph" style:parent-style-name="Standard">
      <style:text-properties officeooo:rsid="010ea9c1" officeooo:paragraph-rsid="010ea9c1"/>
    </style:style>
    <style:style style:name="P9" style:family="paragraph" style:parent-style-name="Text_20_body">
      <style:text-properties officeooo:rsid="010ea9c1" officeooo:paragraph-rsid="010ea9c1"/>
    </style:style>
    <style:style style:name="P10" style:family="paragraph" style:parent-style-name="Heading_20_4">
      <style:text-properties officeooo:paragraph-rsid="01031964"/>
    </style:style>
    <style:style style:name="P11" style:family="paragraph" style:parent-style-name="Heading_20_4">
      <style:text-properties officeooo:paragraph-rsid="010422af"/>
    </style:style>
    <style:style style:name="P12" style:family="paragraph" style:parent-style-name="Text_20_body">
      <style:text-properties officeooo:paragraph-rsid="010422af"/>
    </style:style>
    <style:style style:name="P13" style:family="paragraph" style:parent-style-name="Horizontal_20_Line">
      <style:text-properties officeooo:paragraph-rsid="010422af"/>
    </style:style>
    <style:style style:name="P14" style:family="paragraph" style:parent-style-name="Heading_20_4">
      <style:text-properties officeooo:paragraph-rsid="0105991b"/>
    </style:style>
    <style:style style:name="P15" style:family="paragraph" style:parent-style-name="Heading_20_4">
      <style:text-properties officeooo:paragraph-rsid="010715d5"/>
    </style:style>
    <style:style style:name="P16" style:family="paragraph" style:parent-style-name="Heading_20_4">
      <style:text-properties style:font-name="Albany" fo:font-size="13.3000001907349pt" fo:font-style="italic" fo:font-weight="bold" officeooo:rsid="010ea9c1" officeooo:paragraph-rsid="010ea9c1" style:font-name-asian="Microsoft YaHei" style:font-size-asian="13.3000001907349pt" style:font-style-asian="italic" style:font-weight-asian="bold" style:font-name-complex="Mangal" style:font-size-complex="13.3000001907349pt" style:font-style-complex="italic" style:font-weight-complex="bold"/>
    </style:style>
    <style:style style:name="P17" style:family="paragraph" style:parent-style-name="Heading_20_4">
      <style:text-properties officeooo:paragraph-rsid="010ea9c1"/>
    </style:style>
    <style:style style:name="P18" style:family="paragraph" style:parent-style-name="Heading_20_4">
      <style:text-properties officeooo:paragraph-rsid="010ff105"/>
    </style:style>
    <style:style style:name="P19" style:family="paragraph" style:parent-style-name="Heading_20_4">
      <style:text-properties officeooo:paragraph-rsid="0110d76e"/>
    </style:style>
    <style:style style:name="P20" style:family="paragraph" style:parent-style-name="Heading_20_4">
      <style:text-properties officeooo:paragraph-rsid="01120df1"/>
    </style:style>
    <style:style style:name="P21" style:family="paragraph" style:parent-style-name="Heading_20_4">
      <style:text-properties officeooo:paragraph-rsid="011f3573"/>
    </style:style>
    <style:style style:name="P22" style:family="paragraph" style:parent-style-name="Horizontal_20_Line">
      <style:text-properties officeooo:paragraph-rsid="011f3573"/>
    </style:style>
    <style:style style:name="P23" style:family="paragraph" style:parent-style-name="Heading_20_4">
      <style:text-properties officeooo:rsid="0120f087"/>
    </style:style>
    <style:style style:name="P24" style:family="paragraph" style:parent-style-name="Text_20_body">
      <style:text-properties officeooo:rsid="0120f087" officeooo:paragraph-rsid="0120f087"/>
    </style:style>
    <style:style style:name="P25" style:family="paragraph" style:parent-style-name="Text_20_body">
      <style:text-properties officeooo:rsid="0120f087" officeooo:paragraph-rsid="01211c2d"/>
    </style:style>
    <style:style style:name="P26" style:family="paragraph" style:parent-style-name="Heading_20_4">
      <style:text-properties officeooo:paragraph-rsid="01211c2d"/>
    </style:style>
    <style:style style:name="P27" style:family="paragraph" style:parent-style-name="Text_20_body">
      <style:text-properties officeooo:paragraph-rsid="00a3d51d"/>
    </style:style>
    <style:style style:name="P28" style:family="paragraph" style:parent-style-name="Text_20_body">
      <style:text-properties officeooo:rsid="008517cf" officeooo:paragraph-rsid="01031964"/>
    </style:style>
    <style:style style:name="P29" style:family="paragraph" style:parent-style-name="Text_20_body">
      <style:text-properties officeooo:rsid="008517cf" officeooo:paragraph-rsid="010422af"/>
    </style:style>
    <style:style style:name="P30" style:family="paragraph" style:parent-style-name="Text_20_body">
      <style:text-properties officeooo:rsid="008517cf" officeooo:paragraph-rsid="0105991b"/>
    </style:style>
    <style:style style:name="P31" style:family="paragraph" style:parent-style-name="Text_20_body">
      <style:text-properties officeooo:rsid="008517cf" officeooo:paragraph-rsid="010ea9c1"/>
    </style:style>
    <style:style style:name="P32" style:family="paragraph" style:parent-style-name="Text_20_body">
      <style:text-properties officeooo:rsid="008517cf" officeooo:paragraph-rsid="010ff105"/>
    </style:style>
    <style:style style:name="P33" style:family="paragraph" style:parent-style-name="Text_20_body">
      <style:text-properties officeooo:rsid="008517cf" officeooo:paragraph-rsid="0110d76e"/>
    </style:style>
    <style:style style:name="P34" style:family="paragraph" style:parent-style-name="Text_20_body">
      <style:text-properties officeooo:rsid="008517cf" officeooo:paragraph-rsid="011f3573"/>
    </style:style>
    <style:style style:name="P35" style:family="paragraph" style:parent-style-name="Text_20_body">
      <style:text-properties officeooo:rsid="0087ddbc" officeooo:paragraph-rsid="01031964"/>
    </style:style>
    <style:style style:name="P36" style:family="paragraph" style:parent-style-name="Text_20_body">
      <style:text-properties officeooo:rsid="0087ddbc" officeooo:paragraph-rsid="010422af"/>
    </style:style>
    <style:style style:name="P37" style:family="paragraph" style:parent-style-name="Text_20_body">
      <style:text-properties officeooo:rsid="0087ddbc" officeooo:paragraph-rsid="0105991b"/>
    </style:style>
    <style:style style:name="P38" style:family="paragraph" style:parent-style-name="Text_20_body">
      <style:text-properties officeooo:rsid="0087ddbc" officeooo:paragraph-rsid="010ea9c1"/>
    </style:style>
    <style:style style:name="P39" style:family="paragraph" style:parent-style-name="Text_20_body">
      <style:text-properties officeooo:rsid="0087ddbc" officeooo:paragraph-rsid="010ff105"/>
    </style:style>
    <style:style style:name="P40" style:family="paragraph" style:parent-style-name="Text_20_body">
      <style:text-properties officeooo:rsid="0087ddbc" officeooo:paragraph-rsid="0110d76e"/>
    </style:style>
    <style:style style:name="P41" style:family="paragraph" style:parent-style-name="Text_20_body">
      <style:text-properties officeooo:rsid="0087ddbc" officeooo:paragraph-rsid="011f3573"/>
    </style:style>
    <style:style style:name="P42" style:family="paragraph" style:parent-style-name="Text_20_body">
      <style:text-properties officeooo:paragraph-rsid="00fa1181"/>
    </style:style>
    <style:style style:name="P43" style:family="paragraph" style:parent-style-name="Text_20_body">
      <style:text-properties officeooo:rsid="0107fb55" officeooo:paragraph-rsid="00fa1181"/>
    </style:style>
    <style:style style:name="P44" style:family="paragraph" style:parent-style-name="Text_20_body">
      <style:text-properties officeooo:rsid="0101006a" officeooo:paragraph-rsid="0101006a"/>
    </style:style>
    <style:style style:name="P45" style:family="paragraph" style:parent-style-name="Text_20_body">
      <style:text-properties officeooo:rsid="0102f31f" officeooo:paragraph-rsid="0102f31f"/>
    </style:style>
    <style:style style:name="P46" style:family="paragraph" style:parent-style-name="Text_20_body">
      <style:text-properties officeooo:rsid="0105991b" officeooo:paragraph-rsid="0105991b"/>
    </style:style>
    <style:style style:name="P47" style:family="paragraph" style:parent-style-name="Text_20_body">
      <style:text-properties officeooo:rsid="010715d5" officeooo:paragraph-rsid="010715d5"/>
    </style:style>
    <style:style style:name="P48" style:family="paragraph" style:parent-style-name="Text_20_body">
      <style:text-properties officeooo:rsid="0107a0bd" officeooo:paragraph-rsid="0107a0bd"/>
    </style:style>
    <style:style style:name="P49" style:family="paragraph" style:parent-style-name="Text_20_body">
      <style:text-properties officeooo:rsid="0107a0bd" officeooo:paragraph-rsid="01120df1"/>
    </style:style>
    <style:style style:name="P50" style:family="paragraph" style:parent-style-name="Text_20_body">
      <style:text-properties officeooo:rsid="010984f0" officeooo:paragraph-rsid="010984f0"/>
    </style:style>
    <style:style style:name="P51" style:family="paragraph" style:parent-style-name="Text_20_body">
      <style:text-properties officeooo:rsid="010aa232" officeooo:paragraph-rsid="010aa232"/>
    </style:style>
    <style:style style:name="P52" style:family="paragraph" style:parent-style-name="Text_20_body">
      <style:text-properties officeooo:paragraph-rsid="010aa232"/>
    </style:style>
    <style:style style:name="P53" style:family="paragraph" style:parent-style-name="Text_20_body">
      <style:text-properties officeooo:rsid="010d3e4e" officeooo:paragraph-rsid="010d3e4e"/>
    </style:style>
    <style:style style:name="P54" style:family="paragraph" style:parent-style-name="Horizontal_20_Line">
      <style:text-properties officeooo:rsid="010d3e4e"/>
    </style:style>
    <style:style style:name="P55" style:family="paragraph" style:parent-style-name="Text_20_body">
      <style:text-properties officeooo:paragraph-rsid="010d4186"/>
    </style:style>
    <style:style style:name="P56" style:family="paragraph" style:parent-style-name="Text_20_body">
      <style:text-properties officeooo:rsid="010fe679" officeooo:paragraph-rsid="010fe679"/>
    </style:style>
    <style:style style:name="P57" style:family="paragraph" style:parent-style-name="Text_20_body">
      <style:text-properties officeooo:rsid="010fe679" officeooo:paragraph-rsid="0120f087"/>
    </style:style>
    <style:style style:name="P58" style:family="paragraph" style:parent-style-name="Text_20_body">
      <style:text-properties officeooo:rsid="010fe679" officeooo:paragraph-rsid="01211c2d"/>
    </style:style>
    <style:style style:name="P59" style:family="paragraph" style:parent-style-name="Text_20_body">
      <style:text-properties officeooo:rsid="010ff105" officeooo:paragraph-rsid="010ff105"/>
    </style:style>
    <style:style style:name="P60" style:family="paragraph" style:parent-style-name="Text_20_body">
      <style:text-properties officeooo:rsid="010ff105" officeooo:paragraph-rsid="0120f087"/>
    </style:style>
    <style:style style:name="P61" style:family="paragraph" style:parent-style-name="Text_20_body">
      <style:text-properties officeooo:rsid="010ff105" officeooo:paragraph-rsid="01211c2d"/>
    </style:style>
    <style:style style:name="P62" style:family="paragraph" style:parent-style-name="Text_20_body">
      <style:text-properties officeooo:rsid="0110d76e"/>
    </style:style>
    <style:style style:name="P63" style:family="paragraph" style:parent-style-name="Text_20_body">
      <style:text-properties officeooo:rsid="01120df1" officeooo:paragraph-rsid="01120df1"/>
    </style:style>
    <style:style style:name="P64" style:family="paragraph" style:parent-style-name="Text_20_body">
      <style:text-properties officeooo:rsid="011353d6" officeooo:paragraph-rsid="011353d6"/>
    </style:style>
    <style:style style:name="P65" style:family="paragraph" style:parent-style-name="Text_20_body">
      <style:text-properties officeooo:rsid="011a3f9f" officeooo:paragraph-rsid="011a3f9f"/>
    </style:style>
    <style:style style:name="P66" style:family="paragraph" style:parent-style-name="Text_20_body">
      <style:text-properties officeooo:rsid="011ba069" officeooo:paragraph-rsid="011ba069"/>
    </style:style>
    <style:style style:name="P67" style:family="paragraph" style:parent-style-name="Text_20_body">
      <style:text-properties officeooo:rsid="011c50ae" officeooo:paragraph-rsid="011c50ae"/>
    </style:style>
    <style:style style:name="P68" style:family="paragraph" style:parent-style-name="Text_20_body">
      <style:text-properties officeooo:paragraph-rsid="011da99b"/>
    </style:style>
    <style:style style:name="P69" style:family="paragraph" style:parent-style-name="Horizontal_20_Line">
      <style:text-properties officeooo:paragraph-rsid="011da99b"/>
    </style:style>
    <style:style style:name="P70" style:family="paragraph" style:parent-style-name="Text_20_body">
      <style:text-properties officeooo:rsid="011da99b" officeooo:paragraph-rsid="011da99b"/>
    </style:style>
    <style:style style:name="P71" style:family="paragraph" style:parent-style-name="Text_20_body">
      <style:text-properties officeooo:rsid="011f3573" officeooo:paragraph-rsid="011f3573"/>
    </style:style>
    <style:style style:name="P72" style:family="paragraph" style:parent-style-name="Text_20_body">
      <style:text-properties officeooo:rsid="0121b58e" officeooo:paragraph-rsid="0121b58e"/>
    </style:style>
    <style:style style:name="P73" style:family="paragraph" style:parent-style-name="Contents_20_Heading">
      <style:paragraph-properties fo:margin-top="0.101cm" fo:margin-bottom="0.101cm" style:contextual-spacing="false"/>
      <style:text-properties fo:color="#ffffff" loext:opacity="100%" officeooo:rsid="007c45d7" officeooo:paragraph-rsid="00ed60c9"/>
    </style:style>
    <style:style style:name="P74" style:family="paragraph" style:parent-style-name="Contents_20_1">
      <style:paragraph-properties>
        <style:tab-stops>
          <style:tab-stop style:position="19.001cm" style:type="right" style:leader-style="dotted" style:leader-text="."/>
        </style:tab-stops>
      </style:paragraph-properties>
    </style:style>
    <style:style style:name="P75" style:family="paragraph" style:parent-style-name="Contents_20_2">
      <style:paragraph-properties>
        <style:tab-stops>
          <style:tab-stop style:position="19.001cm" style:type="right" style:leader-style="dotted" style:leader-text="."/>
        </style:tab-stops>
      </style:paragraph-properties>
    </style:style>
    <style:style style:name="P76" style:family="paragraph" style:parent-style-name="Contents_20_3">
      <style:paragraph-properties>
        <style:tab-stops>
          <style:tab-stop style:position="19.001cm" style:type="right" style:leader-style="dotted" style:leader-text="."/>
        </style:tab-stops>
      </style:paragraph-properties>
    </style:style>
    <style:style style:name="P77" style:family="paragraph" style:parent-style-name="Contents_20_4">
      <style:paragraph-properties>
        <style:tab-stops>
          <style:tab-stop style:position="19.001cm" style:type="right" style:leader-style="dotted" style:leader-text="."/>
        </style:tab-stops>
      </style:paragraph-properties>
    </style:style>
    <style:style style:name="P78" style:family="paragraph" style:parent-style-name="Contents_20_5">
      <style:paragraph-properties>
        <style:tab-stops>
          <style:tab-stop style:position="19.001cm" style:type="right" style:leader-style="dotted" style:leader-text="."/>
        </style:tab-stops>
      </style:paragraph-properties>
    </style:style>
    <style:style style:name="P79" style:family="paragraph" style:parent-style-name="Contents_20_6">
      <style:paragraph-properties>
        <style:tab-stops>
          <style:tab-stop style:position="19.001cm" style:type="right" style:leader-style="dotted" style:leader-text="."/>
        </style:tab-stops>
      </style:paragraph-properties>
    </style:style>
    <style:style style:name="P80" style:family="paragraph" style:parent-style-name="Text_20_body">
      <style:text-properties officeooo:rsid="0125509f" officeooo:paragraph-rsid="0125509f"/>
    </style:style>
    <style:style style:name="P81" style:family="paragraph" style:parent-style-name="Text_20_body">
      <style:text-properties officeooo:rsid="0125e87d" officeooo:paragraph-rsid="0125e87d"/>
    </style:style>
    <style:style style:name="P82" style:family="paragraph" style:parent-style-name="Text_20_body">
      <style:text-properties officeooo:rsid="0126ada5" officeooo:paragraph-rsid="0126ada5"/>
    </style:style>
    <style:style style:name="P83" style:family="paragraph" style:parent-style-name="Text_20_body">
      <style:paragraph-properties fo:text-align="justify" style:justify-single-word="false"/>
      <style:text-properties officeooo:rsid="0126ada5" officeooo:paragraph-rsid="0126ada5"/>
    </style:style>
    <style:style style:name="P84" style:family="paragraph" style:parent-style-name="Horizontal_20_Line">
      <style:text-properties officeooo:paragraph-rsid="01274b47"/>
    </style:style>
    <style:style style:name="P85" style:family="paragraph" style:parent-style-name="Text_20_body">
      <style:text-properties officeooo:rsid="01274b47" officeooo:paragraph-rsid="01274b47"/>
    </style:style>
    <style:style style:name="P86" style:family="paragraph" style:parent-style-name="Contents_20_1">
      <style:paragraph-properties>
        <style:tab-stops>
          <style:tab-stop style:position="19.001cm" style:type="right" style:leader-style="dotted" style:leader-text="."/>
        </style:tab-stops>
      </style:paragraph-properties>
    </style:style>
    <style:style style:name="P87" style:family="paragraph" style:parent-style-name="Contents_20_2">
      <style:paragraph-properties>
        <style:tab-stops>
          <style:tab-stop style:position="19.001cm" style:type="right" style:leader-style="dotted" style:leader-text="."/>
        </style:tab-stops>
      </style:paragraph-properties>
    </style:style>
    <style:style style:name="P88" style:family="paragraph" style:parent-style-name="Contents_20_3">
      <style:paragraph-properties>
        <style:tab-stops>
          <style:tab-stop style:position="19.001cm" style:type="right" style:leader-style="dotted" style:leader-text="."/>
        </style:tab-stops>
      </style:paragraph-properties>
    </style:style>
    <style:style style:name="P89" style:family="paragraph" style:parent-style-name="Contents_20_4">
      <style:paragraph-properties>
        <style:tab-stops>
          <style:tab-stop style:position="19.001cm" style:type="right" style:leader-style="dotted" style:leader-text="."/>
        </style:tab-stops>
      </style:paragraph-properties>
    </style:style>
    <style:style style:name="P90" style:family="paragraph" style:parent-style-name="Contents_20_5">
      <style:paragraph-properties>
        <style:tab-stops>
          <style:tab-stop style:position="19.001cm" style:type="right" style:leader-style="dotted" style:leader-text="."/>
        </style:tab-stops>
      </style:paragraph-properties>
    </style:style>
    <style:style style:name="P91" style:family="paragraph" style:parent-style-name="Contents_20_6">
      <style:paragraph-properties>
        <style:tab-stops>
          <style:tab-stop style:position="19.001cm" style:type="right" style:leader-style="dotted" style:leader-text="."/>
        </style:tab-stops>
      </style:paragraph-properties>
    </style:style>
    <style:style style:name="P92" style:family="paragraph" style:parent-style-name="Heading_20_1">
      <style:paragraph-properties fo:margin-top="0cm" fo:margin-bottom="0cm" style:contextual-spacing="false"/>
      <style:text-properties style:font-name="Albany" fo:font-size="18.2000007629395pt" fo:font-weight="bold" officeooo:rsid="00c1c254" officeooo:paragraph-rsid="00c1c254" style:font-name-asian="Microsoft YaHei" style:font-size-asian="18.2000007629395pt" style:font-weight-asian="bold" style:font-name-complex="Mangal" style:font-size-complex="18.2000007629395pt" style:font-weight-complex="bold"/>
    </style:style>
    <style:style style:name="P93" style:family="paragraph" style:parent-style-name="Heading_20_1">
      <style:paragraph-properties fo:margin-top="0cm" fo:margin-bottom="0cm" style:contextual-spacing="false"/>
      <style:text-properties officeooo:paragraph-rsid="00832566"/>
    </style:style>
    <style:style style:name="P94" style:family="paragraph" style:parent-style-name="Heading_20_2">
      <style:text-properties style:font-name="Albany" fo:font-size="16.1000003814697pt" fo:font-weight="bold" officeooo:rsid="0101006a" officeooo:paragraph-rsid="0101006a" style:font-name-asian="Microsoft YaHei" style:font-size-asian="16.1000003814697pt" style:font-weight-asian="bold" style:font-name-complex="Mangal" style:font-size-complex="16.1000003814697pt" style:font-weight-complex="bold"/>
    </style:style>
    <style:style style:name="P95" style:family="paragraph" style:parent-style-name="Heading_20_2">
      <style:text-properties style:font-name="Albany" fo:font-size="16.1000003814697pt" fo:font-weight="bold" officeooo:rsid="011da99b" officeooo:paragraph-rsid="011da99b" style:font-name-asian="Microsoft YaHei" style:font-size-asian="16.1000003814697pt" style:font-weight-asian="bold" style:font-name-complex="Mangal" style:font-size-complex="16.1000003814697pt" style:font-weight-complex="bold"/>
    </style:style>
    <style:style style:name="P96" style:family="paragraph" style:parent-style-name="Heading_20_2">
      <style:text-properties officeooo:paragraph-rsid="010422af"/>
    </style:style>
    <style:style style:name="P97" style:family="paragraph" style:parent-style-name="Heading_20_3">
      <style:text-properties style:font-name="Albany" fo:font-size="14.1000003814697pt" fo:font-weight="bold" officeooo:rsid="010ea9c1" officeooo:paragraph-rsid="010ea9c1" style:font-name-asian="Microsoft YaHei" style:font-size-asian="14.1000003814697pt" style:font-weight-asian="bold" style:font-name-complex="Mangal" style:font-size-complex="14.1000003814697pt" style:font-weight-complex="bold"/>
    </style:style>
    <style:style style:name="P98" style:family="paragraph" style:parent-style-name="Heading_20_3">
      <style:text-properties style:font-name="Albany" fo:font-size="14.1000003814697pt" fo:font-weight="bold" officeooo:rsid="011da99b" officeooo:paragraph-rsid="011da99b" style:font-name-asian="Microsoft YaHei" style:font-size-asian="14.1000003814697pt" style:font-weight-asian="bold" style:font-name-complex="Mangal" style:font-size-complex="14.1000003814697pt" style:font-weight-complex="bold"/>
    </style:style>
    <style:style style:name="P99" style:family="paragraph" style:parent-style-name="Heading_20_3">
      <style:text-properties officeooo:paragraph-rsid="010ea9c1"/>
    </style:style>
    <style:style style:name="P100" style:family="paragraph" style:parent-style-name="Heading_20_3">
      <style:text-properties officeooo:paragraph-rsid="010ff105"/>
    </style:style>
    <style:style style:name="P101" style:family="paragraph" style:parent-style-name="Heading_20_3">
      <style:text-properties officeooo:paragraph-rsid="01031964"/>
    </style:style>
    <style:style style:name="P102" style:family="paragraph" style:parent-style-name="Heading_20_3">
      <style:text-properties officeooo:paragraph-rsid="011da99b"/>
    </style:style>
    <style:style style:name="P103" style:family="paragraph" style:parent-style-name="Heading_20_3">
      <style:text-properties officeooo:paragraph-rsid="011f3573"/>
    </style:style>
    <style:style style:name="P104" style:family="paragraph" style:parent-style-name="Heading_20_3">
      <style:text-properties officeooo:paragraph-rsid="0105991b"/>
    </style:style>
    <style:style style:name="P105" style:family="paragraph" style:parent-style-name="Heading_20_3">
      <style:text-properties officeooo:paragraph-rsid="01274b47"/>
    </style:style>
    <style:style style:name="P106" style:family="paragraph" style:parent-style-name="Heading_20_3">
      <style:text-properties officeooo:paragraph-rsid="0110d76e"/>
    </style:style>
    <style:style style:name="P107" style:family="paragraph" style:parent-style-name="Heading_20_3">
      <style:text-properties officeooo:paragraph-rsid="010422af"/>
    </style:style>
    <style:style style:name="P108" style:family="paragraph" style:parent-style-name="Heading_20_3">
      <style:text-properties officeooo:paragraph-rsid="012ae1b8"/>
    </style:style>
    <style:style style:name="P109" style:family="paragraph" style:parent-style-name="Heading_20_4">
      <style:text-properties officeooo:paragraph-rsid="012ae1b8"/>
    </style:style>
    <style:style style:name="P110" style:family="paragraph" style:parent-style-name="Heading_20_5">
      <style:text-properties officeooo:paragraph-rsid="010ea9c1"/>
    </style:style>
    <style:style style:name="P111" style:family="paragraph" style:parent-style-name="Heading_20_5">
      <style:text-properties officeooo:paragraph-rsid="01211c2d"/>
    </style:style>
    <style:style style:name="P112" style:family="paragraph" style:parent-style-name="Heading_20_5">
      <style:text-properties officeooo:paragraph-rsid="010ff105"/>
    </style:style>
    <style:style style:name="P113" style:family="paragraph" style:parent-style-name="Heading_20_5">
      <style:text-properties officeooo:paragraph-rsid="01031964"/>
    </style:style>
    <style:style style:name="P114" style:family="paragraph" style:parent-style-name="Heading_20_5">
      <style:text-properties officeooo:paragraph-rsid="011f3573"/>
    </style:style>
    <style:style style:name="P115" style:family="paragraph" style:parent-style-name="Heading_20_5">
      <style:text-properties officeooo:paragraph-rsid="0105991b"/>
    </style:style>
    <style:style style:name="P116" style:family="paragraph" style:parent-style-name="Heading_20_5">
      <style:text-properties style:font-name="Albany" fo:font-size="11.8999996185303pt" fo:font-weight="bold" officeooo:rsid="010715d5" officeooo:paragraph-rsid="010715d5" style:font-name-asian="Microsoft YaHei" style:font-size-asian="11.8999996185303pt" style:font-weight-asian="bold" style:font-name-complex="Mangal" style:font-size-complex="11.8999996185303pt" style:font-weight-complex="bold"/>
    </style:style>
    <style:style style:name="P117" style:family="paragraph" style:parent-style-name="Heading_20_5">
      <style:text-properties officeooo:paragraph-rsid="010715d5"/>
    </style:style>
    <style:style style:name="P118" style:family="paragraph" style:parent-style-name="Heading_20_5">
      <style:text-properties officeooo:paragraph-rsid="0125509f"/>
    </style:style>
    <style:style style:name="P119" style:family="paragraph" style:parent-style-name="Heading_20_5">
      <style:text-properties officeooo:paragraph-rsid="010aa232"/>
    </style:style>
    <style:style style:name="P120" style:family="paragraph" style:parent-style-name="Heading_20_5">
      <style:text-properties officeooo:paragraph-rsid="0110d76e"/>
    </style:style>
    <style:style style:name="P121" style:family="paragraph" style:parent-style-name="Heading_20_5">
      <style:text-properties officeooo:paragraph-rsid="010422af"/>
    </style:style>
    <style:style style:name="P122" style:family="paragraph" style:parent-style-name="Heading_20_5">
      <style:text-properties officeooo:paragraph-rsid="012ae1b8"/>
    </style:style>
    <style:style style:name="P123" style:family="paragraph" style:parent-style-name="Text_20_body">
      <style:text-properties officeooo:rsid="01120df1" officeooo:paragraph-rsid="01120df1"/>
    </style:style>
    <style:style style:name="P124" style:family="paragraph" style:parent-style-name="Text_20_body">
      <style:text-properties officeooo:rsid="008517cf" officeooo:paragraph-rsid="010422af"/>
    </style:style>
    <style:style style:name="P125" style:family="paragraph" style:parent-style-name="Text_20_body">
      <style:text-properties officeooo:rsid="008517cf" officeooo:paragraph-rsid="012ae1b8"/>
    </style:style>
    <style:style style:name="P126" style:family="paragraph" style:parent-style-name="Text_20_body">
      <style:text-properties officeooo:rsid="01294cff" officeooo:paragraph-rsid="01294cff"/>
    </style:style>
    <style:style style:name="P127" style:family="paragraph" style:parent-style-name="Text_20_body">
      <style:text-properties officeooo:rsid="012ae1b8" officeooo:paragraph-rsid="012ae1b8"/>
    </style:style>
    <style:style style:name="P128" style:family="paragraph" style:parent-style-name="Text_20_body">
      <style:text-properties officeooo:rsid="0087ddbc" officeooo:paragraph-rsid="012ae1b8"/>
    </style:style>
    <style:style style:name="T1" style:family="text">
      <style:text-properties officeooo:rsid="0121fa9c"/>
    </style:style>
    <style:style style:name="T2" style:family="text">
      <style:text-properties officeooo:rsid="00cbe215"/>
    </style:style>
    <style:style style:name="T3" style:family="text">
      <style:text-properties officeooo:rsid="00ed60c9"/>
    </style:style>
    <style:style style:name="T4" style:family="text">
      <style:text-properties officeooo:rsid="0055568a"/>
    </style:style>
    <style:style style:name="T5" style:family="text">
      <style:text-properties officeooo:rsid="00cb1076"/>
    </style:style>
    <style:style style:name="T6" style:family="text">
      <style:text-properties officeooo:rsid="0084ade8"/>
    </style:style>
    <style:style style:name="T7" style:family="text">
      <style:text-properties officeooo:rsid="0105991b"/>
    </style:style>
    <style:style style:name="T8" style:family="text">
      <style:text-properties style:font-name="Albany" fo:font-size="18.2000007629395pt" fo:font-weight="bold" officeooo:rsid="0084ade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4c9b35"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105991b" style:font-name-asian="Microsoft YaHei" style:font-size-asian="18.2000007629395pt" style:font-weight-asian="bold" style:font-name-complex="Mangal" style:font-size-complex="18.2000007629395pt" style:font-weight-complex="bold"/>
    </style:style>
    <style:style style:name="T11" style:family="text">
      <style:text-properties officeooo:rsid="0085ab0d"/>
    </style:style>
    <style:style style:name="T12" style:family="text">
      <style:text-properties officeooo:rsid="00880bdb"/>
    </style:style>
    <style:style style:name="T13" style:family="text">
      <style:text-properties officeooo:rsid="0088cb4b"/>
    </style:style>
    <style:style style:name="T14" style:family="text">
      <style:text-properties officeooo:rsid="009ad3e0"/>
    </style:style>
    <style:style style:name="T15" style:family="text">
      <style:text-properties officeooo:rsid="00d00122"/>
    </style:style>
    <style:style style:name="T16" style:family="text">
      <style:text-properties officeooo:rsid="0107fb55"/>
    </style:style>
    <style:style style:name="T17" style:family="text">
      <style:text-properties officeooo:rsid="0101006a"/>
    </style:style>
    <style:style style:name="T18" style:family="text">
      <style:text-properties officeooo:rsid="0102f31f"/>
    </style:style>
    <style:style style:name="T19" style:family="text">
      <style:text-properties officeooo:rsid="01031964"/>
    </style:style>
    <style:style style:name="T20" style:family="text">
      <style:text-properties officeooo:rsid="0085ee75"/>
    </style:style>
    <style:style style:name="T21" style:family="text">
      <style:text-properties officeooo:rsid="0087ddbc"/>
    </style:style>
    <style:style style:name="T22" style:family="text">
      <style:text-properties officeooo:rsid="010715d5"/>
    </style:style>
    <style:style style:name="T23" style:family="text">
      <style:text-properties officeooo:rsid="0107a0bd"/>
    </style:style>
    <style:style style:name="T24" style:family="text">
      <style:text-properties officeooo:rsid="010984f0"/>
    </style:style>
    <style:style style:name="T25" style:family="text">
      <style:text-properties officeooo:rsid="010aa232"/>
    </style:style>
    <style:style style:name="T26" style:family="text">
      <style:text-properties officeooo:rsid="010d3e4e"/>
    </style:style>
    <style:style style:name="T27" style:family="text">
      <style:text-properties officeooo:rsid="010d4186"/>
    </style:style>
    <style:style style:name="T28" style:family="text">
      <style:text-properties officeooo:rsid="010ea9c1"/>
    </style:style>
    <style:style style:name="T29" style:family="text">
      <style:text-properties officeooo:rsid="010fe679"/>
    </style:style>
    <style:style style:name="T30" style:family="text">
      <style:text-properties officeooo:rsid="0110d76e"/>
    </style:style>
    <style:style style:name="T31" style:family="text">
      <style:text-properties officeooo:rsid="01120df1"/>
    </style:style>
    <style:style style:name="T32" style:family="text">
      <style:text-properties officeooo:rsid="011353d6"/>
    </style:style>
    <style:style style:name="T33" style:family="text">
      <style:text-properties officeooo:rsid="01167fb0"/>
    </style:style>
    <style:style style:name="T34" style:family="text">
      <style:text-properties officeooo:rsid="0117b274"/>
    </style:style>
    <style:style style:name="T35" style:family="text">
      <style:text-properties officeooo:rsid="011a3f9f"/>
    </style:style>
    <style:style style:name="T36" style:family="text">
      <style:text-properties officeooo:rsid="011ba069"/>
    </style:style>
    <style:style style:name="T37" style:family="text">
      <style:text-properties officeooo:rsid="011f3573"/>
    </style:style>
    <style:style style:name="T38" style:family="text">
      <style:text-properties officeooo:rsid="0120f087"/>
    </style:style>
    <style:style style:name="T39" style:family="text">
      <style:text-properties officeooo:rsid="0126ada5"/>
    </style:style>
    <style:style style:name="T40" style:family="text">
      <style:text-properties officeooo:rsid="01274b4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7" draw:name="Bild155" text:anchor-type="char" svg:width="0.831cm" svg:height="0.831cm" draw:z-index="7"><draw:image xlink:href="Pictures/1000000100000080000000802F260AA07D3ACAE1.png" xlink:type="simple" xlink:show="embed" xlink:actuate="onLoad" draw:mime-type="image/png"/></draw:frame></text:p>
          </table:table-cell>
          <table:table-cell table:style-name="Tabelle10.B1" office:value-type="string">
            <text:p text:style-name="P73"><text:s/>26.<text:span text:style-name="T3">9</text:span>.2 Editors - Properties Editor - Modifiers Properties Tab -<text:span text:style-name="T7"> Grease Pencil -</text:span> Generate Modifiers</text:p>
          </table:table-cell>
        </table:table-row>
      </table:table>
      <text:table-of-content text:style-name="Sect1" text:protected="true" text:name="Inhaltsverzeichnis3">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3_Head">
            <text:p text:style-name="Contents_20_Heading">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7</text:a></text:p>
          <text:p text:style-name="P75"><text:a xlink:type="simple" xlink:href="#__RefHeading___Toc874_2875518884" text:style-name="Index_20_Link" text:visited-style-name="Index_20_Link">Build<text:tab/>9</text:a></text:p>
          <text:p text:style-name="P75"><text:a xlink:type="simple" xlink:href="#__RefHeading___Toc6333_494119260" text:style-name="Index_20_Link" text:visited-style-name="Index_20_Link">Dot Dash<text:tab/>11</text:a></text:p>
          <text:p text:style-name="P75"><text:a xlink:type="simple" xlink:href="#__RefHeading___Toc7188_22921425871" text:style-name="Index_20_Link" text:visited-style-name="Index_20_Link">Envelope<text:tab/>13</text:a></text:p>
          <text:p text:style-name="P75"><text:a xlink:type="simple" xlink:href="#__RefHeading___Toc7188_2292142587" text:style-name="Index_20_Link" text:visited-style-name="Index_20_Link">Length<text:tab/>15</text:a></text:p>
          <text:p text:style-name="P75"><text:a xlink:type="simple" xlink:href="#__RefHeading___Toc3141_3446489645" text:style-name="Index_20_Link" text:visited-style-name="Index_20_Link">Line Art<text:tab/>17</text:a></text:p>
          <text:p text:style-name="P75"><text:a xlink:type="simple" xlink:href="#__RefHeading___Toc1094_1319927496" text:style-name="Index_20_Link" text:visited-style-name="Index_20_Link">Mirror<text:tab/>23</text:a></text:p>
          <text:p text:style-name="P75"><text:a xlink:type="simple" xlink:href="#__RefHeading___Toc4555_2782331101" text:style-name="Index_20_Link" text:visited-style-name="Index_20_Link">Multiple Strokes<text:tab/>24</text:a></text:p>
          <text:p text:style-name="P75"><text:a xlink:type="simple" xlink:href="#__RefHeading___Toc3987_3788494146" text:style-name="Index_20_Link" text:visited-style-name="Index_20_Link">Outline<text:tab/>26</text:a></text:p>
          <text:p text:style-name="P75"><text:a xlink:type="simple" xlink:href="#__RefHeading___Toc4557_2782331101" text:style-name="Index_20_Link" text:visited-style-name="Index_20_Link">Simplify<text:tab/>26</text:a></text:p>
          <text:p text:style-name="P75"><text:a xlink:type="simple" xlink:href="#__RefHeading___Toc4559_2782331101" text:style-name="Index_20_Link" text:visited-style-name="Index_20_Link">Subdivide<text:tab/>28</text:a></text:p>
        </text:index-body>
      </text:table-of-content>
      <text:p text:style-name="P6"/>
      <table:table table:name="Tabelle2" table:style-name="Tabelle2">
        <table:table-column table:style-name="Tabelle2.A"/>
        <table:table-row table:style-name="TableLine1949279316448">
          <table:table-cell table:style-name="Tabelle2.A1" office:value-type="string">
            <text:h text:style-name="P92" text:outline-level="1"><text:bookmark-start text:name="__RefHeading___Toc9145_506257039"/>Detailed table of content<text:bookmark-end text:name="__RefHeading___Toc9145_506257039"/></text:h>
          </table:table-cell>
        </table:table-row>
      </table:table>
      <text:p text:style-name="P5"/>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4"><text:a xlink:type="simple" xlink:href="#__RefHeading___Toc9145_506257039" text:style-name="Index_20_Link" text:visited-style-name="Index_20_Link">Detailed table of content<text:tab/>1</text:a></text:p>
          <text:p text:style-name="P74"><text:a xlink:type="simple" xlink:href="#__RefHeading___Toc453_413504702" text:style-name="Index_20_Link" text:visited-style-name="Index_20_Link">Grease Pencil - Generate modifiers<text:tab/>6</text:a></text:p>
          <text:p text:style-name="P75"><text:a xlink:type="simple" xlink:href="#__RefHeading___Toc618_2228711986" text:style-name="Index_20_Link" text:visited-style-name="Index_20_Link">Array<text:tab/>7</text:a></text:p>
          <text:p text:style-name="P76"><text:a xlink:type="simple" xlink:href="#__RefHeading___Toc9147_506257039" text:style-name="Index_20_Link" text:visited-style-name="Index_20_Link">Count<text:tab/>7</text:a></text:p>
          <text:p text:style-name="P76"><text:a xlink:type="simple" xlink:href="#__RefHeading___Toc9149_506257039" text:style-name="Index_20_Link" text:visited-style-name="Index_20_Link">Material Override<text:tab/>7</text:a></text:p>
          <text:p text:style-name="P76"><text:a xlink:type="simple" xlink:href="#__RefHeading___Toc9157_506257039" text:style-name="Index_20_Link" text:visited-style-name="Index_20_Link">Relative Offset subpanel<text:tab/>7</text:a></text:p>
          <text:p text:style-name="P77"><text:a xlink:type="simple" xlink:href="#__RefHeading___Toc9159_506257039" text:style-name="Index_20_Link" text:visited-style-name="Index_20_Link">Factor X/Y/Z<text:tab/>7</text:a></text:p>
          <text:p text:style-name="P76"><text:a xlink:type="simple" xlink:href="#__RefHeading___Toc9161_506257039" text:style-name="Index_20_Link" text:visited-style-name="Index_20_Link">Constant Offset subpanel<text:tab/>8</text:a></text:p>
          <text:p text:style-name="P77"><text:a xlink:type="simple" xlink:href="#__RefHeading___Toc9163_506257039" text:style-name="Index_20_Link" text:visited-style-name="Index_20_Link">Distance X/Y/Z<text:tab/>8</text:a></text:p>
          <text:p text:style-name="P76"><text:a xlink:type="simple" xlink:href="#__RefHeading___Toc9165_506257039" text:style-name="Index_20_Link" text:visited-style-name="Index_20_Link">Object Offset subpanel<text:tab/>8</text:a></text:p>
          <text:p text:style-name="P77"><text:a xlink:type="simple" xlink:href="#__RefHeading___Toc9167_506257039" text:style-name="Index_20_Link" text:visited-style-name="Index_20_Link">Object<text:tab/>8</text:a></text:p>
          <text:p text:style-name="P76"><text:a xlink:type="simple" xlink:href="#__RefHeading___Toc9169_506257039" text:style-name="Index_20_Link" text:visited-style-name="Index_20_Link">Randomize<text:tab/>8</text:a></text:p>
          <text:p text:style-name="P77"><text:a xlink:type="simple" xlink:href="#__RefHeading___Toc9171_506257039" text:style-name="Index_20_Link" text:visited-style-name="Index_20_Link">Offset<text:tab/>8</text:a></text:p>
          <text:p text:style-name="P77"><text:a xlink:type="simple" xlink:href="#__RefHeading___Toc2524_3596428559" text:style-name="Index_20_Link" text:visited-style-name="Index_20_Link">Rotation<text:tab/>8</text:a></text:p>
          <text:p text:style-name="P77"><text:a xlink:type="simple" xlink:href="#__RefHeading___Toc2526_3596428559" text:style-name="Index_20_Link" text:visited-style-name="Index_20_Link">Scale<text:tab/>8</text:a></text:p>
          <text:p text:style-name="P78"><text:a xlink:type="simple" xlink:href="#__RefHeading___Toc2528_3596428559" text:style-name="Index_20_Link" text:visited-style-name="Index_20_Link">Uniform Scale<text:tab/>8</text:a></text:p>
          <text:p text:style-name="P77"><text:a xlink:type="simple" xlink:href="#__RefHeading___Toc2530_3596428559" text:style-name="Index_20_Link" text:visited-style-name="Index_20_Link">Seed<text:tab/>8</text:a></text:p>
          <text:p text:style-name="P76"><text:a xlink:type="simple" xlink:href="#__RefHeading___Toc2532_3596428559" text:style-name="Index_20_Link" text:visited-style-name="Index_20_Link">Influence subpanel<text:tab/>8</text:a></text:p>
          <text:p text:style-name="P77"><text:a xlink:type="simple" xlink:href="#__RefHeading___Toc4633_2782331101212" text:style-name="Index_20_Link" text:visited-style-name="Index_20_Link">Layer<text:tab/>8</text:a></text:p>
          <text:p text:style-name="P78"><text:a xlink:type="simple" xlink:href="#__RefHeading___Toc6365_4941192602" text:style-name="Index_20_Link" text:visited-style-name="Index_20_Link">Inverse Layers<text:tab/>8</text:a></text:p>
          <text:p text:style-name="P77"><text:a xlink:type="simple" xlink:href="#__RefHeading___Toc4637_2782331101212" text:style-name="Index_20_Link" text:visited-style-name="Index_20_Link">Pass<text:tab/>8</text:a></text:p>
          <text:p text:style-name="P78"><text:a xlink:type="simple" xlink:href="#__RefHeading___Toc4639_2782331101212" text:style-name="Index_20_Link" text:visited-style-name="Index_20_Link">Inverse Pass<text:tab/>9</text:a></text:p>
          <text:p text:style-name="P77"><text:a xlink:type="simple" xlink:href="#__RefHeading___Toc4641_2782331101212" text:style-name="Index_20_Link" text:visited-style-name="Index_20_Link">Material<text:tab/>9</text:a></text:p>
          <text:p text:style-name="P78"><text:a xlink:type="simple" xlink:href="#__RefHeading___Toc4643_2782331101212" text:style-name="Index_20_Link" text:visited-style-name="Index_20_Link">Invert Materials<text:tab/>9</text:a></text:p>
          <text:p text:style-name="P77"><text:a xlink:type="simple" xlink:href="#__RefHeading___Toc4645_2782331101212" text:style-name="Index_20_Link" text:visited-style-name="Index_20_Link">Pass<text:tab/>9</text:a></text:p>
          <text:p text:style-name="P78"><text:a xlink:type="simple" xlink:href="#__RefHeading___Toc6367_4941192602" text:style-name="Index_20_Link" text:visited-style-name="Index_20_Link">Inverse Pass<text:tab/>9</text:a></text:p>
          <text:p text:style-name="P75"><text:soft-page-break/><text:a xlink:type="simple" xlink:href="#__RefHeading___Toc874_2875518884" text:style-name="Index_20_Link" text:visited-style-name="Index_20_Link">Build<text:tab/>9</text:a></text:p>
          <text:p text:style-name="P76"><text:a xlink:type="simple" xlink:href="#__RefHeading___Toc2534_3596428559" text:style-name="Index_20_Link" text:visited-style-name="Index_20_Link">Mode<text:tab/>9</text:a></text:p>
          <text:p text:style-name="P77"><text:a xlink:type="simple" xlink:href="#__RefHeading___Toc2536_3596428559" text:style-name="Index_20_Link" text:visited-style-name="Index_20_Link">Sequential<text:tab/>9</text:a></text:p>
          <text:p text:style-name="P78"><text:a xlink:type="simple" xlink:href="#__RefHeading___Toc3063_501994875" text:style-name="Index_20_Link" text:visited-style-name="Index_20_Link">Transition<text:tab/>9</text:a></text:p>
          <text:p text:style-name="P78"><text:a xlink:type="simple" xlink:href="#__RefHeading___Toc3065_501994875" text:style-name="Index_20_Link" text:visited-style-name="Index_20_Link">Start delay<text:tab/>9</text:a></text:p>
          <text:p text:style-name="P78"><text:a xlink:type="simple" xlink:href="#__RefHeading___Toc2548_35964285591" text:style-name="Index_20_Link" text:visited-style-name="Index_20_Link">Frames<text:tab/>9</text:a></text:p>
          <text:p text:style-name="P77"><text:a xlink:type="simple" xlink:href="#__RefHeading___Toc2538_3596428559" text:style-name="Index_20_Link" text:visited-style-name="Index_20_Link">Concurrent<text:tab/>10</text:a></text:p>
          <text:p text:style-name="P78"><text:a xlink:type="simple" xlink:href="#__RefHeading___Toc2540_3596428559" text:style-name="Index_20_Link" text:visited-style-name="Index_20_Link">Time Alignment<text:tab/>10</text:a></text:p>
          <text:p text:style-name="P79"><text:a xlink:type="simple" xlink:href="#__RefHeading___Toc2542_3596428559" text:style-name="Index_20_Link" text:visited-style-name="Index_20_Link">Align Start<text:tab/>10</text:a></text:p>
          <text:p text:style-name="P79"><text:a xlink:type="simple" xlink:href="#__RefHeading___Toc2544_3596428559" text:style-name="Index_20_Link" text:visited-style-name="Index_20_Link">Disappear<text:tab/>10</text:a></text:p>
          <text:p text:style-name="P78"><text:a xlink:type="simple" xlink:href="#__RefHeading___Toc2546_3596428559" text:style-name="Index_20_Link" text:visited-style-name="Index_20_Link">Transition<text:tab/>10</text:a></text:p>
          <text:p text:style-name="P78"><text:a xlink:type="simple" xlink:href="#__RefHeading___Toc9277_506257039" text:style-name="Index_20_Link" text:visited-style-name="Index_20_Link">Start delay<text:tab/>10</text:a></text:p>
          <text:p text:style-name="P78"><text:a xlink:type="simple" xlink:href="#__RefHeading___Toc2548_3596428559" text:style-name="Index_20_Link" text:visited-style-name="Index_20_Link">Frames<text:tab/>10</text:a></text:p>
          <text:p text:style-name="P77"><text:a xlink:type="simple" xlink:href="#__RefHeading___Toc3067_501994875" text:style-name="Index_20_Link" text:visited-style-name="Index_20_Link">Additive<text:tab/>10</text:a></text:p>
          <text:p text:style-name="P78"><text:a xlink:type="simple" xlink:href="#__RefHeading___Toc3069_501994875" text:style-name="Index_20_Link" text:visited-style-name="Index_20_Link">Start delay<text:tab/>10</text:a></text:p>
          <text:p text:style-name="P78"><text:a xlink:type="simple" xlink:href="#__RefHeading___Toc2548_35964285592" text:style-name="Index_20_Link" text:visited-style-name="Index_20_Link">Frames<text:tab/>10</text:a></text:p>
          <text:p text:style-name="P76"><text:a xlink:type="simple" xlink:href="#__RefHeading___Toc2550_3596428559" text:style-name="Index_20_Link" text:visited-style-name="Index_20_Link">Factor<text:tab/>10</text:a></text:p>
          <text:p text:style-name="P76"><text:a xlink:type="simple" xlink:href="#__RefHeading___Toc2552_3596428559" text:style-name="Index_20_Link" text:visited-style-name="Index_20_Link">Custom Range<text:tab/>10</text:a></text:p>
          <text:p text:style-name="P77"><text:a xlink:type="simple" xlink:href="#__RefHeading___Toc2554_3596428559" text:style-name="Index_20_Link" text:visited-style-name="Index_20_Link">Start<text:tab/>10</text:a></text:p>
          <text:p text:style-name="P77"><text:a xlink:type="simple" xlink:href="#__RefHeading___Toc2556_3596428559" text:style-name="Index_20_Link" text:visited-style-name="Index_20_Link">End<text:tab/>11</text:a></text:p>
          <text:p text:style-name="P76"><text:a xlink:type="simple" xlink:href="#__RefHeading___Toc3071_501994875" text:style-name="Index_20_Link" text:visited-style-name="Index_20_Link">Fade subpanel<text:tab/>11</text:a></text:p>
          <text:p text:style-name="P77"><text:a xlink:type="simple" xlink:href="#__RefHeading___Toc3073_501994875" text:style-name="Index_20_Link" text:visited-style-name="Index_20_Link">Factor<text:tab/>11</text:a></text:p>
          <text:p text:style-name="P77"><text:a xlink:type="simple" xlink:href="#__RefHeading___Toc3075_501994875" text:style-name="Index_20_Link" text:visited-style-name="Index_20_Link">Thickness<text:tab/>11</text:a></text:p>
          <text:p text:style-name="P77"><text:a xlink:type="simple" xlink:href="#__RefHeading___Toc3077_501994875" text:style-name="Index_20_Link" text:visited-style-name="Index_20_Link">Opacity<text:tab/>11</text:a></text:p>
          <text:p text:style-name="P77"><text:a xlink:type="simple" xlink:href="#__RefHeading___Toc3079_501994875" text:style-name="Index_20_Link" text:visited-style-name="Index_20_Link">Weight Output<text:tab/>11</text:a></text:p>
          <text:p text:style-name="P76"><text:a xlink:type="simple" xlink:href="#__RefHeading___Toc2558_3596428559" text:style-name="Index_20_Link" text:visited-style-name="Index_20_Link">Influence subpanel<text:tab/>11</text:a></text:p>
          <text:p text:style-name="P77"><text:a xlink:type="simple" xlink:href="#__RefHeading___Toc4633_2782331101213" text:style-name="Index_20_Link" text:visited-style-name="Index_20_Link">Layer<text:tab/>11</text:a></text:p>
          <text:p text:style-name="P78"><text:a xlink:type="simple" xlink:href="#__RefHeading___Toc6365_4941192603" text:style-name="Index_20_Link" text:visited-style-name="Index_20_Link">Inverse Layers<text:tab/>11</text:a></text:p>
          <text:p text:style-name="P77"><text:a xlink:type="simple" xlink:href="#__RefHeading___Toc4637_2782331101213" text:style-name="Index_20_Link" text:visited-style-name="Index_20_Link">Pass<text:tab/>11</text:a></text:p>
          <text:p text:style-name="P78"><text:a xlink:type="simple" xlink:href="#__RefHeading___Toc4639_2782331101213" text:style-name="Index_20_Link" text:visited-style-name="Index_20_Link">Inverse Pass<text:tab/>11</text:a></text:p>
          <text:p text:style-name="P75"><text:a xlink:type="simple" xlink:href="#__RefHeading___Toc6333_494119260" text:style-name="Index_20_Link" text:visited-style-name="Index_20_Link">Dot Dash<text:tab/>11</text:a></text:p>
          <text:p text:style-name="P76"><text:a xlink:type="simple" xlink:href="#__RefHeading___Toc6335_494119260" text:style-name="Index_20_Link" text:visited-style-name="Index_20_Link">Offset<text:tab/>11</text:a></text:p>
          <text:p text:style-name="P76"><text:a xlink:type="simple" xlink:href="#__RefHeading___Toc6337_494119260" text:style-name="Index_20_Link" text:visited-style-name="Index_20_Link">Segment list<text:tab/>12</text:a></text:p>
          <text:p text:style-name="P77"><text:a xlink:type="simple" xlink:href="#__RefHeading___Toc6339_494119260" text:style-name="Index_20_Link" text:visited-style-name="Index_20_Link">Add Segment<text:tab/>12</text:a></text:p>
          <text:p text:style-name="P77"><text:a xlink:type="simple" xlink:href="#__RefHeading___Toc6341_494119260" text:style-name="Index_20_Link" text:visited-style-name="Index_20_Link">Remove Segment<text:tab/>12</text:a></text:p>
          <text:p text:style-name="P77"><text:a xlink:type="simple" xlink:href="#__RefHeading___Toc6343_494119260" text:style-name="Index_20_Link" text:visited-style-name="Index_20_Link">Move Dash Segment up or down<text:tab/>12</text:a></text:p>
          <text:p text:style-name="P77"><text:a xlink:type="simple" xlink:href="#__RefHeading___Toc6345_494119260" text:style-name="Index_20_Link" text:visited-style-name="Index_20_Link">Search element<text:tab/>12</text:a></text:p>
          <text:p text:style-name="P78"><text:a xlink:type="simple" xlink:href="#__RefHeading___Toc6347_494119260" text:style-name="Index_20_Link" text:visited-style-name="Index_20_Link">Edit Box<text:tab/>12</text:a></text:p>
          <text:p text:style-name="P78"><text:a xlink:type="simple" xlink:href="#__RefHeading___Toc6349_494119260" text:style-name="Index_20_Link" text:visited-style-name="Index_20_Link">Invert<text:tab/>12</text:a></text:p>
          <text:p text:style-name="P78"><text:a xlink:type="simple" xlink:href="#__RefHeading___Toc6351_494119260" text:style-name="Index_20_Link" text:visited-style-name="Index_20_Link">Sort by name<text:tab/>12</text:a></text:p>
          <text:p text:style-name="P78"><text:a xlink:type="simple" xlink:href="#__RefHeading___Toc6353_494119260" text:style-name="Index_20_Link" text:visited-style-name="Index_20_Link">Reverse<text:tab/>12</text:a></text:p>
          <text:p text:style-name="P76"><text:a xlink:type="simple" xlink:href="#__RefHeading___Toc6355_494119260" text:style-name="Index_20_Link" text:visited-style-name="Index_20_Link">Dash<text:tab/>12</text:a></text:p>
          <text:p text:style-name="P76"><text:a xlink:type="simple" xlink:href="#__RefHeading___Toc6357_494119260" text:style-name="Index_20_Link" text:visited-style-name="Index_20_Link">Gap<text:tab/>12</text:a></text:p>
          <text:p text:style-name="P76"><text:a xlink:type="simple" xlink:href="#__RefHeading___Toc6359_494119260" text:style-name="Index_20_Link" text:visited-style-name="Index_20_Link">Radius<text:tab/>12</text:a></text:p>
          <text:p text:style-name="P76"><text:a xlink:type="simple" xlink:href="#__RefHeading___Toc6361_494119260" text:style-name="Index_20_Link" text:visited-style-name="Index_20_Link">Opacity<text:tab/>12</text:a></text:p>
          <text:p text:style-name="P76"><text:a xlink:type="simple" xlink:href="#__RefHeading___Toc6363_494119260" text:style-name="Index_20_Link" text:visited-style-name="Index_20_Link">Material Index<text:tab/>13</text:a></text:p>
          <text:p text:style-name="P76"><text:a xlink:type="simple" xlink:href="#__RefHeading___Toc4864_18210137981" text:style-name="Index_20_Link" text:visited-style-name="Index_20_Link">Influence subpanel<text:tab/>13</text:a></text:p>
          <text:p text:style-name="P77"><text:a xlink:type="simple" xlink:href="#__RefHeading___Toc4633_278233110121" text:style-name="Index_20_Link" text:visited-style-name="Index_20_Link">Layer<text:tab/>13</text:a></text:p>
          <text:p text:style-name="P78"><text:a xlink:type="simple" xlink:href="#__RefHeading___Toc6365_494119260" text:style-name="Index_20_Link" text:visited-style-name="Index_20_Link">Inverse Layers<text:tab/>13</text:a></text:p>
          <text:p text:style-name="P77"><text:a xlink:type="simple" xlink:href="#__RefHeading___Toc4637_278233110121" text:style-name="Index_20_Link" text:visited-style-name="Index_20_Link">Pass<text:tab/>13</text:a></text:p>
          <text:p text:style-name="P78"><text:a xlink:type="simple" xlink:href="#__RefHeading___Toc4639_278233110121" text:style-name="Index_20_Link" text:visited-style-name="Index_20_Link">Inverse Pass<text:tab/>13</text:a></text:p>
          <text:p text:style-name="P77"><text:a xlink:type="simple" xlink:href="#__RefHeading___Toc4641_278233110121" text:style-name="Index_20_Link" text:visited-style-name="Index_20_Link">Material<text:tab/>13</text:a></text:p>
          <text:p text:style-name="P78"><text:a xlink:type="simple" xlink:href="#__RefHeading___Toc4643_278233110121" text:style-name="Index_20_Link" text:visited-style-name="Index_20_Link">Invert Materials<text:tab/>13</text:a></text:p>
          <text:p text:style-name="P77"><text:soft-page-break/><text:a xlink:type="simple" xlink:href="#__RefHeading___Toc4645_278233110121" text:style-name="Index_20_Link" text:visited-style-name="Index_20_Link">Pass<text:tab/>13</text:a></text:p>
          <text:p text:style-name="P78"><text:a xlink:type="simple" xlink:href="#__RefHeading___Toc6367_494119260" text:style-name="Index_20_Link" text:visited-style-name="Index_20_Link">Inverse Pass<text:tab/>13</text:a></text:p>
          <text:p text:style-name="P75"><text:a xlink:type="simple" xlink:href="#__RefHeading___Toc7188_22921425871" text:style-name="Index_20_Link" text:visited-style-name="Index_20_Link">Envelope<text:tab/>13</text:a></text:p>
          <text:p text:style-name="P76"><text:a xlink:type="simple" xlink:href="#__RefHeading___Toc7190_22921425871" text:style-name="Index_20_Link" text:visited-style-name="Index_20_Link">Mode<text:tab/>13</text:a></text:p>
          <text:p text:style-name="P77"><text:a xlink:type="simple" xlink:href="#__RefHeading___Toc2828_1644991" text:style-name="Index_20_Link" text:visited-style-name="Index_20_Link">Deform<text:tab/>13</text:a></text:p>
          <text:p text:style-name="P77"><text:a xlink:type="simple" xlink:href="#__RefHeading___Toc2830_1644991" text:style-name="Index_20_Link" text:visited-style-name="Index_20_Link">Segments<text:tab/>14</text:a></text:p>
          <text:p text:style-name="P77"><text:a xlink:type="simple" xlink:href="#__RefHeading___Toc2832_1644991" text:style-name="Index_20_Link" text:visited-style-name="Index_20_Link">Fills<text:tab/>14</text:a></text:p>
          <text:p text:style-name="P76"><text:a xlink:type="simple" xlink:href="#__RefHeading___Toc7192_22921425871" text:style-name="Index_20_Link" text:visited-style-name="Index_20_Link">Spread Length<text:tab/>14</text:a></text:p>
          <text:p text:style-name="P76"><text:a xlink:type="simple" xlink:href="#__RefHeading___Toc2834_1644991" text:style-name="Index_20_Link" text:visited-style-name="Index_20_Link">Thickness<text:tab/>14</text:a></text:p>
          <text:p text:style-name="P76"><text:a xlink:type="simple" xlink:href="#__RefHeading___Toc2836_1644991" text:style-name="Index_20_Link" text:visited-style-name="Index_20_Link">Strength<text:tab/>14</text:a></text:p>
          <text:p text:style-name="P76"><text:a xlink:type="simple" xlink:href="#__RefHeading___Toc2838_1644991" text:style-name="Index_20_Link" text:visited-style-name="Index_20_Link">Material Index<text:tab/>14</text:a></text:p>
          <text:p text:style-name="P76"><text:a xlink:type="simple" xlink:href="#__RefHeading___Toc3205_1537406662" text:style-name="Index_20_Link" text:visited-style-name="Index_20_Link">Skip Segments<text:tab/>14</text:a></text:p>
          <text:p text:style-name="P76"><text:a xlink:type="simple" xlink:href="#__RefHeading___Toc4864_1821013798111" text:style-name="Index_20_Link" text:visited-style-name="Index_20_Link">Influence subpanel<text:tab/>14</text:a></text:p>
          <text:p text:style-name="P77"><text:a xlink:type="simple" xlink:href="#__RefHeading___Toc4633_27823311012111" text:style-name="Index_20_Link" text:visited-style-name="Index_20_Link">Layer<text:tab/>14</text:a></text:p>
          <text:p text:style-name="P78"><text:a xlink:type="simple" xlink:href="#__RefHeading___Toc6365_49411926011" text:style-name="Index_20_Link" text:visited-style-name="Index_20_Link">Inverse Layers<text:tab/>14</text:a></text:p>
          <text:p text:style-name="P77"><text:a xlink:type="simple" xlink:href="#__RefHeading___Toc4637_27823311012111" text:style-name="Index_20_Link" text:visited-style-name="Index_20_Link">Pass<text:tab/>14</text:a></text:p>
          <text:p text:style-name="P78"><text:a xlink:type="simple" xlink:href="#__RefHeading___Toc4639_27823311012111" text:style-name="Index_20_Link" text:visited-style-name="Index_20_Link">Inverse Pass<text:tab/>14</text:a></text:p>
          <text:p text:style-name="P77"><text:a xlink:type="simple" xlink:href="#__RefHeading___Toc4641_27823311012111" text:style-name="Index_20_Link" text:visited-style-name="Index_20_Link">Material<text:tab/>14</text:a></text:p>
          <text:p text:style-name="P78"><text:a xlink:type="simple" xlink:href="#__RefHeading___Toc4643_27823311012111" text:style-name="Index_20_Link" text:visited-style-name="Index_20_Link">Invert Materials<text:tab/>15</text:a></text:p>
          <text:p text:style-name="P77"><text:a xlink:type="simple" xlink:href="#__RefHeading___Toc4645_27823311012111" text:style-name="Index_20_Link" text:visited-style-name="Index_20_Link">Pass<text:tab/>15</text:a></text:p>
          <text:p text:style-name="P78"><text:a xlink:type="simple" xlink:href="#__RefHeading___Toc6367_49411926011" text:style-name="Index_20_Link" text:visited-style-name="Index_20_Link">Inverse Pass<text:tab/>15</text:a></text:p>
          <text:p text:style-name="P77"><text:a xlink:type="simple" xlink:href="#__RefHeading___Toc2840_1644991" text:style-name="Index_20_Link" text:visited-style-name="Index_20_Link">Vertex Group<text:tab/>15</text:a></text:p>
          <text:p text:style-name="P78"><text:a xlink:type="simple" xlink:href="#__RefHeading___Toc2842_1644991" text:style-name="Index_20_Link" text:visited-style-name="Index_20_Link">Inverse Pass<text:tab/>15</text:a></text:p>
          <text:p text:style-name="P75"><text:a xlink:type="simple" xlink:href="#__RefHeading___Toc7188_2292142587" text:style-name="Index_20_Link" text:visited-style-name="Index_20_Link">Length<text:tab/>15</text:a></text:p>
          <text:p text:style-name="P76"><text:a xlink:type="simple" xlink:href="#__RefHeading___Toc7190_2292142587" text:style-name="Index_20_Link" text:visited-style-name="Index_20_Link">Mode<text:tab/>15</text:a></text:p>
          <text:p text:style-name="P76"><text:a xlink:type="simple" xlink:href="#__RefHeading___Toc7192_2292142587" text:style-name="Index_20_Link" text:visited-style-name="Index_20_Link">Factor Start/End<text:tab/>15</text:a></text:p>
          <text:p text:style-name="P76"><text:a xlink:type="simple" xlink:href="#__RefHeading___Toc7194_2292142587" text:style-name="Index_20_Link" text:visited-style-name="Index_20_Link">Used Length<text:tab/>15</text:a></text:p>
          <text:p text:style-name="P76"><text:a xlink:type="simple" xlink:href="#__RefHeading___Toc7196_2292142587" text:style-name="Index_20_Link" text:visited-style-name="Index_20_Link">Curvature subpanel<text:tab/>15</text:a></text:p>
          <text:p text:style-name="P77"><text:a xlink:type="simple" xlink:href="#__RefHeading___Toc7198_2292142587" text:style-name="Index_20_Link" text:visited-style-name="Index_20_Link">Point Density<text:tab/>15</text:a></text:p>
          <text:p text:style-name="P77"><text:a xlink:type="simple" xlink:href="#__RefHeading___Toc7200_2292142587" text:style-name="Index_20_Link" text:visited-style-name="Index_20_Link">Segment Influence<text:tab/>15</text:a></text:p>
          <text:p text:style-name="P77"><text:a xlink:type="simple" xlink:href="#__RefHeading___Toc7202_2292142587" text:style-name="Index_20_Link" text:visited-style-name="Index_20_Link">Filter Angle<text:tab/>15</text:a></text:p>
          <text:p text:style-name="P77"><text:a xlink:type="simple" xlink:href="#__RefHeading___Toc7204_2292142587" text:style-name="Index_20_Link" text:visited-style-name="Index_20_Link">Invert<text:tab/>16</text:a></text:p>
          <text:p text:style-name="P76"><text:a xlink:type="simple" xlink:href="#__RefHeading___Toc5045_3148845705" text:style-name="Index_20_Link" text:visited-style-name="Index_20_Link">Random Offset subpanel<text:tab/>16</text:a></text:p>
          <text:p text:style-name="P77"><text:a xlink:type="simple" xlink:href="#__RefHeading___Toc5047_3148845705" text:style-name="Index_20_Link" text:visited-style-name="Index_20_Link">Random offset Start<text:tab/>16</text:a></text:p>
          <text:p text:style-name="P77"><text:a xlink:type="simple" xlink:href="#__RefHeading___Toc5049_3148845705" text:style-name="Index_20_Link" text:visited-style-name="Index_20_Link">Random offset End<text:tab/>16</text:a></text:p>
          <text:p text:style-name="P77"><text:a xlink:type="simple" xlink:href="#__RefHeading___Toc5051_3148845705" text:style-name="Index_20_Link" text:visited-style-name="Index_20_Link">Random Noise Offset<text:tab/>16</text:a></text:p>
          <text:p text:style-name="P77"><text:a xlink:type="simple" xlink:href="#__RefHeading___Toc5053_3148845705" text:style-name="Index_20_Link" text:visited-style-name="Index_20_Link">Seed<text:tab/>16</text:a></text:p>
          <text:p text:style-name="P77"><text:a xlink:type="simple" xlink:href="#__RefHeading___Toc5055_3148845705" text:style-name="Index_20_Link" text:visited-style-name="Index_20_Link">Randomize subpanel<text:tab/>16</text:a></text:p>
          <text:p text:style-name="P78"><text:a xlink:type="simple" xlink:href="#__RefHeading___Toc5057_3148845705" text:style-name="Index_20_Link" text:visited-style-name="Index_20_Link">Step<text:tab/>16</text:a></text:p>
          <text:p text:style-name="P76"><text:a xlink:type="simple" xlink:href="#__RefHeading___Toc4864_182101379811" text:style-name="Index_20_Link" text:visited-style-name="Index_20_Link">Influence subpanel<text:tab/>16</text:a></text:p>
          <text:p text:style-name="P77"><text:a xlink:type="simple" xlink:href="#__RefHeading___Toc4633_2782331101211" text:style-name="Index_20_Link" text:visited-style-name="Index_20_Link">Layer<text:tab/>16</text:a></text:p>
          <text:p text:style-name="P78"><text:a xlink:type="simple" xlink:href="#__RefHeading___Toc6365_4941192601" text:style-name="Index_20_Link" text:visited-style-name="Index_20_Link">Inverse Layers<text:tab/>16</text:a></text:p>
          <text:p text:style-name="P77"><text:a xlink:type="simple" xlink:href="#__RefHeading___Toc4637_2782331101211" text:style-name="Index_20_Link" text:visited-style-name="Index_20_Link">Pass<text:tab/>16</text:a></text:p>
          <text:p text:style-name="P78"><text:a xlink:type="simple" xlink:href="#__RefHeading___Toc4639_2782331101211" text:style-name="Index_20_Link" text:visited-style-name="Index_20_Link">Inverse Pass<text:tab/>16</text:a></text:p>
          <text:p text:style-name="P77"><text:a xlink:type="simple" xlink:href="#__RefHeading___Toc4641_2782331101211" text:style-name="Index_20_Link" text:visited-style-name="Index_20_Link">Material<text:tab/>16</text:a></text:p>
          <text:p text:style-name="P78"><text:a xlink:type="simple" xlink:href="#__RefHeading___Toc4643_2782331101211" text:style-name="Index_20_Link" text:visited-style-name="Index_20_Link">Invert Materials<text:tab/>17</text:a></text:p>
          <text:p text:style-name="P77"><text:a xlink:type="simple" xlink:href="#__RefHeading___Toc4645_2782331101211" text:style-name="Index_20_Link" text:visited-style-name="Index_20_Link">Pass<text:tab/>17</text:a></text:p>
          <text:p text:style-name="P78"><text:a xlink:type="simple" xlink:href="#__RefHeading___Toc6367_4941192601" text:style-name="Index_20_Link" text:visited-style-name="Index_20_Link">Inverse Pass<text:tab/>17</text:a></text:p>
          <text:p text:style-name="P75"><text:a xlink:type="simple" xlink:href="#__RefHeading___Toc3141_3446489645" text:style-name="Index_20_Link" text:visited-style-name="Index_20_Link">Line Art<text:tab/>17</text:a></text:p>
          <text:p text:style-name="P76"><text:a xlink:type="simple" xlink:href="#__RefHeading___Toc3137_2783716793" text:style-name="Index_20_Link" text:visited-style-name="Index_20_Link">Source Type<text:tab/>17</text:a></text:p>
          <text:p text:style-name="P77"><text:a xlink:type="simple" xlink:href="#__RefHeading___Toc3139_2783716793" text:style-name="Index_20_Link" text:visited-style-name="Index_20_Link">Collection<text:tab/>17</text:a></text:p>
          <text:p text:style-name="P78"><text:a xlink:type="simple" xlink:href="#__RefHeading___Toc3141_2783716793" text:style-name="Index_20_Link" text:visited-style-name="Index_20_Link">Collection<text:tab/>17</text:a></text:p>
          <text:p text:style-name="P79"><text:a xlink:type="simple" xlink:href="#__RefHeading___Toc2783_38244299" text:style-name="Index_20_Link" text:visited-style-name="Index_20_Link">Invert<text:tab/>17</text:a></text:p>
          <text:p text:style-name="P78"><text:soft-page-break/><text:a xlink:type="simple" xlink:href="#__RefHeading___Toc3143_2783716793" text:style-name="Index_20_Link" text:visited-style-name="Index_20_Link">Layer<text:tab/>17</text:a></text:p>
          <text:p text:style-name="P78"><text:a xlink:type="simple" xlink:href="#__RefHeading___Toc3145_2783716793" text:style-name="Index_20_Link" text:visited-style-name="Index_20_Link">Material<text:tab/>17</text:a></text:p>
          <text:p text:style-name="P78"><text:a xlink:type="simple" xlink:href="#__RefHeading___Toc3316_1886385222" text:style-name="Index_20_Link" text:visited-style-name="Index_20_Link">Line Thickness<text:tab/>17</text:a></text:p>
          <text:p text:style-name="P78"><text:a xlink:type="simple" xlink:href="#__RefHeading___Toc3318_1886385222" text:style-name="Index_20_Link" text:visited-style-name="Index_20_Link">Opacity<text:tab/>18</text:a></text:p>
          <text:p text:style-name="P77"><text:a xlink:type="simple" xlink:href="#__RefHeading___Toc3147_2783716793" text:style-name="Index_20_Link" text:visited-style-name="Index_20_Link">Object<text:tab/>18</text:a></text:p>
          <text:p text:style-name="P78"><text:a xlink:type="simple" xlink:href="#__RefHeading___Toc3149_2783716793" text:style-name="Index_20_Link" text:visited-style-name="Index_20_Link">Object<text:tab/>18</text:a></text:p>
          <text:p text:style-name="P78"><text:a xlink:type="simple" xlink:href="#__RefHeading___Toc3151_2783716793" text:style-name="Index_20_Link" text:visited-style-name="Index_20_Link">Layer<text:tab/>18</text:a></text:p>
          <text:p text:style-name="P78"><text:a xlink:type="simple" xlink:href="#__RefHeading___Toc3153_2783716793" text:style-name="Index_20_Link" text:visited-style-name="Index_20_Link">Material<text:tab/>18</text:a></text:p>
          <text:p text:style-name="P78"><text:a xlink:type="simple" xlink:href="#__RefHeading___Toc3320_1886385222" text:style-name="Index_20_Link" text:visited-style-name="Index_20_Link">Line Thickness<text:tab/>18</text:a></text:p>
          <text:p text:style-name="P78"><text:a xlink:type="simple" xlink:href="#__RefHeading___Toc3322_1886385222" text:style-name="Index_20_Link" text:visited-style-name="Index_20_Link">Opacity<text:tab/>18</text:a></text:p>
          <text:p text:style-name="P77"><text:a xlink:type="simple" xlink:href="#__RefHeading___Toc3155_2783716793" text:style-name="Index_20_Link" text:visited-style-name="Index_20_Link">Scene<text:tab/>18</text:a></text:p>
          <text:p text:style-name="P78"><text:a xlink:type="simple" xlink:href="#__RefHeading___Toc3157_2783716793" text:style-name="Index_20_Link" text:visited-style-name="Index_20_Link">Layer<text:tab/>18</text:a></text:p>
          <text:p text:style-name="P78"><text:a xlink:type="simple" xlink:href="#__RefHeading___Toc3159_2783716793" text:style-name="Index_20_Link" text:visited-style-name="Index_20_Link">Material<text:tab/>18</text:a></text:p>
          <text:p text:style-name="P78"><text:a xlink:type="simple" xlink:href="#__RefHeading___Toc3324_1886385222" text:style-name="Index_20_Link" text:visited-style-name="Index_20_Link">Line Thickness<text:tab/>18</text:a></text:p>
          <text:p text:style-name="P78"><text:a xlink:type="simple" xlink:href="#__RefHeading___Toc3326_1886385222" text:style-name="Index_20_Link" text:visited-style-name="Index_20_Link">Opacity<text:tab/>18</text:a></text:p>
          <text:p text:style-name="P76"><text:a xlink:type="simple" xlink:href="#__RefHeading___Toc3161_2783716793" text:style-name="Index_20_Link" text:visited-style-name="Index_20_Link">Edge types subpanel<text:tab/>18</text:a></text:p>
          <text:p text:style-name="P77"><text:a xlink:type="simple" xlink:href="#__RefHeading___Toc3328_1886385222" text:style-name="Index_20_Link" text:visited-style-name="Index_20_Link">Illumination filtering<text:tab/>19</text:a></text:p>
          <text:p text:style-name="P77"><text:a xlink:type="simple" xlink:href="#__RefHeading___Toc3330_1886385222" text:style-name="Index_20_Link" text:visited-style-name="Index_20_Link">Use Contour<text:tab/>19</text:a></text:p>
          <text:p text:style-name="P78"><text:a xlink:type="simple" xlink:href="#__RefHeading___Toc3332_1886385222" text:style-name="Index_20_Link" text:visited-style-name="Index_20_Link">Silhouette Filtering<text:tab/>19</text:a></text:p>
          <text:p text:style-name="P77"><text:a xlink:type="simple" xlink:href="#__RefHeading___Toc3334_1886385222" text:style-name="Index_20_Link" text:visited-style-name="Index_20_Link">Use Crease<text:tab/>19</text:a></text:p>
          <text:p text:style-name="P78"><text:a xlink:type="simple" xlink:href="#__RefHeading___Toc3336_1886385222" text:style-name="Index_20_Link" text:visited-style-name="Index_20_Link">Crease Threshold<text:tab/>19</text:a></text:p>
          <text:p text:style-name="P77"><text:a xlink:type="simple" xlink:href="#__RefHeading___Toc3163_2783716793" text:style-name="Index_20_Link" text:visited-style-name="Index_20_Link">Crease<text:tab/>19</text:a></text:p>
          <text:p text:style-name="P77"><text:a xlink:type="simple" xlink:href="#__RefHeading___Toc3338_1886385222" text:style-name="Index_20_Link" text:visited-style-name="Index_20_Link">Material Borders<text:tab/>19</text:a></text:p>
          <text:p text:style-name="P77"><text:a xlink:type="simple" xlink:href="#__RefHeading___Toc3340_1886385222" text:style-name="Index_20_Link" text:visited-style-name="Index_20_Link">Intersections<text:tab/>19</text:a></text:p>
          <text:p text:style-name="P77"><text:a xlink:type="simple" xlink:href="#__RefHeading___Toc3342_1886385222" text:style-name="Index_20_Link" text:visited-style-name="Index_20_Link">Edge Marks<text:tab/>19</text:a></text:p>
          <text:p text:style-name="P77"><text:a xlink:type="simple" xlink:href="#__RefHeading___Toc3344_1886385222" text:style-name="Index_20_Link" text:visited-style-name="Index_20_Link">Loose<text:tab/>19</text:a></text:p>
          <text:p text:style-name="P77"><text:a xlink:type="simple" xlink:href="#__RefHeading___Toc3346_1886385222" text:style-name="Index_20_Link" text:visited-style-name="Index_20_Link">Light Contour<text:tab/>19</text:a></text:p>
          <text:p text:style-name="P77"><text:a xlink:type="simple" xlink:href="#__RefHeading___Toc3348_1886385222" text:style-name="Index_20_Link" text:visited-style-name="Index_20_Link">Cast Shadow<text:tab/>19</text:a></text:p>
          <text:p text:style-name="P77"><text:a xlink:type="simple" xlink:href="#__RefHeading___Toc3165_2783716793" text:style-name="Index_20_Link" text:visited-style-name="Index_20_Link">Allow Overlaping Types<text:tab/>19</text:a></text:p>
          <text:p text:style-name="P76"><text:a xlink:type="simple" xlink:href="#__RefHeading___Toc3167_27837167931" text:style-name="Index_20_Link" text:visited-style-name="Index_20_Link">Light Reference subpanel<text:tab/>20</text:a></text:p>
          <text:p text:style-name="P77"><text:a xlink:type="simple" xlink:href="#__RefHeading___Toc3350_1886385222" text:style-name="Index_20_Link" text:visited-style-name="Index_20_Link">Light Object<text:tab/>20</text:a></text:p>
          <text:p text:style-name="P77"><text:a xlink:type="simple" xlink:href="#__RefHeading___Toc3352_1886385222" text:style-name="Index_20_Link" text:visited-style-name="Index_20_Link">Shadow Camera Size<text:tab/>20</text:a></text:p>
          <text:p text:style-name="P77"><text:a xlink:type="simple" xlink:href="#__RefHeading___Toc3354_1886385222" text:style-name="Index_20_Link" text:visited-style-name="Index_20_Link">Near<text:tab/>20</text:a></text:p>
          <text:p text:style-name="P77"><text:a xlink:type="simple" xlink:href="#__RefHeading___Toc3356_1886385222" text:style-name="Index_20_Link" text:visited-style-name="Index_20_Link">Far<text:tab/>20</text:a></text:p>
          <text:p text:style-name="P76"><text:a xlink:type="simple" xlink:href="#__RefHeading___Toc3167_2783716793" text:style-name="Index_20_Link" text:visited-style-name="Index_20_Link">Geometry Processing subpanel<text:tab/>20</text:a></text:p>
          <text:p text:style-name="P77"><text:a xlink:type="simple" xlink:href="#__RefHeading___Toc2584_3472341252" text:style-name="Index_20_Link" text:visited-style-name="Index_20_Link">Custom Camera<text:tab/>20</text:a></text:p>
          <text:p text:style-name="P77"><text:a xlink:type="simple" xlink:href="#__RefHeading___Toc3173_2783716793" text:style-name="Index_20_Link" text:visited-style-name="Index_20_Link">Overlapping Edges as Contour<text:tab/>20</text:a></text:p>
          <text:p text:style-name="P77"><text:a xlink:type="simple" xlink:href="#__RefHeading___Toc3175_2783716793" text:style-name="Index_20_Link" text:visited-style-name="Index_20_Link">Instanced Objects<text:tab/>20</text:a></text:p>
          <text:p text:style-name="P77"><text:a xlink:type="simple" xlink:href="#__RefHeading___Toc3177_2783716793" text:style-name="Index_20_Link" text:visited-style-name="Index_20_Link">Clipping Boundaries<text:tab/>20</text:a></text:p>
          <text:p text:style-name="P77"><text:a xlink:type="simple" xlink:href="#__RefHeading___Toc3179_2783716793" text:style-name="Index_20_Link" text:visited-style-name="Index_20_Link">Crease on Smooth<text:tab/>20</text:a></text:p>
          <text:p text:style-name="P77"><text:a xlink:type="simple" xlink:href="#__RefHeading___Toc3181_2783716793" text:style-name="Index_20_Link" text:visited-style-name="Index_20_Link">Crease on Sharp<text:tab/>21</text:a></text:p>
          <text:p text:style-name="P77"><text:a xlink:type="simple" xlink:href="#__RefHeading___Toc2746_3778473053" text:style-name="Index_20_Link" text:visited-style-name="Index_20_Link">Force Back Face Culling<text:tab/>21</text:a></text:p>
          <text:p text:style-name="P76"><text:a xlink:type="simple" xlink:href="#__RefHeading___Toc3189_2783716793" text:style-name="Index_20_Link" text:visited-style-name="Index_20_Link">Occlusion Subpanel<text:tab/>21</text:a></text:p>
          <text:p text:style-name="P77"><text:a xlink:type="simple" xlink:href="#__RefHeading___Toc3191_2783716793" text:style-name="Index_20_Link" text:visited-style-name="Index_20_Link">Range<text:tab/>21</text:a></text:p>
          <text:p text:style-name="P77"><text:a xlink:type="simple" xlink:href="#__RefHeading___Toc3193_2783716793" text:style-name="Index_20_Link" text:visited-style-name="Index_20_Link">Material Mask subpanel<text:tab/>21</text:a></text:p>
          <text:p text:style-name="P78"><text:a xlink:type="simple" xlink:href="#__RefHeading___Toc3195_2783716793" text:style-name="Index_20_Link" text:visited-style-name="Index_20_Link">Masks<text:tab/>21</text:a></text:p>
          <text:p text:style-name="P78"><text:a xlink:type="simple" xlink:href="#__RefHeading___Toc3197_2783716793" text:style-name="Index_20_Link" text:visited-style-name="Index_20_Link">Exact match<text:tab/>21</text:a></text:p>
          <text:p text:style-name="P76"><text:a xlink:type="simple" xlink:href="#__RefHeading___Toc3199_2783716793" text:style-name="Index_20_Link" text:visited-style-name="Index_20_Link">Intersection subpanel<text:tab/>21</text:a></text:p>
          <text:p text:style-name="P77"><text:a xlink:type="simple" xlink:href="#__RefHeading___Toc3201_2783716793" text:style-name="Index_20_Link" text:visited-style-name="Index_20_Link">Collection Masks<text:tab/>21</text:a></text:p>
          <text:p text:style-name="P78"><text:a xlink:type="simple" xlink:href="#__RefHeading___Toc3203_2783716793" text:style-name="Index_20_Link" text:visited-style-name="Index_20_Link">Exact match<text:tab/>21</text:a></text:p>
          <text:p text:style-name="P76"><text:a xlink:type="simple" xlink:href="#__RefHeading___Toc3205_2783716793" text:style-name="Index_20_Link" text:visited-style-name="Index_20_Link">Face Mask Filtering subpanel<text:tab/>21</text:a></text:p>
          <text:p text:style-name="P77"><text:a xlink:type="simple" xlink:href="#__RefHeading___Toc3207_2783716793" text:style-name="Index_20_Link" text:visited-style-name="Index_20_Link">Invert<text:tab/>21</text:a></text:p>
          <text:p text:style-name="P77"><text:a xlink:type="simple" xlink:href="#__RefHeading___Toc3209_2783716793" text:style-name="Index_20_Link" text:visited-style-name="Index_20_Link">Boundaries<text:tab/>21</text:a></text:p>
          <text:p text:style-name="P77"><text:soft-page-break/><text:a xlink:type="simple" xlink:href="#__RefHeading___Toc2748_3778473053" text:style-name="Index_20_Link" text:visited-style-name="Index_20_Link">Keep Contour<text:tab/>22</text:a></text:p>
          <text:p text:style-name="P76"><text:a xlink:type="simple" xlink:href="#__RefHeading___Toc3211_2783716793" text:style-name="Index_20_Link" text:visited-style-name="Index_20_Link">Chain<text:tab/>22</text:a></text:p>
          <text:p text:style-name="P77"><text:a xlink:type="simple" xlink:href="#__RefHeading___Toc3213_2783716793" text:style-name="Index_20_Link" text:visited-style-name="Index_20_Link">Intersection with Contour<text:tab/>22</text:a></text:p>
          <text:p text:style-name="P77"><text:a xlink:type="simple" xlink:href="#__RefHeading___Toc3215_2783716793" text:style-name="Index_20_Link" text:visited-style-name="Index_20_Link">All Lines<text:tab/>22</text:a></text:p>
          <text:p text:style-name="P77"><text:a xlink:type="simple" xlink:href="#__RefHeading___Toc3217_2783716793" text:style-name="Index_20_Link" text:visited-style-name="Index_20_Link">Loose Edges<text:tab/>22</text:a></text:p>
          <text:p text:style-name="P77"><text:a xlink:type="simple" xlink:href="#__RefHeading___Toc3219_2783716793" text:style-name="Index_20_Link" text:visited-style-name="Index_20_Link">Loose As Contour<text:tab/>22</text:a></text:p>
          <text:p text:style-name="P77"><text:a xlink:type="simple" xlink:href="#__RefHeading___Toc2750_3778473053" text:style-name="Index_20_Link" text:visited-style-name="Index_20_Link">Preserve Details<text:tab/>22</text:a></text:p>
          <text:p text:style-name="P78"><text:a xlink:type="simple" xlink:href="#__RefHeading___Toc3221_2783716793" text:style-name="Index_20_Link" text:visited-style-name="Index_20_Link">Geometry Space<text:tab/>22</text:a></text:p>
          <text:p text:style-name="P77"><text:a xlink:type="simple" xlink:href="#__RefHeading___Toc3223_2783716793" text:style-name="Index_20_Link" text:visited-style-name="Index_20_Link">Image Threshold<text:tab/>22</text:a></text:p>
          <text:p text:style-name="P77"><text:a xlink:type="simple" xlink:href="#__RefHeading___Toc2627_1733965251" text:style-name="Index_20_Link" text:visited-style-name="Index_20_Link">Smooth tolerance<text:tab/>22</text:a></text:p>
          <text:p text:style-name="P77"><text:a xlink:type="simple" xlink:href="#__RefHeading___Toc3225_2783716793" text:style-name="Index_20_Link" text:visited-style-name="Index_20_Link">Angle Splitting<text:tab/>22</text:a></text:p>
          <text:p text:style-name="P76"><text:a xlink:type="simple" xlink:href="#__RefHeading___Toc3227_2783716793" text:style-name="Index_20_Link" text:visited-style-name="Index_20_Link">Vertex Weight Transfer subpanel<text:tab/>22</text:a></text:p>
          <text:p text:style-name="P77"><text:a xlink:type="simple" xlink:href="#__RefHeading___Toc3229_2783716793" text:style-name="Index_20_Link" text:visited-style-name="Index_20_Link">Filter Source<text:tab/>22</text:a></text:p>
          <text:p text:style-name="P78"><text:a xlink:type="simple" xlink:href="#__RefHeading___Toc3231_2783716793" text:style-name="Index_20_Link" text:visited-style-name="Index_20_Link">Invert Vertex Group<text:tab/>22</text:a></text:p>
          <text:p text:style-name="P77"><text:a xlink:type="simple" xlink:href="#__RefHeading___Toc3233_2783716793" text:style-name="Index_20_Link" text:visited-style-name="Index_20_Link">Match Output<text:tab/>23</text:a></text:p>
          <text:p text:style-name="P77"><text:a xlink:type="simple" xlink:href="#__RefHeading___Toc3235_2783716793" text:style-name="Index_20_Link" text:visited-style-name="Index_20_Link">Target<text:tab/>23</text:a></text:p>
          <text:p text:style-name="P76"><text:a xlink:type="simple" xlink:href="#__RefHeading___Toc2586_3472341252" text:style-name="Index_20_Link" text:visited-style-name="Index_20_Link">Composition<text:tab/>23</text:a></text:p>
          <text:p text:style-name="P77"><text:a xlink:type="simple" xlink:href="#__RefHeading___Toc2588_3472341252" text:style-name="Index_20_Link" text:visited-style-name="Index_20_Link">Overscan<text:tab/>23</text:a></text:p>
          <text:p text:style-name="P78"><text:a xlink:type="simple" xlink:href="#__RefHeading___Toc2590_3472341252" text:style-name="Index_20_Link" text:visited-style-name="Index_20_Link">Image boundary trimming<text:tab/>23</text:a></text:p>
          <text:p text:style-name="P77"><text:a xlink:type="simple" xlink:href="#__RefHeading___Toc2592_3472341252" text:style-name="Index_20_Link" text:visited-style-name="Index_20_Link">Depth Offset<text:tab/>23</text:a></text:p>
          <text:p text:style-name="P78"><text:a xlink:type="simple" xlink:href="#__RefHeading___Toc2594_3472341252" text:style-name="Index_20_Link" text:visited-style-name="Index_20_Link">Towards custom camera<text:tab/>23</text:a></text:p>
          <text:p text:style-name="P76"><text:a xlink:type="simple" xlink:href="#__RefHeading___Toc3237_2783716793" text:style-name="Index_20_Link" text:visited-style-name="Index_20_Link">Bake subpanel<text:tab/>23</text:a></text:p>
          <text:p text:style-name="P77"><text:a xlink:type="simple" xlink:href="#__RefHeading___Toc3239_2783716793" text:style-name="Index_20_Link" text:visited-style-name="Index_20_Link">Bake Line Art / Bake Line Art (All)<text:tab/>23</text:a></text:p>
          <text:p text:style-name="P77"><text:a xlink:type="simple" xlink:href="#__RefHeading___Toc3241_2783716793" text:style-name="Index_20_Link" text:visited-style-name="Index_20_Link">Clear Baked Line Art / Clear Baked Line Art ( All)<text:tab/>23</text:a></text:p>
          <text:p text:style-name="P75"><text:a xlink:type="simple" xlink:href="#__RefHeading___Toc1094_1319927496" text:style-name="Index_20_Link" text:visited-style-name="Index_20_Link">Mirror<text:tab/>23</text:a></text:p>
          <text:p text:style-name="P76"><text:a xlink:type="simple" xlink:href="#__RefHeading___Toc9343_506257039" text:style-name="Index_20_Link" text:visited-style-name="Index_20_Link">Object<text:tab/>24</text:a></text:p>
          <text:p text:style-name="P76"><text:a xlink:type="simple" xlink:href="#__RefHeading___Toc2560_3596428559" text:style-name="Index_20_Link" text:visited-style-name="Index_20_Link">Influence<text:tab/>24</text:a></text:p>
          <text:p text:style-name="P77"><text:a xlink:type="simple" xlink:href="#__RefHeading___Toc4577_27823311011" text:style-name="Index_20_Link" text:visited-style-name="Index_20_Link">Layer<text:tab/>24</text:a></text:p>
          <text:p text:style-name="P78"><text:a xlink:type="simple" xlink:href="#__RefHeading___Toc4579_27823311011" text:style-name="Index_20_Link" text:visited-style-name="Index_20_Link">Invert<text:tab/>24</text:a></text:p>
          <text:p text:style-name="P77"><text:a xlink:type="simple" xlink:href="#__RefHeading___Toc4581_27823311011" text:style-name="Index_20_Link" text:visited-style-name="Index_20_Link">Pass<text:tab/>24</text:a></text:p>
          <text:p text:style-name="P78"><text:a xlink:type="simple" xlink:href="#__RefHeading___Toc4583_27823311011" text:style-name="Index_20_Link" text:visited-style-name="Index_20_Link">Invert<text:tab/>24</text:a></text:p>
          <text:p text:style-name="P77"><text:a xlink:type="simple" xlink:href="#__RefHeading___Toc4585_27823311011" text:style-name="Index_20_Link" text:visited-style-name="Index_20_Link">Material<text:tab/>24</text:a></text:p>
          <text:p text:style-name="P78"><text:a xlink:type="simple" xlink:href="#__RefHeading___Toc4587_27823311011" text:style-name="Index_20_Link" text:visited-style-name="Index_20_Link">Invert<text:tab/>24</text:a></text:p>
          <text:p text:style-name="P77"><text:a xlink:type="simple" xlink:href="#__RefHeading___Toc4589_27823311011" text:style-name="Index_20_Link" text:visited-style-name="Index_20_Link">Pass<text:tab/>24</text:a></text:p>
          <text:p text:style-name="P78"><text:a xlink:type="simple" xlink:href="#__RefHeading___Toc4591_27823311011" text:style-name="Index_20_Link" text:visited-style-name="Index_20_Link">Invert<text:tab/>24</text:a></text:p>
          <text:p text:style-name="P75"><text:a xlink:type="simple" xlink:href="#__RefHeading___Toc4555_2782331101" text:style-name="Index_20_Link" text:visited-style-name="Index_20_Link">Multiple Strokes<text:tab/>24</text:a></text:p>
          <text:p text:style-name="P76"><text:a xlink:type="simple" xlink:href="#__RefHeading___Toc4561_2782331101" text:style-name="Index_20_Link" text:visited-style-name="Index_20_Link">Duplicates<text:tab/>24</text:a></text:p>
          <text:p text:style-name="P76"><text:a xlink:type="simple" xlink:href="#__RefHeading___Toc4563_2782331101" text:style-name="Index_20_Link" text:visited-style-name="Index_20_Link">Distance<text:tab/>24</text:a></text:p>
          <text:p text:style-name="P76"><text:a xlink:type="simple" xlink:href="#__RefHeading___Toc4565_2782331101" text:style-name="Index_20_Link" text:visited-style-name="Index_20_Link">Offset<text:tab/>25</text:a></text:p>
          <text:p text:style-name="P76"><text:a xlink:type="simple" xlink:href="#__RefHeading___Toc4567_2782331101" text:style-name="Index_20_Link" text:visited-style-name="Index_20_Link">Fade<text:tab/>25</text:a></text:p>
          <text:p text:style-name="P77"><text:a xlink:type="simple" xlink:href="#__RefHeading___Toc4569_2782331101" text:style-name="Index_20_Link" text:visited-style-name="Index_20_Link">Center<text:tab/>25</text:a></text:p>
          <text:p text:style-name="P77"><text:a xlink:type="simple" xlink:href="#__RefHeading___Toc4571_2782331101" text:style-name="Index_20_Link" text:visited-style-name="Index_20_Link">Thickness<text:tab/>25</text:a></text:p>
          <text:p text:style-name="P77"><text:a xlink:type="simple" xlink:href="#__RefHeading___Toc4573_2782331101" text:style-name="Index_20_Link" text:visited-style-name="Index_20_Link">Opacity<text:tab/>25</text:a></text:p>
          <text:p text:style-name="P76"><text:a xlink:type="simple" xlink:href="#__RefHeading___Toc4575_2782331101" text:style-name="Index_20_Link" text:visited-style-name="Index_20_Link">Influence<text:tab/>25</text:a></text:p>
          <text:p text:style-name="P77"><text:a xlink:type="simple" xlink:href="#__RefHeading___Toc4577_2782331101" text:style-name="Index_20_Link" text:visited-style-name="Index_20_Link">Layer<text:tab/>25</text:a></text:p>
          <text:p text:style-name="P78"><text:a xlink:type="simple" xlink:href="#__RefHeading___Toc4579_2782331101" text:style-name="Index_20_Link" text:visited-style-name="Index_20_Link">Invert<text:tab/>25</text:a></text:p>
          <text:p text:style-name="P77"><text:a xlink:type="simple" xlink:href="#__RefHeading___Toc4581_2782331101" text:style-name="Index_20_Link" text:visited-style-name="Index_20_Link">Pass<text:tab/>25</text:a></text:p>
          <text:p text:style-name="P78"><text:a xlink:type="simple" xlink:href="#__RefHeading___Toc4583_2782331101" text:style-name="Index_20_Link" text:visited-style-name="Index_20_Link">Invert<text:tab/>25</text:a></text:p>
          <text:p text:style-name="P77"><text:a xlink:type="simple" xlink:href="#__RefHeading___Toc4585_2782331101" text:style-name="Index_20_Link" text:visited-style-name="Index_20_Link">Material<text:tab/>25</text:a></text:p>
          <text:p text:style-name="P78"><text:a xlink:type="simple" xlink:href="#__RefHeading___Toc4587_2782331101" text:style-name="Index_20_Link" text:visited-style-name="Index_20_Link">Invert<text:tab/>25</text:a></text:p>
          <text:p text:style-name="P77"><text:a xlink:type="simple" xlink:href="#__RefHeading___Toc4589_2782331101" text:style-name="Index_20_Link" text:visited-style-name="Index_20_Link">Pass<text:tab/>25</text:a></text:p>
          <text:p text:style-name="P78"><text:a xlink:type="simple" xlink:href="#__RefHeading___Toc4591_2782331101" text:style-name="Index_20_Link" text:visited-style-name="Index_20_Link">Invert<text:tab/>25</text:a></text:p>
          <text:p text:style-name="P75"><text:a xlink:type="simple" xlink:href="#__RefHeading___Toc3987_3788494146" text:style-name="Index_20_Link" text:visited-style-name="Index_20_Link">Outline<text:tab/>26</text:a></text:p>
          <text:p text:style-name="P76"><text:soft-page-break/><text:a xlink:type="simple" xlink:href="#__RefHeading___Toc3989_3788494146" text:style-name="Index_20_Link" text:visited-style-name="Index_20_Link">Thickness<text:tab/>26</text:a></text:p>
          <text:p text:style-name="P76"><text:a xlink:type="simple" xlink:href="#__RefHeading___Toc3991_3788494146" text:style-name="Index_20_Link" text:visited-style-name="Index_20_Link">Keep Shape<text:tab/>26</text:a></text:p>
          <text:p text:style-name="P76"><text:a xlink:type="simple" xlink:href="#__RefHeading___Toc3993_3788494146" text:style-name="Index_20_Link" text:visited-style-name="Index_20_Link">Subdivisions<text:tab/>26</text:a></text:p>
          <text:p text:style-name="P76"><text:a xlink:type="simple" xlink:href="#__RefHeading___Toc3995_3788494146" text:style-name="Index_20_Link" text:visited-style-name="Index_20_Link">Sample Length<text:tab/>26</text:a></text:p>
          <text:p text:style-name="P76"><text:a xlink:type="simple" xlink:href="#__RefHeading___Toc3997_3788494146" text:style-name="Index_20_Link" text:visited-style-name="Index_20_Link">Outline material<text:tab/>26</text:a></text:p>
          <text:p text:style-name="P76"><text:a xlink:type="simple" xlink:href="#__RefHeading___Toc3999_3788494146" text:style-name="Index_20_Link" text:visited-style-name="Index_20_Link">Target object<text:tab/>26</text:a></text:p>
          <text:p text:style-name="P76"><text:a xlink:type="simple" xlink:href="#__RefHeading___Toc4631_27823311011" text:style-name="Index_20_Link" text:visited-style-name="Index_20_Link">Influence<text:tab/>26</text:a></text:p>
          <text:p text:style-name="P77"><text:a xlink:type="simple" xlink:href="#__RefHeading___Toc4633_27823311011" text:style-name="Index_20_Link" text:visited-style-name="Index_20_Link">Layer<text:tab/>26</text:a></text:p>
          <text:p text:style-name="P78"><text:a xlink:type="simple" xlink:href="#__RefHeading___Toc4635_27823311011" text:style-name="Index_20_Link" text:visited-style-name="Index_20_Link">Invert<text:tab/>26</text:a></text:p>
          <text:p text:style-name="P77"><text:a xlink:type="simple" xlink:href="#__RefHeading___Toc4637_27823311011" text:style-name="Index_20_Link" text:visited-style-name="Index_20_Link">Pass<text:tab/>26</text:a></text:p>
          <text:p text:style-name="P78"><text:a xlink:type="simple" xlink:href="#__RefHeading___Toc4639_27823311011" text:style-name="Index_20_Link" text:visited-style-name="Index_20_Link">Invert<text:tab/>26</text:a></text:p>
          <text:p text:style-name="P75"><text:a xlink:type="simple" xlink:href="#__RefHeading___Toc4557_2782331101" text:style-name="Index_20_Link" text:visited-style-name="Index_20_Link">Simplify<text:tab/>26</text:a></text:p>
          <text:p text:style-name="P76"><text:a xlink:type="simple" xlink:href="#__RefHeading___Toc4593_2782331101" text:style-name="Index_20_Link" text:visited-style-name="Index_20_Link">Mode<text:tab/>27</text:a></text:p>
          <text:p text:style-name="P77"><text:a xlink:type="simple" xlink:href="#__RefHeading___Toc4595_2782331101" text:style-name="Index_20_Link" text:visited-style-name="Index_20_Link">Fixed<text:tab/>27</text:a></text:p>
          <text:p text:style-name="P77"><text:a xlink:type="simple" xlink:href="#__RefHeading___Toc4597_2782331101" text:style-name="Index_20_Link" text:visited-style-name="Index_20_Link">Adaptive<text:tab/>27</text:a></text:p>
          <text:p text:style-name="P77"><text:a xlink:type="simple" xlink:href="#__RefHeading___Toc4599_2782331101" text:style-name="Index_20_Link" text:visited-style-name="Index_20_Link">Sample<text:tab/>27</text:a></text:p>
          <text:p text:style-name="P77"><text:a xlink:type="simple" xlink:href="#__RefHeading___Toc4601_2782331101" text:style-name="Index_20_Link" text:visited-style-name="Index_20_Link">Merge<text:tab/>27</text:a></text:p>
          <text:p text:style-name="P77"><text:a xlink:type="simple" xlink:href="#__RefHeading___Toc4603_2782331101" text:style-name="Index_20_Link" text:visited-style-name="Index_20_Link">Iterations<text:tab/>27</text:a></text:p>
          <text:p text:style-name="P76"><text:a xlink:type="simple" xlink:href="#__RefHeading___Toc4605_2782331101" text:style-name="Index_20_Link" text:visited-style-name="Index_20_Link">Influence<text:tab/>27</text:a></text:p>
          <text:p text:style-name="P77"><text:a xlink:type="simple" xlink:href="#__RefHeading___Toc4607_2782331101" text:style-name="Index_20_Link" text:visited-style-name="Index_20_Link">Layer<text:tab/>27</text:a></text:p>
          <text:p text:style-name="P78"><text:a xlink:type="simple" xlink:href="#__RefHeading___Toc4609_2782331101" text:style-name="Index_20_Link" text:visited-style-name="Index_20_Link">Invert<text:tab/>27</text:a></text:p>
          <text:p text:style-name="P77"><text:a xlink:type="simple" xlink:href="#__RefHeading___Toc4611_2782331101" text:style-name="Index_20_Link" text:visited-style-name="Index_20_Link">Pass<text:tab/>27</text:a></text:p>
          <text:p text:style-name="P78"><text:a xlink:type="simple" xlink:href="#__RefHeading___Toc4613_2782331101" text:style-name="Index_20_Link" text:visited-style-name="Index_20_Link">Invert<text:tab/>27</text:a></text:p>
          <text:p text:style-name="P77"><text:a xlink:type="simple" xlink:href="#__RefHeading___Toc4615_2782331101" text:style-name="Index_20_Link" text:visited-style-name="Index_20_Link">Material<text:tab/>27</text:a></text:p>
          <text:p text:style-name="P78"><text:a xlink:type="simple" xlink:href="#__RefHeading___Toc4617_2782331101" text:style-name="Index_20_Link" text:visited-style-name="Index_20_Link">Invert<text:tab/>27</text:a></text:p>
          <text:p text:style-name="P77"><text:a xlink:type="simple" xlink:href="#__RefHeading___Toc4619_2782331101" text:style-name="Index_20_Link" text:visited-style-name="Index_20_Link">Pass<text:tab/>27</text:a></text:p>
          <text:p text:style-name="P78"><text:a xlink:type="simple" xlink:href="#__RefHeading___Toc4621_2782331101" text:style-name="Index_20_Link" text:visited-style-name="Index_20_Link">Invert<text:tab/>28</text:a></text:p>
          <text:p text:style-name="P75"><text:a xlink:type="simple" xlink:href="#__RefHeading___Toc4559_2782331101" text:style-name="Index_20_Link" text:visited-style-name="Index_20_Link">Subdivide<text:tab/>28</text:a></text:p>
          <text:p text:style-name="P76"><text:a xlink:type="simple" xlink:href="#__RefHeading___Toc4623_2782331101" text:style-name="Index_20_Link" text:visited-style-name="Index_20_Link">Subdivision Type<text:tab/>28</text:a></text:p>
          <text:p text:style-name="P77"><text:a xlink:type="simple" xlink:href="#__RefHeading___Toc4625_2782331101" text:style-name="Index_20_Link" text:visited-style-name="Index_20_Link">Catmull-Clark<text:tab/>28</text:a></text:p>
          <text:p text:style-name="P77"><text:a xlink:type="simple" xlink:href="#__RefHeading___Toc4627_2782331101" text:style-name="Index_20_Link" text:visited-style-name="Index_20_Link">Simple<text:tab/>28</text:a></text:p>
          <text:p text:style-name="P76"><text:a xlink:type="simple" xlink:href="#__RefHeading___Toc4629_2782331101" text:style-name="Index_20_Link" text:visited-style-name="Index_20_Link">Subdivisions<text:tab/>28</text:a></text:p>
          <text:p text:style-name="P76"><text:a xlink:type="simple" xlink:href="#__RefHeading___Toc4631_2782331101" text:style-name="Index_20_Link" text:visited-style-name="Index_20_Link">Influence<text:tab/>28</text:a></text:p>
          <text:p text:style-name="P77"><text:a xlink:type="simple" xlink:href="#__RefHeading___Toc4633_2782331101" text:style-name="Index_20_Link" text:visited-style-name="Index_20_Link">Layer<text:tab/>28</text:a></text:p>
          <text:p text:style-name="P78"><text:a xlink:type="simple" xlink:href="#__RefHeading___Toc4635_2782331101" text:style-name="Index_20_Link" text:visited-style-name="Index_20_Link">Invert<text:tab/>28</text:a></text:p>
          <text:p text:style-name="P77"><text:a xlink:type="simple" xlink:href="#__RefHeading___Toc4637_2782331101" text:style-name="Index_20_Link" text:visited-style-name="Index_20_Link">Pass<text:tab/>28</text:a></text:p>
          <text:p text:style-name="P78"><text:a xlink:type="simple" xlink:href="#__RefHeading___Toc4639_2782331101" text:style-name="Index_20_Link" text:visited-style-name="Index_20_Link">Invert<text:tab/>28</text:a></text:p>
          <text:p text:style-name="P77"><text:a xlink:type="simple" xlink:href="#__RefHeading___Toc4641_2782331101" text:style-name="Index_20_Link" text:visited-style-name="Index_20_Link">Material<text:tab/>28</text:a></text:p>
          <text:p text:style-name="P78"><text:a xlink:type="simple" xlink:href="#__RefHeading___Toc4643_2782331101" text:style-name="Index_20_Link" text:visited-style-name="Index_20_Link">Invert<text:tab/>28</text:a></text:p>
          <text:p text:style-name="P77"><text:a xlink:type="simple" xlink:href="#__RefHeading___Toc4645_2782331101" text:style-name="Index_20_Link" text:visited-style-name="Index_20_Link">Pass<text:tab/>29</text:a></text:p>
          <text:p text:style-name="P78"><text:a xlink:type="simple" xlink:href="#__RefHeading___Toc4647_2782331101" text:style-name="Index_20_Link" text:visited-style-name="Index_20_Link">Invert<text:tab/>29</text:a></text:p>
        </text:index-body>
      </text:table-of-content>
      <text:p text:style-name="P5"/>
      <text:p text:style-name="P5"/>
      <text:p text:style-name="P5"/>
      <table:table table:name="Tabelle1" table:style-name="Tabelle1">
        <table:table-column table:style-name="Tabelle1.A"/>
        <table:table-row table:style-name="TableLine1949279316720">
          <table:table-cell table:style-name="Tabelle1.A1" office:value-type="string">
            <text:h text:style-name="P93" text:outline-level="1"><text:bookmark-start text:name="__RefHeading___Toc453_413504702"/><text:span text:style-name="T10">Grease Pencil - </text:span><text:span text:style-name="T9">G</text:span><text:span text:style-name="T8">enerate modifiers</text:span><text:bookmark-end text:name="__RefHeading___Toc453_413504702"/></text:h>
          </table:table-cell>
        </table:table-row>
      </table:table>
      <text:p text:style-name="P42"/>
      <text:p text:style-name="P42"><draw:frame draw:style-name="fr6" draw:name="Bild164" text:anchor-type="char" svg:y="0.355cm" svg:width="2.341cm" svg:height="4.761cm" draw:z-index="8"><draw:image xlink:href="Pictures/100000010000008A00000119C24BF28C6B759063.png" xlink:type="simple" xlink:show="embed" xlink:actuate="onLoad" draw:mime-type="image/png"/></draw:frame>Some of the modifiers are just available for <text:span text:style-name="T16">specific object types.</text:span></text:p>
      <text:p text:style-name="P43">Left grease pencil object, right a mesh object.</text:p>
      <text:h text:style-name="Heading_20_2" text:outline-level="2"><text:soft-page-break/></text:h>
      <text:p text:style-name="Text_20_body"/>
      <text:p text:style-name="Text_20_body"/>
      <text:p text:style-name="Text_20_body"/>
      <text:p text:style-name="Text_20_body"/>
      <text:p text:style-name="Horizontal_20_Line"/>
      <text:h text:style-name="Heading_20_2" text:outline-level="2"><text:bookmark-start text:name="__RefHeading___Toc618_2228711986"/>Array<text:bookmark-end text:name="__RefHeading___Toc618_2228711986"/></text:h>
      <text:p text:style-name="Text_20_body"><draw:frame draw:style-name="fr1" draw:name="Bild1" text:anchor-type="paragraph" svg:y="-0.049cm" svg:width="5.549cm" svg:height="3.62cm" draw:z-index="0"><draw:image xlink:href="Pictures/1000000100000148000000D67D259A6E37662043.png" xlink:type="simple" xlink:show="embed" xlink:actuate="onLoad" draw:mime-type="image/png"/></draw:frame>The Array modifier creates an array of copies of the base object<text:span text:style-name="T11">. E</text:span>ach copy <text:span text:style-name="T11">can</text:span> offset from the previous one in any of a number of possible ways. Vertices in adjacent copies can be merged if they are nearby, allowing smooth Subdivision Surface frameworks to be generated.</text:p>
      <text:p text:style-name="Text_20_body">This modifier can be useful when combined with tillable meshes for quickly developing large scenes. It is also useful for creating complex repetitive shapes.</text:p>
      <text:p text:style-name="Text_20_body">Multiple Array modifiers may be active for an object at the same time<text:span text:style-name="T11">. This allows to</text:span> create complex three-dimensional constructs<text:span text:style-name="T11">.</text:span></text:p>
      <text:p text:style-name="Text_20_body">Hint<text:span text:style-name="T13"> for </text:span>Offset Calculation<text:span text:style-name="T15">. </text:span>The transformation applied from one copy to the next is calculated as the sum of the three different components (Relative, Constant and Object), each of which can be enabled/disabled independently of the others. This allows, for example, a relative offset of (1.0, 0.0, 0.0) and a constant offset of (0.1, 0.0, 0.0), giving an array of objects neatly spaced along the X axis with a constant 0.1 unit between them, whatever the original object’s size.</text:p>
      <text:p text:style-name="P3"/>
      <text:h text:style-name="P97" text:outline-level="3"><text:bookmark-start text:name="__RefHeading___Toc9147_506257039"/>Count<text:bookmark-end text:name="__RefHeading___Toc9147_506257039"/></text:h>
      <text:p text:style-name="P8">Number of Items</text:p>
      <text:p text:style-name="P4"/>
      <text:h text:style-name="Heading_20_3" text:outline-level="3"><text:bookmark-start text:name="__RefHeading___Toc9149_506257039"/>Material Override<text:bookmark-end text:name="__RefHeading___Toc9149_506257039"/></text:h>
      <text:p text:style-name="P8">Index of the material used for generated strokes. A value of 0 uses the original material.</text:p>
      <text:p text:style-name="P3"/>
      <text:h text:style-name="Heading_20_3" text:outline-level="3"><text:bookmark-start text:name="__RefHeading___Toc9157_506257039"/>Relative Offset<text:span text:style-name="T28"> subpanel</text:span><text:bookmark-end text:name="__RefHeading___Toc9157_506257039"/></text:h>
      <text:h text:style-name="Heading_20_4" text:outline-level="4"><draw:frame draw:style-name="fr1" draw:name="Bild6" text:anchor-type="paragraph" svg:y="-0.088cm" svg:width="5.38cm" svg:height="2.06cm" draw:z-index="1"><draw:image xlink:href="Pictures/100000010000013E0000007AB28F28CB1A2B77CE.png" xlink:type="simple" xlink:show="embed" xlink:actuate="onLoad" draw:mime-type="image/png"/></draw:frame><text:bookmark-start text:name="__RefHeading___Toc9159_506257039"/>Factor X/Y/Z<text:bookmark-end text:name="__RefHeading___Toc9159_506257039"/></text:h>
      <text:p text:style-name="Text_20_body">Adds a translation equal to the object’s bounding box size along each axis<text:span text:style-name="T12"> </text:span>to the offset<text:span text:style-name="T12">, multiplied by a scaling factor</text:span>. X, Y and Z scaling factors can be specified.</text:p>
      <text:p text:style-name="P3"/>
      <text:h text:style-name="Heading_20_3" text:outline-level="3"><text:bookmark-start text:name="__RefHeading___Toc9161_506257039"/><text:soft-page-break/>Constant Offset<text:span text:style-name="T28"> subpanel</text:span><text:bookmark-end text:name="__RefHeading___Toc9161_506257039"/></text:h>
      <text:h text:style-name="Heading_20_4" text:outline-level="4"><draw:frame draw:style-name="fr1" draw:name="Bild7" text:anchor-type="paragraph" svg:y="-0.088cm" svg:width="5.38cm" svg:height="2.03cm" draw:z-index="2"><draw:image xlink:href="Pictures/100000010000013E000000783689054662BA5A8D.png" xlink:type="simple" xlink:show="embed" xlink:actuate="onLoad" draw:mime-type="image/png"/></draw:frame><text:bookmark-start text:name="__RefHeading___Toc9163_506257039"/>Distance X/Y/Z<text:bookmark-end text:name="__RefHeading___Toc9163_506257039"/></text:h>
      <text:p text:style-name="Text_20_body">Adds a constant translation component to the duplicate object’s offset. X, Y and Z constant components can be specified.</text:p>
      <text:h text:style-name="Heading_20_3" text:outline-level="3"><text:bookmark-start text:name="__RefHeading___Toc9165_506257039"/>Object Offset<text:span text:style-name="T28"> subpanel</text:span><text:bookmark-end text:name="__RefHeading___Toc9165_506257039"/></text:h>
      <text:p text:style-name="Text_20_body"><draw:frame draw:style-name="fr1" draw:name="Bild8" text:anchor-type="paragraph" svg:y="-0.088cm" svg:width="4.979cm" svg:height="1.02cm" draw:z-index="3"><draw:image xlink:href="Pictures/10000001000001260000003C55F5F1F501ED0B25.png" xlink:type="simple" xlink:show="embed" xlink:actuate="onLoad" draw:mime-type="image/png"/></draw:frame>Adds a transformation taken from a<text:span text:style-name="T12"> chosen</text:span> object relative to the current object to the offset.</text:p>
      <text:h text:style-name="Heading_20_4" text:outline-level="4"><text:bookmark-start text:name="__RefHeading___Toc9167_506257039"/>Object<text:bookmark-end text:name="__RefHeading___Toc9167_506257039"/></text:h>
      <text:p text:style-name="Text_20_body">Choose an object.</text:p>
      <text:h text:style-name="P97" text:outline-level="3"><text:bookmark-start text:name="__RefHeading___Toc9169_506257039"/>Randomize<text:bookmark-end text:name="__RefHeading___Toc9169_506257039"/></text:h>
      <text:p text:style-name="P9"><draw:frame draw:style-name="fr1" draw:name="Bild9" text:anchor-type="paragraph" svg:y="-0.088cm" svg:width="5.159cm" svg:height="5.791cm" draw:z-index="4"><draw:image xlink:href="Pictures/1000000100000131000001563F879A62D8DC4025.png" xlink:type="simple" xlink:show="embed" xlink:actuate="onLoad" draw:mime-type="image/png"/></draw:frame>Randomize the transform values.</text:p>
      <text:h text:style-name="P16" text:outline-level="4"><text:bookmark-start text:name="__RefHeading___Toc9171_506257039"/>Offset<text:bookmark-end text:name="__RefHeading___Toc9171_506257039"/></text:h>
      <text:p text:style-name="P9">Randomize the offset values.</text:p>
      <text:h text:style-name="Heading_20_4" text:outline-level="4"><text:bookmark-start text:name="__RefHeading___Toc2524_3596428559"/>Rotation<text:bookmark-end text:name="__RefHeading___Toc2524_3596428559"/></text:h>
      <text:p text:style-name="P9">Randomize the rotation values.</text:p>
      <text:h text:style-name="Heading_20_4" text:outline-level="4"><text:bookmark-start text:name="__RefHeading___Toc2526_3596428559"/>Scale<text:bookmark-end text:name="__RefHeading___Toc2526_3596428559"/></text:h>
      <text:p text:style-name="P9">Randomize the scale values.</text:p>
      <text:h text:style-name="Heading_20_5" text:outline-level="5"><text:bookmark-start text:name="__RefHeading___Toc2528_3596428559"/>Uniform Scale<text:bookmark-end text:name="__RefHeading___Toc2528_3596428559"/></text:h>
      <text:p text:style-name="P9">Use uniform scaling.</text:p>
      <text:h text:style-name="Heading_20_4" text:outline-level="4"><text:bookmark-start text:name="__RefHeading___Toc2530_3596428559"/>Seed<text:bookmark-end text:name="__RefHeading___Toc2530_3596428559"/></text:h>
      <text:p text:style-name="P9">The random seed value.</text:p>
      <text:h text:style-name="P99" text:outline-level="3"><draw:frame draw:style-name="fr1" draw:name="Bild2" text:anchor-type="paragraph" svg:y="0.037cm" svg:width="5.001cm" svg:height="2.17cm" draw:z-index="37"><draw:image xlink:href="Pictures/100000010000012700000080F73388BAA8F752B0.png" xlink:type="simple" xlink:show="embed" xlink:actuate="onLoad" draw:mime-type="image/png"/></draw:frame><text:bookmark-start text:name="__RefHeading___Toc2532_3596428559"/>Influence<text:span text:style-name="T33"> subpanel</text:span><text:bookmark-end text:name="__RefHeading___Toc2532_3596428559"/></text:h>
      <text:h text:style-name="P17" text:outline-level="4"><text:bookmark-start text:name="__RefHeading___Toc4633_2782331101212"/>Layer<text:bookmark-end text:name="__RefHeading___Toc4633_2782331101212"/></text:h>
      <text:p text:style-name="P31">Restricts the effect only to one layer or to any layers that share the same pass index. Click to pick the layer that you want to use.</text:p>
      <text:h text:style-name="P110" text:outline-level="5"><text:bookmark-start text:name="__RefHeading___Toc6365_4941192602"/>Inver<text:span text:style-name="T19">se Layers</text:span><text:bookmark-end text:name="__RefHeading___Toc6365_4941192602"/></text:h>
      <text:p text:style-name="P31">Inverts the influence.</text:p>
      <text:h text:style-name="P17" text:outline-level="4"><text:bookmark-start text:name="__RefHeading___Toc4637_2782331101212"/>Pass<text:bookmark-end text:name="__RefHeading___Toc4637_2782331101212"/></text:h>
      <text:p text:style-name="P38">The layer pass index.</text:p>
      <text:h text:style-name="P110" text:outline-level="5"><text:bookmark-start text:name="__RefHeading___Toc4639_2782331101212"/><text:soft-page-break/>Inver<text:span text:style-name="T19">se Pass</text:span><text:bookmark-end text:name="__RefHeading___Toc4639_2782331101212"/></text:h>
      <text:p text:style-name="P31">Inverts the influence.</text:p>
      <text:h text:style-name="P17" text:outline-level="4"><text:bookmark-start text:name="__RefHeading___Toc4641_2782331101212"/>Material<text:bookmark-end text:name="__RefHeading___Toc4641_2782331101212"/></text:h>
      <text:p text:style-name="P31">Restricts the effect only to material that share the same material or pass index. Click to pick the material that you want to use.</text:p>
      <text:h text:style-name="P110" text:outline-level="5"><text:bookmark-start text:name="__RefHeading___Toc4643_2782331101212"/>Inver<text:span text:style-name="T19">t Materials</text:span><text:bookmark-end text:name="__RefHeading___Toc4643_2782331101212"/></text:h>
      <text:p text:style-name="P31">Inverts the influence.</text:p>
      <text:h text:style-name="P17" text:outline-level="4"><text:bookmark-start text:name="__RefHeading___Toc4645_2782331101212"/>Pass<text:bookmark-end text:name="__RefHeading___Toc4645_2782331101212"/></text:h>
      <text:p text:style-name="P38">The material pass index.</text:p>
      <text:h text:style-name="P110" text:outline-level="5"><text:bookmark-start text:name="__RefHeading___Toc6367_4941192602"/>Inver<text:span text:style-name="T19">se Pass</text:span><text:bookmark-end text:name="__RefHeading___Toc6367_4941192602"/></text:h>
      <text:p text:style-name="P31">Inverts the influence.</text:p>
      <text:p text:style-name="Horizontal_20_Line"/>
      <text:h text:style-name="Heading_20_2" text:outline-level="2"><draw:frame draw:style-name="fr1" draw:name="Bild40" text:anchor-type="paragraph" svg:y="0.224cm" svg:width="5.151cm" svg:height="5.099cm" draw:z-index="5"><draw:image xlink:href="Pictures/10000001000001300000012DD4092958659EEBB5.png" xlink:type="simple" xlink:show="embed" xlink:actuate="onLoad" draw:mime-type="image/png"/></draw:frame><text:bookmark-start text:name="__RefHeading___Toc874_2875518884"/>Build<text:bookmark-end text:name="__RefHeading___Toc874_2875518884"/></text:h>
      <text:p text:style-name="Text_20_body">The Build modifier <text:span text:style-name="T14">lets</text:span> the <text:span text:style-name="T29">strokes</text:span> of the <text:span text:style-name="T29">grease pencil</text:span> object appear or disappear over time<text:span text:style-name="T14"> when you play the animation</text:span>.</text:p>
      <text:p text:style-name="Text_20_body"/>
      <text:p text:style-name="Text_20_body"/>
      <text:p text:style-name="Text_20_body"/>
      <text:p text:style-name="Text_20_body"/>
      <text:h text:style-name="Heading_20_3" text:outline-level="3"><draw:frame draw:style-name="fr1" draw:name="Bild4" text:anchor-type="paragraph" svg:y="0.293cm" svg:width="2.57cm" svg:height="1.709cm" draw:z-index="39"><draw:image xlink:href="Pictures/100000010000009800000065D8637C7E25D66A3C.png" xlink:type="simple" xlink:show="embed" xlink:actuate="onLoad" draw:mime-type="image/png"/></draw:frame><text:bookmark-start text:name="__RefHeading___Toc2534_3596428559"/>Mode<text:bookmark-end text:name="__RefHeading___Toc2534_3596428559"/></text:h>
      <text:p text:style-name="P56">How many strokes are animated at the same time.</text:p>
      <text:p text:style-name="Horizontal_20_Line"/>
      <text:h text:style-name="Heading_20_4" text:outline-level="4"><draw:frame draw:style-name="fr1" draw:name="Bild38" text:anchor-type="paragraph" svg:y="0.293cm" svg:width="5.099cm" svg:height="2.05cm" draw:z-index="51"><draw:image xlink:href="Pictures/100000010000012D000000792887F3D7E6C31EBF.png" xlink:type="simple" xlink:show="embed" xlink:actuate="onLoad" draw:mime-type="image/png"/></draw:frame><text:bookmark-start text:name="__RefHeading___Toc2536_3596428559"/>Sequential<text:bookmark-end text:name="__RefHeading___Toc2536_3596428559"/></text:h>
      <text:p text:style-name="P56">Strokes appear or disappear one after the other.</text:p>
      <text:p text:style-name="P56"/>
      <text:h text:style-name="Heading_20_5" text:outline-level="5"><draw:frame draw:style-name="fr1" draw:name="Bild39" text:anchor-type="paragraph" svg:y="0.54cm" svg:width="2.57cm" svg:height="1.76cm" draw:z-index="52"><draw:image xlink:href="Pictures/10000001000000980000006801B04DC8104A5823.png" xlink:type="simple" xlink:show="embed" xlink:actuate="onLoad" draw:mime-type="image/png"/></draw:frame><text:bookmark-start text:name="__RefHeading___Toc3063_501994875"/>Transition<text:bookmark-end text:name="__RefHeading___Toc3063_501994875"/></text:h>
      <text:p text:style-name="P57">How the strokes are animated. The items should be self explaining.</text:p>
      <text:h text:style-name="Heading_20_5" text:outline-level="5"><text:bookmark-start text:name="__RefHeading___Toc3065_501994875"/>Start<text:span text:style-name="T29"> delay</text:span><text:bookmark-end text:name="__RefHeading___Toc3065_501994875"/></text:h>
      <text:p text:style-name="P57">Number of frames after each GP keyframe before the modifier has any effect.</text:p>
      <text:h text:style-name="Heading_20_5" text:outline-level="5"><text:bookmark-start text:name="__RefHeading___Toc2548_35964285591"/>Frames<text:bookmark-end text:name="__RefHeading___Toc2548_35964285591"/></text:h>
      <text:p text:style-name="P60">Maximum number of frames that the build effect can run.</text:p>
      <text:p text:style-name="Horizontal_20_Line"><text:soft-page-break/></text:p>
      <text:h text:style-name="Heading_20_4" text:outline-level="4"><draw:frame draw:style-name="fr1" draw:name="Bild41" text:anchor-type="paragraph" svg:y="0.293cm" svg:width="5.099cm" svg:height="2.611cm" draw:z-index="53"><draw:image xlink:href="Pictures/100000010000012D0000009A58CC3F675BDB9DCE.png" xlink:type="simple" xlink:show="embed" xlink:actuate="onLoad" draw:mime-type="image/png"/></draw:frame><text:bookmark-start text:name="__RefHeading___Toc2538_3596428559"/>Concurrent<text:bookmark-end text:name="__RefHeading___Toc2538_3596428559"/></text:h>
      <text:p text:style-name="P56">All strokes appear or disappear at once.</text:p>
      <text:h text:style-name="P23" text:outline-level="4"/>
      <text:h text:style-name="Heading_20_5" text:outline-level="5"><draw:frame draw:style-name="fr1" draw:name="Bild3" text:anchor-type="paragraph" svg:y="0.54cm" svg:width="2.521cm" svg:height="1.349cm" draw:z-index="38"><draw:image xlink:href="Pictures/100000010000009500000050C09C3F31335C7C4D.png" xlink:type="simple" xlink:show="embed" xlink:actuate="onLoad" draw:mime-type="image/png"/></draw:frame><text:bookmark-start text:name="__RefHeading___Toc2540_3596428559"/>Time Alignment<text:bookmark-end text:name="__RefHeading___Toc2540_3596428559"/></text:h>
      <text:p text:style-name="P56">When strokes should start to appear or disappear.</text:p>
      <text:h text:style-name="Heading_20_6" text:outline-level="6"><text:bookmark-start text:name="__RefHeading___Toc2542_3596428559"/>Align Start<text:bookmark-end text:name="__RefHeading___Toc2542_3596428559"/></text:h>
      <text:p text:style-name="P56">All strokes appears at the same time.</text:p>
      <text:h text:style-name="Heading_20_6" text:outline-level="6"><text:bookmark-start text:name="__RefHeading___Toc2544_3596428559"/>Disappear<text:bookmark-end text:name="__RefHeading___Toc2544_3596428559"/></text:h>
      <text:p text:style-name="P56">All strokes disappears at the same time.</text:p>
      <text:h text:style-name="Heading_20_5" text:outline-level="5"><draw:frame draw:style-name="fr1" draw:name="Bild5" text:anchor-type="paragraph" svg:y="0.54cm" svg:width="2.57cm" svg:height="1.76cm" draw:z-index="40"><draw:image xlink:href="Pictures/10000001000000980000006801B04DC8104A5823.png" xlink:type="simple" xlink:show="embed" xlink:actuate="onLoad" draw:mime-type="image/png"/></draw:frame><text:bookmark-start text:name="__RefHeading___Toc2546_3596428559"/>Transition<text:bookmark-end text:name="__RefHeading___Toc2546_3596428559"/></text:h>
      <text:p text:style-name="P56">How the strokes are animated. The items should be self explaining.</text:p>
      <text:h text:style-name="Heading_20_5" text:outline-level="5"><text:bookmark-start text:name="__RefHeading___Toc9277_506257039"/>Start<text:span text:style-name="T29"> delay</text:span><text:bookmark-end text:name="__RefHeading___Toc9277_506257039"/></text:h>
      <text:p text:style-name="P56">Number of frames after each GP keyframe before the modifier has any effect.</text:p>
      <text:h text:style-name="Heading_20_5" text:outline-level="5"><text:bookmark-start text:name="__RefHeading___Toc2548_3596428559"/>Frames<text:bookmark-end text:name="__RefHeading___Toc2548_3596428559"/></text:h>
      <text:p text:style-name="P59">Maximum number of frames that the build effect can run.</text:p>
      <text:p text:style-name="Horizontal_20_Line"/>
      <text:h text:style-name="P26" text:outline-level="4"><draw:frame draw:style-name="fr1" draw:name="Bild42" text:anchor-type="paragraph" svg:y="0.54cm" svg:width="5.08cm" svg:height="1.739cm" draw:z-index="54"><draw:image xlink:href="Pictures/100000010000012C000000677B36991AEC8FFED1.png" xlink:type="simple" xlink:show="embed" xlink:actuate="onLoad" draw:mime-type="image/png"/></draw:frame><text:bookmark-start text:name="__RefHeading___Toc3067_501994875"/>Additive<text:bookmark-end text:name="__RefHeading___Toc3067_501994875"/></text:h>
      <text:p text:style-name="P25">Builds only new strokes. Assumes additive painting.</text:p>
      <text:h text:style-name="P111" text:outline-level="5"><text:bookmark-start text:name="__RefHeading___Toc3069_501994875"/>Start<text:span text:style-name="T29"> delay</text:span><text:bookmark-end text:name="__RefHeading___Toc3069_501994875"/></text:h>
      <text:p text:style-name="P58">Number of frames after each GP keyframe before the modifier has any effect.</text:p>
      <text:h text:style-name="P111" text:outline-level="5"><text:bookmark-start text:name="__RefHeading___Toc2548_35964285592"/>Frames<text:bookmark-end text:name="__RefHeading___Toc2548_35964285592"/></text:h>
      <text:p text:style-name="P61">Maximum number of frames that the build effect can run.</text:p>
      <text:p text:style-name="Horizontal_20_Line"/>
      <text:h text:style-name="Heading_20_3" text:outline-level="3"><text:bookmark-start text:name="__RefHeading___Toc2550_3596428559"/>Factor<text:bookmark-end text:name="__RefHeading___Toc2550_3596428559"/></text:h>
      <text:p text:style-name="P59">Use a factor instead <text:span text:style-name="T38">of </text:span>fixed frames. Turning on Use Factor will turn off Start Delay and Frames.</text:p>
      <text:h text:style-name="Heading_20_3" text:outline-level="3"><text:bookmark-start text:name="__RefHeading___Toc2552_3596428559"/>Custom Range<draw:frame draw:style-name="fr5" draw:name="Bild10" text:anchor-type="char" svg:width="4.911cm" svg:height="1.371cm" draw:z-index="41"><draw:image xlink:href="Pictures/100000010000012200000051A6B5B1D0A2748743.png" xlink:type="simple" xlink:show="embed" xlink:actuate="onLoad" draw:mime-type="image/png"/></draw:frame><text:bookmark-end text:name="__RefHeading___Toc2552_3596428559"/></text:h>
      <text:p text:style-name="P59">Only modify strokes that lies in the specified time frame.</text:p>
      <text:h text:style-name="Heading_20_4" text:outline-level="4"><text:bookmark-start text:name="__RefHeading___Toc2554_3596428559"/>Start<text:bookmark-end text:name="__RefHeading___Toc2554_3596428559"/></text:h>
      <text:p text:style-name="P59">The first frame of the range.</text:p>
      <text:h text:style-name="Heading_20_4" text:outline-level="4"><text:bookmark-start text:name="__RefHeading___Toc2556_3596428559"/><text:soft-page-break/>End<text:bookmark-end text:name="__RefHeading___Toc2556_3596428559"/></text:h>
      <text:p text:style-name="P59">The last frame of the range.</text:p>
      <text:h text:style-name="Heading_20_3" text:outline-level="3"><draw:frame draw:style-name="fr4" draw:name="Bild37" text:anchor-type="paragraph" svg:y="0.552cm" svg:width="5.031cm" svg:height="2.341cm" draw:z-index="50"><draw:image xlink:href="Pictures/10000001000001290000008AC2965C4FDDF28BA4.png" xlink:type="simple" xlink:show="embed" xlink:actuate="onLoad" draw:mime-type="image/png"/></draw:frame><text:bookmark-start text:name="__RefHeading___Toc3071_501994875"/>Fade subpanel<text:bookmark-end text:name="__RefHeading___Toc3071_501994875"/></text:h>
      <text:p text:style-name="P24">Fade out strokes instead of cutting them off.</text:p>
      <text:h text:style-name="Heading_20_4" text:outline-level="4"><text:bookmark-start text:name="__RefHeading___Toc3073_501994875"/>Factor<text:bookmark-end text:name="__RefHeading___Toc3073_501994875"/></text:h>
      <text:p text:style-name="P24">The factor for how much the stroke is fading out.</text:p>
      <text:h text:style-name="Heading_20_4" text:outline-level="4"><text:bookmark-start text:name="__RefHeading___Toc3075_501994875"/>Thickness<text:bookmark-end text:name="__RefHeading___Toc3075_501994875"/></text:h>
      <text:p text:style-name="P24">How much strength fading applies on top of stroke thickness.</text:p>
      <text:h text:style-name="Heading_20_4" text:outline-level="4"><text:bookmark-start text:name="__RefHeading___Toc3077_501994875"/>Opacity<text:bookmark-end text:name="__RefHeading___Toc3077_501994875"/></text:h>
      <text:p text:style-name="P24">How much strength fading applies on top of stroke opacity.</text:p>
      <text:h text:style-name="Heading_20_4" text:outline-level="4"><text:bookmark-start text:name="__RefHeading___Toc3079_501994875"/>Weight Output<text:bookmark-end text:name="__RefHeading___Toc3079_501994875"/></text:h>
      <text:p text:style-name="P24">Limit the fade to a vertex group.</text:p>
      <text:h text:style-name="P100" text:outline-level="3"><draw:frame draw:style-name="fr4" draw:name="Bild28" text:anchor-type="paragraph" svg:y="0.552cm" svg:width="4.911cm" svg:height="1.349cm" draw:z-index="42"><draw:image xlink:href="Pictures/100000010000012200000050B54DC42D24A70D17.png" xlink:type="simple" xlink:show="embed" xlink:actuate="onLoad" draw:mime-type="image/png"/></draw:frame><text:bookmark-start text:name="__RefHeading___Toc2558_3596428559"/>Influence<text:span text:style-name="T34"> subpanel</text:span><text:bookmark-end text:name="__RefHeading___Toc2558_3596428559"/></text:h>
      <text:h text:style-name="P18" text:outline-level="4"><text:bookmark-start text:name="__RefHeading___Toc4633_2782331101213"/>Layer<text:bookmark-end text:name="__RefHeading___Toc4633_2782331101213"/></text:h>
      <text:p text:style-name="P32">Restricts the effect only to one layer or to any layers that share the same pass index. Click to pick the layer that you want to use.</text:p>
      <text:h text:style-name="P112" text:outline-level="5"><text:bookmark-start text:name="__RefHeading___Toc6365_4941192603"/>Inver<text:span text:style-name="T19">se Layers</text:span><text:bookmark-end text:name="__RefHeading___Toc6365_4941192603"/></text:h>
      <text:p text:style-name="P32">Inverts the influence.</text:p>
      <text:h text:style-name="P18" text:outline-level="4"><text:bookmark-start text:name="__RefHeading___Toc4637_2782331101213"/>Pass<text:bookmark-end text:name="__RefHeading___Toc4637_2782331101213"/></text:h>
      <text:p text:style-name="P39">The layer pass index.</text:p>
      <text:h text:style-name="P112" text:outline-level="5"><text:bookmark-start text:name="__RefHeading___Toc4639_2782331101213"/>Inver<text:span text:style-name="T19">se Pass</text:span><text:bookmark-end text:name="__RefHeading___Toc4639_2782331101213"/></text:h>
      <text:p text:style-name="P32">Inverts the influence.</text:p>
      <text:p text:style-name="P32"/>
      <text:p text:style-name="Horizontal_20_Line"/>
      <text:h text:style-name="P94" text:outline-level="2"><draw:frame draw:style-name="fr2" draw:name="Bild91" text:anchor-type="paragraph" svg:x="13.541cm" svg:y="-0.093cm" svg:width="5.129cm" svg:height="5.11cm" draw:z-index="9"><draw:image xlink:href="Pictures/100000010000012F0000012E76EDA433F61B50EA.png" xlink:type="simple" xlink:show="embed" xlink:actuate="onLoad" draw:mime-type="image/png"/></draw:frame><text:bookmark-start text:name="__RefHeading___Toc6333_494119260"/>Dot Dash<text:bookmark-end text:name="__RefHeading___Toc6333_494119260"/></text:h>
      <text:p text:style-name="P44">Turns a grease pencil stroke into a dotted line.</text:p>
      <text:h text:style-name="Heading_20_3" text:outline-level="3"><text:bookmark-start text:name="__RefHeading___Toc6335_494119260"/>Offset<text:bookmark-end text:name="__RefHeading___Toc6335_494119260"/></text:h>
      <text:p text:style-name="P44">The offset into each stroke before the dot creation starts.</text:p>
      <text:h text:style-name="Heading_20_3" text:outline-level="3"><text:bookmark-start text:name="__RefHeading___Toc6337_494119260"/><text:soft-page-break/>Segment list<text:bookmark-end text:name="__RefHeading___Toc6337_494119260"/></text:h>
      <text:p text:style-name="P44">Manage the single segments of the dotted dash. Segments gets repeated as they appear in the list.<text:span text:style-name="T18"> Means when you just have one segment in the list, then this shape will be repeated. When you have two, then the first will be displayed, then the second, then the first, and so on.</text:span> Every segment can have its own settings<text:span text:style-name="T18">. Which are managed below.</text:span></text:p>
      <text:h text:style-name="Heading_20_4" text:outline-level="4"><text:bookmark-start text:name="__RefHeading___Toc6339_494119260"/>Add Segment<text:bookmark-end text:name="__RefHeading___Toc6339_494119260"/></text:h>
      <text:p text:style-name="P44">Add a new dash segment.</text:p>
      <text:h text:style-name="Heading_20_4" text:outline-level="4"><text:bookmark-start text:name="__RefHeading___Toc6341_494119260"/>Remove Segment<text:bookmark-end text:name="__RefHeading___Toc6341_494119260"/></text:h>
      <text:p text:style-name="P44">Remove the dash segment.</text:p>
      <text:h text:style-name="Heading_20_4" text:outline-level="4"><text:bookmark-start text:name="__RefHeading___Toc6343_494119260"/>Move Dash Segment up or down<text:bookmark-end text:name="__RefHeading___Toc6343_494119260"/></text:h>
      <text:p text:style-name="Text_20_body">Moves the selected dash segment up or down<text:span text:style-name="T17"> in the list.</text:span></text:p>
      <text:h text:style-name="Heading_20_4" text:outline-level="4"><draw:frame draw:style-name="fr2" draw:name="Bild98" text:anchor-type="paragraph" svg:x="14.071cm" svg:y="0.395cm" svg:width="4.249cm" svg:height="0.681cm" draw:z-index="10"><draw:image xlink:href="Pictures/10000001000000FB00000028A127752FE9F20901.png" xlink:type="simple" xlink:show="embed" xlink:actuate="onLoad" draw:mime-type="image/png"/></draw:frame><text:bookmark-start text:name="__RefHeading___Toc6345_494119260"/>Search element<text:bookmark-end text:name="__RefHeading___Toc6345_494119260"/></text:h>
      <text:p text:style-name="P45">By clicking at the triangle button you reveal a search field with which you can search through the list.</text:p>
      <text:h text:style-name="Heading_20_5" text:outline-level="5"><text:bookmark-start text:name="__RefHeading___Toc6347_494119260"/>Edit Box<text:bookmark-end text:name="__RefHeading___Toc6347_494119260"/></text:h>
      <text:p text:style-name="P45">Type in the search term and hit enter.</text:p>
      <text:h text:style-name="Heading_20_5" text:outline-level="5"><text:bookmark-start text:name="__RefHeading___Toc6349_494119260"/>Invert<text:bookmark-end text:name="__RefHeading___Toc6349_494119260"/></text:h>
      <text:p text:style-name="P45">Inverts the search term.</text:p>
      <text:h text:style-name="Heading_20_5" text:outline-level="5"><text:bookmark-start text:name="__RefHeading___Toc6351_494119260"/>Sort by name<text:bookmark-end text:name="__RefHeading___Toc6351_494119260"/></text:h>
      <text:p text:style-name="P45">Sorts the list alphabetically.</text:p>
      <text:h text:style-name="Heading_20_5" text:outline-level="5"><text:bookmark-start text:name="__RefHeading___Toc6353_494119260"/>Reverse<text:bookmark-end text:name="__RefHeading___Toc6353_494119260"/></text:h>
      <text:p text:style-name="P45">Inverts the list.</text:p>
      <text:h text:style-name="Heading_20_3" text:outline-level="3"><text:bookmark-start text:name="__RefHeading___Toc6355_494119260"/>Dash <text:bookmark-end text:name="__RefHeading___Toc6355_494119260"/></text:h>
      <text:p text:style-name="P45">The number of points (vertices) from the orignal stroke to include in this segment.</text:p>
      <text:h text:style-name="Heading_20_3" text:outline-level="3"><text:bookmark-start text:name="__RefHeading___Toc6357_494119260"/>Gap<text:bookmark-end text:name="__RefHeading___Toc6357_494119260"/></text:h>
      <text:p text:style-name="P45">The number of points (vertices) skipped after this segment.</text:p>
      <text:h text:style-name="Heading_20_3" text:outline-level="3"><text:bookmark-start text:name="__RefHeading___Toc6359_494119260"/>Radius<text:bookmark-end text:name="__RefHeading___Toc6359_494119260"/></text:h>
      <text:p text:style-name="P45">The radius of the segment. Maximum is 1 of the original stroke.</text:p>
      <text:h text:style-name="Heading_20_3" text:outline-level="3"><text:bookmark-start text:name="__RefHeading___Toc6361_494119260"/>Opacity<text:bookmark-end text:name="__RefHeading___Toc6361_494119260"/></text:h>
      <text:p text:style-name="P45">The visibility of this segment.</text:p>
      <text:h text:style-name="Heading_20_3" text:outline-level="3"><text:bookmark-start text:name="__RefHeading___Toc6363_494119260"/><text:soft-page-break/>Material Index<text:bookmark-end text:name="__RefHeading___Toc6363_494119260"/></text:h>
      <text:p text:style-name="P45">What material to use.</text:p>
      <text:h text:style-name="P101" text:outline-level="3"><draw:frame draw:style-name="fr1" draw:name="Bild99" text:anchor-type="paragraph" svg:y="0.037cm" svg:width="5.001cm" svg:height="2.17cm" draw:z-index="11"><draw:image xlink:href="Pictures/100000010000012700000080F73388BAA8F752B0.png" xlink:type="simple" xlink:show="embed" xlink:actuate="onLoad" draw:mime-type="image/png"/></draw:frame><text:bookmark-start text:name="__RefHeading___Toc4864_18210137981"/>Influence<text:span text:style-name="T34"> subpanel</text:span><text:bookmark-end text:name="__RefHeading___Toc4864_18210137981"/></text:h>
      <text:h text:style-name="P10" text:outline-level="4"><text:bookmark-start text:name="__RefHeading___Toc4633_278233110121"/>Layer<text:bookmark-end text:name="__RefHeading___Toc4633_278233110121"/></text:h>
      <text:p text:style-name="P28">Restricts the effect only to one layer or to any layers that share the same pass index. Click to pick the layer that you want to use.</text:p>
      <text:h text:style-name="P113" text:outline-level="5"><text:bookmark-start text:name="__RefHeading___Toc6365_494119260"/>Inver<text:span text:style-name="T19">se Layers</text:span><text:bookmark-end text:name="__RefHeading___Toc6365_494119260"/></text:h>
      <text:p text:style-name="P28">Inverts the influence.</text:p>
      <text:h text:style-name="P10" text:outline-level="4"><text:bookmark-start text:name="__RefHeading___Toc4637_278233110121"/>Pass<text:bookmark-end text:name="__RefHeading___Toc4637_278233110121"/></text:h>
      <text:p text:style-name="P35">The layer pass index.</text:p>
      <text:h text:style-name="P113" text:outline-level="5"><text:bookmark-start text:name="__RefHeading___Toc4639_278233110121"/>Inver<text:span text:style-name="T19">se Pass</text:span><text:bookmark-end text:name="__RefHeading___Toc4639_278233110121"/></text:h>
      <text:p text:style-name="P28">Inverts the influence.</text:p>
      <text:h text:style-name="P10" text:outline-level="4"><text:bookmark-start text:name="__RefHeading___Toc4641_278233110121"/>Material<text:bookmark-end text:name="__RefHeading___Toc4641_278233110121"/></text:h>
      <text:p text:style-name="P28">Restricts the effect only to material that share the same material or pass index. Click to pick the material that you want to use.</text:p>
      <text:h text:style-name="P113" text:outline-level="5"><text:bookmark-start text:name="__RefHeading___Toc4643_278233110121"/>Inver<text:span text:style-name="T19">t Materials</text:span><text:bookmark-end text:name="__RefHeading___Toc4643_278233110121"/></text:h>
      <text:p text:style-name="P28">Inverts the influence.</text:p>
      <text:h text:style-name="P10" text:outline-level="4"><text:bookmark-start text:name="__RefHeading___Toc4645_278233110121"/>Pass<text:bookmark-end text:name="__RefHeading___Toc4645_278233110121"/></text:h>
      <text:p text:style-name="P35">The material pass index.</text:p>
      <text:h text:style-name="P113" text:outline-level="5"><text:bookmark-start text:name="__RefHeading___Toc6367_494119260"/>Inver<text:span text:style-name="T19">se Pass</text:span><text:bookmark-end text:name="__RefHeading___Toc6367_494119260"/></text:h>
      <text:p text:style-name="P28">Inverts the influence.</text:p>
      <text:p text:style-name="P69"/>
      <text:h text:style-name="P95" text:outline-level="2"><draw:frame draw:style-name="fr1" draw:name="Bild34" text:anchor-type="paragraph" svg:y="0.037cm" svg:width="5.159cm" svg:height="3.739cm" draw:z-index="47"><draw:image xlink:href="Pictures/1000000100000130000000DD91535D4FE6400965.png" xlink:type="simple" xlink:show="embed" xlink:actuate="onLoad" draw:mime-type="image/png"/></draw:frame><text:bookmark-start text:name="__RefHeading___Toc7188_22921425871"/>Envelope<text:bookmark-end text:name="__RefHeading___Toc7188_22921425871"/></text:h>
      <text:p text:style-name="P70">Generates a envelope shape that connects all points in this envelope.</text:p>
      <text:p text:style-name="P68"/>
      <text:p text:style-name="P68"/>
      <text:p text:style-name="P68"/>
      <text:h text:style-name="P102" text:outline-level="3"><draw:frame draw:style-name="fr1" draw:name="Bild35" text:anchor-type="paragraph" svg:y="0.699cm" svg:width="2.57cm" svg:height="1.73cm" draw:z-index="48"><draw:image xlink:href="Pictures/10000001000000980000006678E182263A5E2241.png" xlink:type="simple" xlink:show="embed" xlink:actuate="onLoad" draw:mime-type="image/png"/></draw:frame><text:bookmark-start text:name="__RefHeading___Toc7190_22921425871"/>Mod<text:span text:style-name="T7">e</text:span><text:bookmark-end text:name="__RefHeading___Toc7190_22921425871"/></text:h>
      <text:h text:style-name="Heading_20_4" text:outline-level="4"><text:bookmark-start text:name="__RefHeading___Toc2828_1644991"/>Deform<text:bookmark-end text:name="__RefHeading___Toc2828_1644991"/></text:h>
      <text:p text:style-name="P70">Deform the stoke to best match the envelope shape.</text:p>
      <text:h text:style-name="Heading_20_4" text:outline-level="4"><text:bookmark-start text:name="__RefHeading___Toc2830_1644991"/><text:soft-page-break/>Segments<text:bookmark-end text:name="__RefHeading___Toc2830_1644991"/></text:h>
      <text:p text:style-name="P70">Add segments to create the envelope. Keep the original stroke.</text:p>
      <text:h text:style-name="Heading_20_4" text:outline-level="4"><text:bookmark-start text:name="__RefHeading___Toc2832_1644991"/>Fills<text:bookmark-end text:name="__RefHeading___Toc2832_1644991"/></text:h>
      <text:p text:style-name="P70">Add Fill segments to create the envelope. This method does not keep the original stroke.</text:p>
      <text:h text:style-name="P98" text:outline-level="3"><text:bookmark-start text:name="__RefHeading___Toc7192_22921425871"/>Spread Length<text:bookmark-end text:name="__RefHeading___Toc7192_22921425871"/></text:h>
      <text:p text:style-name="P70">The number of points to skip to create straight segments.</text:p>
      <text:h text:style-name="Heading_20_3" text:outline-level="3"><text:bookmark-start text:name="__RefHeading___Toc2834_1644991"/>Thickness<text:bookmark-end text:name="__RefHeading___Toc2834_1644991"/></text:h>
      <text:p text:style-name="P70">Thickness multiplier for the thickness of the new stroke.</text:p>
      <text:h text:style-name="Heading_20_3" text:outline-level="3"><text:bookmark-start text:name="__RefHeading___Toc2836_1644991"/>Strength <text:bookmark-end text:name="__RefHeading___Toc2836_1644991"/></text:h>
      <text:p text:style-name="P70">Strength multiplier for the <text:span text:style-name="T37">strength</text:span> of the new stroke.</text:p>
      <text:h text:style-name="Heading_20_3" text:outline-level="3"><text:bookmark-start text:name="__RefHeading___Toc2838_1644991"/>Material Index<text:bookmark-end text:name="__RefHeading___Toc2838_1644991"/></text:h>
      <text:p text:style-name="P71">The material index of the material that is used.</text:p>
      <text:h text:style-name="Heading_20_3" text:outline-level="3"><text:bookmark-start text:name="__RefHeading___Toc3205_1537406662"/>Skip Segments<text:bookmark-end text:name="__RefHeading___Toc3205_1537406662"/></text:h>
      <text:p text:style-name="P72">Define a number of segments to skip to reduce the complexity.</text:p>
      <text:p text:style-name="P22"/>
      <text:h text:style-name="P103" text:outline-level="3"><draw:frame draw:style-name="fr1" draw:name="Bild36" text:anchor-type="paragraph" svg:y="0.037cm" svg:width="5.08cm" svg:height="2.491cm" draw:z-index="49"><draw:image xlink:href="Pictures/100000010000012C000000932815608ACB165837.png" xlink:type="simple" xlink:show="embed" xlink:actuate="onLoad" draw:mime-type="image/png"/></draw:frame><text:bookmark-start text:name="__RefHeading___Toc4864_1821013798111"/>Influence<text:span text:style-name="T33"> subpanel</text:span><text:bookmark-end text:name="__RefHeading___Toc4864_1821013798111"/></text:h>
      <text:h text:style-name="P21" text:outline-level="4"><text:bookmark-start text:name="__RefHeading___Toc4633_27823311012111"/>Layer<text:bookmark-end text:name="__RefHeading___Toc4633_27823311012111"/></text:h>
      <text:p text:style-name="P34">Restricts the effect only to one layer or to any layers that share the same pass index. Click to pick the layer that you want to use.</text:p>
      <text:h text:style-name="P114" text:outline-level="5"><text:bookmark-start text:name="__RefHeading___Toc6365_49411926011"/>Inver<text:span text:style-name="T19">se Layers</text:span><text:bookmark-end text:name="__RefHeading___Toc6365_49411926011"/></text:h>
      <text:p text:style-name="P34">Inverts the influence.</text:p>
      <text:h text:style-name="P21" text:outline-level="4"><text:bookmark-start text:name="__RefHeading___Toc4637_27823311012111"/>Pass<text:bookmark-end text:name="__RefHeading___Toc4637_27823311012111"/></text:h>
      <text:p text:style-name="P41">The layer pass index.</text:p>
      <text:h text:style-name="P114" text:outline-level="5"><text:bookmark-start text:name="__RefHeading___Toc4639_27823311012111"/>Inver<text:span text:style-name="T19">se Pass</text:span><text:bookmark-end text:name="__RefHeading___Toc4639_27823311012111"/></text:h>
      <text:p text:style-name="P34">Inverts the influence.</text:p>
      <text:h text:style-name="P21" text:outline-level="4"><text:bookmark-start text:name="__RefHeading___Toc4641_27823311012111"/>Material<text:bookmark-end text:name="__RefHeading___Toc4641_27823311012111"/></text:h>
      <text:p text:style-name="P34">Restricts the effect only to material that share the same material or pass index. Click to pick the material that you want to use.</text:p>
      <text:h text:style-name="P114" text:outline-level="5"><text:bookmark-start text:name="__RefHeading___Toc4643_27823311012111"/><text:soft-page-break/>Inver<text:span text:style-name="T19">t Materials</text:span><text:bookmark-end text:name="__RefHeading___Toc4643_27823311012111"/></text:h>
      <text:p text:style-name="P34">Inverts the influence.</text:p>
      <text:h text:style-name="P21" text:outline-level="4"><text:bookmark-start text:name="__RefHeading___Toc4645_27823311012111"/>Pass<text:bookmark-end text:name="__RefHeading___Toc4645_27823311012111"/></text:h>
      <text:p text:style-name="P41">The material pass index.</text:p>
      <text:h text:style-name="P114" text:outline-level="5"><text:bookmark-start text:name="__RefHeading___Toc6367_49411926011"/>Inver<text:span text:style-name="T19">se Pass</text:span><text:bookmark-end text:name="__RefHeading___Toc6367_49411926011"/></text:h>
      <text:p text:style-name="P34">Inverts the influence.</text:p>
      <text:h text:style-name="Heading_20_4" text:outline-level="4"><text:bookmark-start text:name="__RefHeading___Toc2840_1644991"/>Vertex Group<text:bookmark-end text:name="__RefHeading___Toc2840_1644991"/></text:h>
      <text:p text:style-name="P71">Assign a vertex group to modulate the deform.</text:p>
      <text:h text:style-name="P114" text:outline-level="5"><text:bookmark-start text:name="__RefHeading___Toc2842_1644991"/>Inver<text:span text:style-name="T19">se Pass</text:span><text:bookmark-end text:name="__RefHeading___Toc2842_1644991"/></text:h>
      <text:p text:style-name="P34">Inverts the influence.</text:p>
      <text:p text:style-name="Horizontal_20_Line"/>
      <text:h text:style-name="Heading_20_2" text:outline-level="2"><draw:frame draw:style-name="fr1" draw:name="Bild11" text:anchor-type="paragraph" svg:y="0.037cm" svg:width="5.061cm" svg:height="3.57cm" draw:z-index="21"><draw:image xlink:href="Pictures/100000010000012B000000D31E0C3C5758E3EE23.png" xlink:type="simple" xlink:show="embed" xlink:actuate="onLoad" draw:mime-type="image/png"/></draw:frame><text:bookmark-start text:name="__RefHeading___Toc7188_2292142587"/>Length<text:bookmark-end text:name="__RefHeading___Toc7188_2292142587"/></text:h>
      <text:p text:style-name="Text_20_body">The Length Modifier extends or shortens the original strokes length.</text:p>
      <text:p text:style-name="Text_20_body"/>
      <text:p text:style-name="Text_20_body"/>
      <text:h text:style-name="Heading_20_3" text:outline-level="3"><draw:frame draw:style-name="fr1" draw:name="Bild12" text:anchor-type="paragraph" svg:y="0.699cm" svg:width="2.57cm" svg:height="1.371cm" draw:z-index="22"><draw:image xlink:href="Pictures/10000001000000980000005119B83342D5F47C6C.png" xlink:type="simple" xlink:show="embed" xlink:actuate="onLoad" draw:mime-type="image/png"/></draw:frame><text:bookmark-start text:name="__RefHeading___Toc7190_2292142587"/>Mod<text:span text:style-name="T7">e</text:span><text:bookmark-end text:name="__RefHeading___Toc7190_2292142587"/></text:h>
      <text:p text:style-name="Text_20_body">Defines the mode to use for the length calculation.<text:span text:style-name="T7"> Relative to the length of the grease pencil stroke, or absolute in geometry space.</text:span></text:p>
      <text:h text:style-name="Heading_20_3" text:outline-level="3"><text:bookmark-start text:name="__RefHeading___Toc7192_2292142587"/>Factor Start/End<text:bookmark-end text:name="__RefHeading___Toc7192_2292142587"/></text:h>
      <text:p text:style-name="Text_20_body">Length difference for each stroke.</text:p>
      <text:h text:style-name="Heading_20_3" text:outline-level="3"><text:bookmark-start text:name="__RefHeading___Toc7194_2292142587"/>Used Length <text:bookmark-end text:name="__RefHeading___Toc7194_2292142587"/></text:h>
      <text:p text:style-name="P46">What position of the stroke is used for the calculation of the extension.</text:p>
      <text:h text:style-name="Heading_20_3" text:outline-level="3"><draw:frame draw:style-name="fr1" draw:name="Bild31" text:anchor-type="paragraph" svg:y="0.699cm" svg:width="5.061cm" svg:height="2.18cm" draw:z-index="45"><draw:image xlink:href="Pictures/100000010000012B00000081E065352FB6F76B9A.png" xlink:type="simple" xlink:show="embed" xlink:actuate="onLoad" draw:mime-type="image/png"/></draw:frame><text:bookmark-start text:name="__RefHeading___Toc7196_2292142587"/>Curvature subpanel<text:bookmark-end text:name="__RefHeading___Toc7196_2292142587"/></text:h>
      <text:p text:style-name="P46">Follow the curvature of the stroke.</text:p>
      <text:h text:style-name="Heading_20_4" text:outline-level="4"><text:bookmark-start text:name="__RefHeading___Toc7198_2292142587"/>Point Density<text:bookmark-end text:name="__RefHeading___Toc7198_2292142587"/></text:h>
      <text:p text:style-name="P46">Multiplied by Start/End for the total added point count.</text:p>
      <text:h text:style-name="Heading_20_4" text:outline-level="4"><text:bookmark-start text:name="__RefHeading___Toc7200_2292142587"/>Segment Influence<text:bookmark-end text:name="__RefHeading___Toc7200_2292142587"/></text:h>
      <text:p text:style-name="P46">How much the length of the individual segments should influence the final computed curvature.</text:p>
      <text:h text:style-name="Heading_20_4" text:outline-level="4"><text:bookmark-start text:name="__RefHeading___Toc7202_2292142587"/>Filter Angle<text:bookmark-end text:name="__RefHeading___Toc7202_2292142587"/></text:h>
      <text:p text:style-name="P46">Ignore points of the stroke that derivate from their neighbours by more than this angle.</text:p>
      <text:h text:style-name="Heading_20_4" text:outline-level="4"><text:bookmark-start text:name="__RefHeading___Toc7204_2292142587"/><text:soft-page-break/>Invert<text:bookmark-end text:name="__RefHeading___Toc7204_2292142587"/></text:h>
      <text:p text:style-name="P46">Invert the curvature of the stroke's extension.</text:p>
      <text:h text:style-name="Heading_20_3" text:outline-level="3"><draw:frame draw:style-name="fr1" draw:name="Bild33" text:anchor-type="paragraph" svg:y="0.699cm" svg:width="5.099cm" svg:height="3.35cm" draw:z-index="46"><draw:image xlink:href="Pictures/100000010000012D000000C6AF86D4595C26214D.png" xlink:type="simple" xlink:show="embed" xlink:actuate="onLoad" draw:mime-type="image/png"/></draw:frame><text:bookmark-start text:name="__RefHeading___Toc5045_3148845705"/>Random Offset subpanel<text:bookmark-end text:name="__RefHeading___Toc5045_3148845705"/></text:h>
      <text:p text:style-name="P65">Randomization for the start / end lengths.</text:p>
      <text:h text:style-name="Heading_20_4" text:outline-level="4"><text:bookmark-start text:name="__RefHeading___Toc5047_3148845705"/>Random offset <text:span text:style-name="T35">S</text:span>tart<text:bookmark-end text:name="__RefHeading___Toc5047_3148845705"/></text:h>
      <text:p text:style-name="P65">Size of random length added to the start of each stroke.</text:p>
      <text:h text:style-name="Heading_20_4" text:outline-level="4"><text:bookmark-start text:name="__RefHeading___Toc5049_3148845705"/>Random offset <text:span text:style-name="T35">E</text:span>nd<text:bookmark-end text:name="__RefHeading___Toc5049_3148845705"/></text:h>
      <text:p text:style-name="P65">Size of random length added to the end of each stroke.</text:p>
      <text:h text:style-name="Heading_20_4" text:outline-level="4"><text:bookmark-start text:name="__RefHeading___Toc5051_3148845705"/>Random <text:span text:style-name="T35">N</text:span>oise <text:span text:style-name="T35">O</text:span>ffset<text:bookmark-end text:name="__RefHeading___Toc5051_3148845705"/></text:h>
      <text:p text:style-name="P65">Smoothly offset the random value of each stroke.</text:p>
      <text:h text:style-name="Heading_20_4" text:outline-level="4"><text:bookmark-start text:name="__RefHeading___Toc5053_3148845705"/>Seed<text:bookmark-end text:name="__RefHeading___Toc5053_3148845705"/></text:h>
      <text:p text:style-name="P65">The random seed value.</text:p>
      <text:h text:style-name="Heading_20_4" text:outline-level="4"><text:bookmark-start text:name="__RefHeading___Toc5055_3148845705"/>Randomize subpanel<text:bookmark-end text:name="__RefHeading___Toc5055_3148845705"/></text:h>
      <text:p text:style-name="P65">Use random values over time.</text:p>
      <text:h text:style-name="Heading_20_5" text:outline-level="5"><text:bookmark-start text:name="__RefHeading___Toc5057_3148845705"/>Step<text:bookmark-end text:name="__RefHeading___Toc5057_3148845705"/></text:h>
      <text:p text:style-name="P65">Number of frames before recalculate random values again.</text:p>
      <text:p text:style-name="Horizontal_20_Line"/>
      <text:h text:style-name="P104" text:outline-level="3"><draw:frame draw:style-name="fr1" draw:name="Bild13" text:anchor-type="paragraph" svg:y="0.037cm" svg:width="5.001cm" svg:height="2.17cm" draw:z-index="23"><draw:image xlink:href="Pictures/100000010000012700000080F73388BAA8F752B0.png" xlink:type="simple" xlink:show="embed" xlink:actuate="onLoad" draw:mime-type="image/png"/></draw:frame><text:bookmark-start text:name="__RefHeading___Toc4864_182101379811"/>Influence<text:span text:style-name="T33"> subpanel</text:span><text:bookmark-end text:name="__RefHeading___Toc4864_182101379811"/></text:h>
      <text:h text:style-name="P14" text:outline-level="4"><text:bookmark-start text:name="__RefHeading___Toc4633_2782331101211"/>Layer<text:bookmark-end text:name="__RefHeading___Toc4633_2782331101211"/></text:h>
      <text:p text:style-name="P30">Restricts the effect only to one layer or to any layers that share the same pass index. Click to pick the layer that you want to use.</text:p>
      <text:h text:style-name="P115" text:outline-level="5"><text:bookmark-start text:name="__RefHeading___Toc6365_4941192601"/>Inver<text:span text:style-name="T19">se Layers</text:span><text:bookmark-end text:name="__RefHeading___Toc6365_4941192601"/></text:h>
      <text:p text:style-name="P30">Inverts the influence.</text:p>
      <text:h text:style-name="P14" text:outline-level="4"><text:bookmark-start text:name="__RefHeading___Toc4637_2782331101211"/>Pass<text:bookmark-end text:name="__RefHeading___Toc4637_2782331101211"/></text:h>
      <text:p text:style-name="P37">The layer pass index.</text:p>
      <text:h text:style-name="P115" text:outline-level="5"><text:bookmark-start text:name="__RefHeading___Toc4639_2782331101211"/>Inver<text:span text:style-name="T19">se Pass</text:span><text:bookmark-end text:name="__RefHeading___Toc4639_2782331101211"/></text:h>
      <text:p text:style-name="P30">Inverts the influence.</text:p>
      <text:h text:style-name="P14" text:outline-level="4"><text:bookmark-start text:name="__RefHeading___Toc4641_2782331101211"/>Material<text:bookmark-end text:name="__RefHeading___Toc4641_2782331101211"/></text:h>
      <text:p text:style-name="P30">Restricts the effect only to material that share the same material or pass index. Click to pick the material that you want to use.</text:p>
      <text:h text:style-name="P115" text:outline-level="5"><text:bookmark-start text:name="__RefHeading___Toc4643_2782331101211"/><text:soft-page-break/>Inver<text:span text:style-name="T19">t Materials</text:span><text:bookmark-end text:name="__RefHeading___Toc4643_2782331101211"/></text:h>
      <text:p text:style-name="P30">Inverts the influence.</text:p>
      <text:h text:style-name="P14" text:outline-level="4"><text:bookmark-start text:name="__RefHeading___Toc4645_2782331101211"/>Pass<text:bookmark-end text:name="__RefHeading___Toc4645_2782331101211"/></text:h>
      <text:p text:style-name="P37">The material pass index.</text:p>
      <text:h text:style-name="P115" text:outline-level="5"><text:bookmark-start text:name="__RefHeading___Toc6367_4941192601"/>Inver<text:span text:style-name="T19">se Pass</text:span><text:bookmark-end text:name="__RefHeading___Toc6367_4941192601"/></text:h>
      <text:p text:style-name="P30">Inverts the influence.</text:p>
      <text:p text:style-name="Horizontal_20_Line"/>
      <text:h text:style-name="Heading_20_2" text:outline-level="2"><draw:frame draw:style-name="fr1" draw:name="Bild14" text:anchor-type="paragraph" svg:y="0.056cm" svg:width="5.129cm" svg:height="7.541cm" draw:z-index="24"><draw:image xlink:href="Pictures/100000010000012F000001BDD8EAFD826FDEA6A9.png" xlink:type="simple" xlink:show="embed" xlink:actuate="onLoad" draw:mime-type="image/png"/></draw:frame><text:bookmark-start text:name="__RefHeading___Toc3141_3446489645"/>Line Art<text:bookmark-end text:name="__RefHeading___Toc3141_3446489645"/></text:h>
      <text:p text:style-name="Text_20_body">The Line Art modifier generates stylized line art from the scene or selected source collection or objects.</text:p>
      <text:p text:style-name="Text_20_body">Note<text:span text:style-name="T22"> that d</text:span>ue to lack of global cache at the moment, each Line Art modifier will run the entire occlusion calculation for itself. So if you have multiple line art modifiers to select different parts of the scene (to apply different styles, etc.), the evaluation will take much longer. There are plans to remedy this in the future, but this is a known limitation for now.</text:p>
      <text:p text:style-name="Text_20_body"/>
      <text:p text:style-name="Text_20_body"/>
      <text:h text:style-name="Heading_20_3" text:outline-level="3"><draw:frame draw:style-name="fr1" draw:name="Bild15" text:anchor-type="paragraph" svg:y="0.57cm" svg:width="2.589cm" svg:height="1.76cm" draw:z-index="25"><draw:image xlink:href="Pictures/1000000100000099000000685037C96D8B840570.png" xlink:type="simple" xlink:show="embed" xlink:actuate="onLoad" draw:mime-type="image/png"/></draw:frame><text:bookmark-start text:name="__RefHeading___Toc3137_2783716793"/>Source Type<text:bookmark-end text:name="__RefHeading___Toc3137_2783716793"/></text:h>
      <text:p text:style-name="Text_20_body">What type of geometry source should line art be generated from.</text:p>
      <text:p text:style-name="P47"/>
      <text:h text:style-name="P15" text:outline-level="4"><draw:frame draw:style-name="fr1" draw:name="Bild16" text:anchor-type="paragraph" svg:y="0.422cm" svg:width="5.129cm" svg:height="2.69cm" draw:z-index="26"><draw:image xlink:href="Pictures/100000010000012F0000009F6D68973CD7A70E17.png" xlink:type="simple" xlink:show="embed" xlink:actuate="onLoad" draw:mime-type="image/png"/></draw:frame><text:bookmark-start text:name="__RefHeading___Toc3139_2783716793"/>Collection<text:bookmark-end text:name="__RefHeading___Toc3139_2783716793"/></text:h>
      <text:h text:style-name="Heading_20_5" text:outline-level="5"><text:bookmark-start text:name="__RefHeading___Toc3141_2783716793"/>Collection<text:bookmark-end text:name="__RefHeading___Toc3141_2783716793"/></text:h>
      <text:p text:style-name="P47">The collection where you want to apply the line art to.</text:p>
      <text:h text:style-name="Heading_20_6" text:outline-level="6"><text:bookmark-start text:name="__RefHeading___Toc2783_38244299"/>Invert<text:bookmark-end text:name="__RefHeading___Toc2783_38244299"/></text:h>
      <text:p text:style-name="P67">Inverts the selection of collections.</text:p>
      <text:h text:style-name="Heading_20_5" text:outline-level="5"><text:bookmark-start text:name="__RefHeading___Toc3143_2783716793"/>Layer<text:bookmark-end text:name="__RefHeading___Toc3143_2783716793"/></text:h>
      <text:p text:style-name="P47">Grease Pencil layer that is assigned to the generated strokes.</text:p>
      <text:h text:style-name="Heading_20_5" text:outline-level="5"><text:bookmark-start text:name="__RefHeading___Toc3145_2783716793"/>Material<text:bookmark-end text:name="__RefHeading___Toc3145_2783716793"/></text:h>
      <text:p text:style-name="P47">Grease pencil material assigned to the generated strokes.</text:p>
      <text:h text:style-name="Heading_20_5" text:outline-level="5"><text:bookmark-start text:name="__RefHeading___Toc3316_1886385222"/>Line Thickness<text:bookmark-end text:name="__RefHeading___Toc3316_1886385222"/></text:h>
      <text:p text:style-name="P80">The thickness of the line.</text:p>
      <text:h text:style-name="Heading_20_5" text:outline-level="5"><text:bookmark-start text:name="__RefHeading___Toc3318_1886385222"/><text:soft-page-break/>Opacity<text:bookmark-end text:name="__RefHeading___Toc3318_1886385222"/></text:h>
      <text:p text:style-name="P80">The opacity of the line.</text:p>
      <text:p text:style-name="Horizontal_20_Line"/>
      <text:h text:style-name="P15" text:outline-level="4"><draw:frame draw:style-name="fr1" draw:name="Bild17" text:anchor-type="paragraph" svg:y="0.056cm" svg:width="5.129cm" svg:height="2.889cm" draw:z-index="27"><draw:image xlink:href="Pictures/100000010000012F000000AB4FBCAFA72AE492C6.png" xlink:type="simple" xlink:show="embed" xlink:actuate="onLoad" draw:mime-type="image/png"/></draw:frame><text:bookmark-start text:name="__RefHeading___Toc3147_2783716793"/>Object<text:bookmark-end text:name="__RefHeading___Toc3147_2783716793"/></text:h>
      <text:h text:style-name="P116" text:outline-level="5"><text:bookmark-start text:name="__RefHeading___Toc3149_2783716793"/>Object<text:bookmark-end text:name="__RefHeading___Toc3149_2783716793"/></text:h>
      <text:p text:style-name="P47">The object where you want to apply the line art to.</text:p>
      <text:h text:style-name="P117" text:outline-level="5"><text:bookmark-start text:name="__RefHeading___Toc3151_2783716793"/>Layer<text:bookmark-end text:name="__RefHeading___Toc3151_2783716793"/></text:h>
      <text:p text:style-name="P47">Grease Pencil layer that is assigned to the generated strokes.</text:p>
      <text:h text:style-name="P117" text:outline-level="5"><text:bookmark-start text:name="__RefHeading___Toc3153_2783716793"/>Material<text:bookmark-end text:name="__RefHeading___Toc3153_2783716793"/></text:h>
      <text:p text:style-name="P47">Grease pencil material assigned to the generated strokes.</text:p>
      <text:h text:style-name="P118" text:outline-level="5"><text:bookmark-start text:name="__RefHeading___Toc3320_1886385222"/>Line Thickness<text:bookmark-end text:name="__RefHeading___Toc3320_1886385222"/></text:h>
      <text:p text:style-name="P80">The thickness of the line.</text:p>
      <text:h text:style-name="P118" text:outline-level="5"><text:bookmark-start text:name="__RefHeading___Toc3322_1886385222"/>Opacity<text:bookmark-end text:name="__RefHeading___Toc3322_1886385222"/></text:h>
      <text:p text:style-name="P80">The opacity of the line.</text:p>
      <text:p text:style-name="Horizontal_20_Line"/>
      <text:h text:style-name="Heading_20_4" text:outline-level="4"><draw:frame draw:style-name="fr1" draw:name="Bild18" text:anchor-type="paragraph" svg:y="0.056cm" svg:width="5.061cm" svg:height="2.439cm" draw:z-index="28"><draw:image xlink:href="Pictures/100000010000012B00000090234D410A0CC91404.png" xlink:type="simple" xlink:show="embed" xlink:actuate="onLoad" draw:mime-type="image/png"/></draw:frame><text:bookmark-start text:name="__RefHeading___Toc3155_2783716793"/>Scene<text:bookmark-end text:name="__RefHeading___Toc3155_2783716793"/></text:h>
      <text:p text:style-name="P47">Applies the line art grease pencil strokes to the whole scene.</text:p>
      <text:h text:style-name="P117" text:outline-level="5"><text:bookmark-start text:name="__RefHeading___Toc3157_2783716793"/>Layer<text:bookmark-end text:name="__RefHeading___Toc3157_2783716793"/></text:h>
      <text:p text:style-name="P47">Grease Pencil layer that is assigned to the generated strokes.</text:p>
      <text:h text:style-name="P117" text:outline-level="5"><text:bookmark-start text:name="__RefHeading___Toc3159_2783716793"/>Material<text:bookmark-end text:name="__RefHeading___Toc3159_2783716793"/></text:h>
      <text:p text:style-name="P47">Grease pencil material assigned to the generated strokes.</text:p>
      <text:h text:style-name="P118" text:outline-level="5"><text:bookmark-start text:name="__RefHeading___Toc3324_1886385222"/>Line Thickness<text:bookmark-end text:name="__RefHeading___Toc3324_1886385222"/></text:h>
      <text:p text:style-name="P80">The thickness of the line.</text:p>
      <text:h text:style-name="P118" text:outline-level="5"><text:bookmark-start text:name="__RefHeading___Toc3326_1886385222"/>Opacity<text:bookmark-end text:name="__RefHeading___Toc3326_1886385222"/></text:h>
      <text:p text:style-name="P80">The opacity of the line.</text:p>
      <text:p text:style-name="Horizontal_20_Line"/>
      <text:h text:style-name="Heading_20_3" text:outline-level="3"><draw:frame draw:style-name="fr1" draw:name="Bild19" text:anchor-type="paragraph" svg:y="0.056cm" svg:width="5.08cm" svg:height="4.761cm" draw:z-index="29"><draw:image xlink:href="Pictures/100000010000012C0000011961AFE0F2DC4F0F8F.png" xlink:type="simple" xlink:show="embed" xlink:actuate="onLoad" draw:mime-type="image/png"/></draw:frame><text:bookmark-start text:name="__RefHeading___Toc3161_2783716793"/>Edge types subpanel<text:bookmark-end text:name="__RefHeading___Toc3161_2783716793"/></text:h>
      <text:p text:style-name="P47">Which kind of edges to influence.</text:p>
      <text:p text:style-name="P47"/>
      <text:p text:style-name="P47"/>
      <text:p text:style-name="P47"/>
      <text:h text:style-name="Heading_20_4" text:outline-level="4"><text:bookmark-start text:name="__RefHeading___Toc3328_1886385222"/><text:soft-page-break/>Illumination filtering<text:bookmark-end text:name="__RefHeading___Toc3328_1886385222"/></text:h>
      <text:p text:style-name="P83"><draw:frame draw:style-name="fr1" draw:name="Bild44" text:anchor-type="paragraph" svg:y="0.056cm" svg:width="3.57cm" svg:height="2.131cm" draw:z-index="56"><draw:image xlink:href="Pictures/10000001000000D30000007E06273FAD12981FB7.png" xlink:type="simple" xlink:show="embed" xlink:actuate="onLoad" draw:mime-type="image/png"/></draw:frame>You need to pick a light object in the Light Reference panel. How to thread the shadow region filtering.<text:span text:style-name="T40"> The names should be self explaining.</text:span></text:p>
      <text:h text:style-name="Heading_20_4" text:outline-level="4"><text:bookmark-start text:name="__RefHeading___Toc3330_1886385222"/>Use Contour<text:bookmark-end text:name="__RefHeading___Toc3330_1886385222"/></text:h>
      <text:p text:style-name="P81">Use a contour.</text:p>
      <text:h text:style-name="Heading_20_5" text:outline-level="5"><draw:frame draw:style-name="fr1" draw:name="Bild43" text:anchor-type="paragraph" svg:y="0.056cm" svg:width="2.35cm" svg:height="1.78cm" draw:z-index="55"><draw:image xlink:href="Pictures/100000010000008B00000069DD7E2D6436D311DC.png" xlink:type="simple" xlink:show="embed" xlink:actuate="onLoad" draw:mime-type="image/png"/></draw:frame><text:bookmark-start text:name="__RefHeading___Toc3332_1886385222"/>Silhouette Filtering<text:bookmark-end text:name="__RefHeading___Toc3332_1886385222"/></text:h>
      <text:p text:style-name="P81">What kind of contour to use.</text:p>
      <text:h text:style-name="Heading_20_4" text:outline-level="4"><text:bookmark-start text:name="__RefHeading___Toc3334_1886385222"/>Use Crease<text:bookmark-end text:name="__RefHeading___Toc3334_1886385222"/></text:h>
      <text:p text:style-name="P82">Generate strokes from crease edges.</text:p>
      <text:h text:style-name="Heading_20_5" text:outline-level="5"><text:bookmark-start text:name="__RefHeading___Toc3336_1886385222"/>Crease Threshold<text:bookmark-end text:name="__RefHeading___Toc3336_1886385222"/></text:h>
      <text:p text:style-name="P82">Angles smaller than this value will be treaten as creases.</text:p>
      <text:h text:style-name="Heading_20_4" text:outline-level="4"><text:bookmark-start text:name="__RefHeading___Toc3163_2783716793"/>Crease<text:bookmark-end text:name="__RefHeading___Toc3163_2783716793"/></text:h>
      <text:p text:style-name="P47">Influence crease edges. The angle what edges are treaten as creases can be adjusted in the edit box.</text:p>
      <text:h text:style-name="Heading_20_4" text:outline-level="4"><text:bookmark-start text:name="__RefHeading___Toc3338_1886385222"/>Material Borders<text:bookmark-end text:name="__RefHeading___Toc3338_1886385222"/></text:h>
      <text:p text:style-name="P82">Generate strokes from borders between materials.</text:p>
      <text:h text:style-name="Heading_20_4" text:outline-level="4"><text:bookmark-start text:name="__RefHeading___Toc3340_1886385222"/>Intersections<text:bookmark-end text:name="__RefHeading___Toc3340_1886385222"/></text:h>
      <text:p text:style-name="P82">Generate strokes from intersections.</text:p>
      <text:h text:style-name="Heading_20_4" text:outline-level="4"><text:bookmark-start text:name="__RefHeading___Toc3342_1886385222"/>Edge Marks<text:bookmark-end text:name="__RefHeading___Toc3342_1886385222"/></text:h>
      <text:p text:style-name="P82">Generate strokes from edge marks.</text:p>
      <text:h text:style-name="Heading_20_4" text:outline-level="4"><text:bookmark-start text:name="__RefHeading___Toc3344_1886385222"/>Loose<text:bookmark-end text:name="__RefHeading___Toc3344_1886385222"/></text:h>
      <text:p text:style-name="P83">Generate strokes from loose geometry.</text:p>
      <text:h text:style-name="Heading_20_4" text:outline-level="4"><text:bookmark-start text:name="__RefHeading___Toc3346_1886385222"/>Light Contour<text:bookmark-end text:name="__RefHeading___Toc3346_1886385222"/></text:h>
      <text:p text:style-name="P83">You need to pick a light object in the Light Reference panel. Generate light shadow separation lines from a referenced light object.</text:p>
      <text:h text:style-name="Heading_20_4" text:outline-level="4"><text:bookmark-start text:name="__RefHeading___Toc3348_1886385222"/>Cast Shadow<text:bookmark-end text:name="__RefHeading___Toc3348_1886385222"/></text:h>
      <text:p text:style-name="P83">You need to pick a light object in the Light Reference panel. The line casts shadow. </text:p>
      <text:h text:style-name="Heading_20_4" text:outline-level="4"><text:bookmark-start text:name="__RefHeading___Toc3165_2783716793"/>Allow Overlap<text:span text:style-name="T39">ing Types</text:span><text:bookmark-end text:name="__RefHeading___Toc3165_2783716793"/></text:h>
      <text:p text:style-name="P48">Allow an edge to have multiple overlapping types.</text:p>
      <text:p text:style-name="P84"/>
      <text:h text:style-name="P105" text:outline-level="3"><draw:frame draw:style-name="fr4" draw:name="Bild45" text:anchor-type="paragraph" svg:y="0.056cm" svg:width="5.08cm" svg:height="2.131cm" draw:z-index="57"><draw:image xlink:href="Pictures/100000010000012C0000007EC6229DE9B1B3F394.png" xlink:type="simple" xlink:show="embed" xlink:actuate="onLoad" draw:mime-type="image/png"/></draw:frame><text:bookmark-start text:name="__RefHeading___Toc3167_27837167931"/><text:soft-page-break/><text:span text:style-name="T40">Light Reference</text:span><text:span text:style-name="T23"> subpanel</text:span><text:bookmark-end text:name="__RefHeading___Toc3167_27837167931"/></text:h>
      <text:p text:style-name="P85">This panel allows you to add a light object as a source for line art.</text:p>
      <text:h text:style-name="Heading_20_4" text:outline-level="4"><text:bookmark-start text:name="__RefHeading___Toc3350_1886385222"/>Light Object<text:bookmark-end text:name="__RefHeading___Toc3350_1886385222"/></text:h>
      <text:p text:style-name="P85">Pick the light source.</text:p>
      <text:h text:style-name="Heading_20_4" text:outline-level="4"><text:bookmark-start text:name="__RefHeading___Toc3352_1886385222"/>Shadow Camera Size<text:bookmark-end text:name="__RefHeading___Toc3352_1886385222"/></text:h>
      <text:p text:style-name="P85">Represents the orthographic scale of an ortho camera. It calculates the area to cover.</text:p>
      <text:h text:style-name="Heading_20_4" text:outline-level="4"><text:bookmark-start text:name="__RefHeading___Toc3354_1886385222"/>Near<text:bookmark-end text:name="__RefHeading___Toc3354_1886385222"/></text:h>
      <text:p text:style-name="P85">The near clip plane of the shadow camera.</text:p>
      <text:h text:style-name="Heading_20_4" text:outline-level="4"><text:bookmark-start text:name="__RefHeading___Toc3356_1886385222"/>Far<text:bookmark-end text:name="__RefHeading___Toc3356_1886385222"/></text:h>
      <text:p text:style-name="P85">The far clip plane of the shadow camera.</text:p>
      <text:p text:style-name="Horizontal_20_Line"/>
      <text:h text:style-name="Heading_20_3" text:outline-level="3"><draw:frame draw:style-name="fr4" draw:name="Bild20" text:anchor-type="paragraph" svg:y="0.056cm" svg:width="6.35cm" svg:height="3.129cm" draw:z-index="30"><draw:image xlink:href="Pictures/1000000100000177000000B9AA3453E4BFFCE023.png" xlink:type="simple" xlink:show="embed" xlink:actuate="onLoad" draw:mime-type="image/png"/></draw:frame><text:bookmark-start text:name="__RefHeading___Toc3167_2783716793"/>Geometry Processing<text:span text:style-name="T23"> subpanel</text:span><text:bookmark-end text:name="__RefHeading___Toc3167_2783716793"/></text:h>
      <text:p text:style-name="Text_20_body"/>
      <text:p text:style-name="Text_20_body"/>
      <text:p text:style-name="Text_20_body"/>
      <text:h text:style-name="Heading_20_4" text:outline-level="4"><text:bookmark-start text:name="__RefHeading___Toc2584_3472341252"/>Custom Camera<text:bookmark-end text:name="__RefHeading___Toc2584_3472341252"/></text:h>
      <text:p text:style-name="P63">Allows to pick a different camera than the active scene camera for line art rendering.</text:p>
      <text:h text:style-name="Heading_20_4" text:outline-level="4"><text:bookmark-start text:name="__RefHeading___Toc3173_2783716793"/>Overlapping Edges as Contour<text:bookmark-end text:name="__RefHeading___Toc3173_2783716793"/></text:h>
      <text:p text:style-name="Text_20_body">This option allows overlapping edges (e.g. from an edge split modifier or imported geometry where two edges occupy the exact same space) to be drawn as contour. Enabling this option will slow down the calculation slightly but it will handle edge overlapping cases without erroneous occlusion results.</text:p>
      <text:h text:style-name="Heading_20_4" text:outline-level="4"><text:bookmark-start text:name="__RefHeading___Toc3175_2783716793"/>Instanced Objects<text:bookmark-end text:name="__RefHeading___Toc3175_2783716793"/></text:h>
      <text:p text:style-name="Text_20_body">This option enables particles and other instanced objects to be loaded for line art calculation. There will be performance impact when there are a large amount of instanced objects in the scene.</text:p>
      <text:h text:style-name="Heading_20_4" text:outline-level="4"><text:bookmark-start text:name="__RefHeading___Toc3177_2783716793"/>Clipping Boundaries<text:bookmark-end text:name="__RefHeading___Toc3177_2783716793"/></text:h>
      <text:p text:style-name="Text_20_body">When enabled, line art will generate clipping lines as contour type at the place where near or far clipping planes cut the model. Otherwise there will be no lines.</text:p>
      <text:h text:style-name="Heading_20_4" text:outline-level="4"><text:bookmark-start text:name="__RefHeading___Toc3179_2783716793"/>Crease on Smooth<text:bookmark-end text:name="__RefHeading___Toc3179_2783716793"/></text:h>
      <text:p text:style-name="P48">Allow crease edges to show inside smooth surfaces.</text:p>
      <text:h text:style-name="Heading_20_4" text:outline-level="4"><text:bookmark-start text:name="__RefHeading___Toc3181_2783716793"/><text:soft-page-break/>Crease on Sharp<text:bookmark-end text:name="__RefHeading___Toc3181_2783716793"/></text:h>
      <text:p text:style-name="P48">Allow crease to show on sharp edges.</text:p>
      <text:h text:style-name="Heading_20_4" text:outline-level="4"><text:bookmark-start text:name="__RefHeading___Toc2746_3778473053"/><text:span text:style-name="T40">Force </text:span>Back<text:span text:style-name="T36"> F</text:span>ace Culling<text:bookmark-end text:name="__RefHeading___Toc2746_3778473053"/></text:h>
      <text:p text:style-name="P66">Remove all backfaces to speed up calculation.</text:p>
      <text:p text:style-name="Horizontal_20_Line"/>
      <text:h text:style-name="Heading_20_3" text:outline-level="3"><draw:frame draw:style-name="fr1" draw:name="Bild22" text:anchor-type="paragraph" svg:y="0.056cm" svg:width="5.129cm" svg:height="3.671cm" draw:z-index="31"><draw:image xlink:href="Pictures/100000010000012F000000D9DD87B09315AE7819.png" xlink:type="simple" xlink:show="embed" xlink:actuate="onLoad" draw:mime-type="image/png"/></draw:frame><text:bookmark-start text:name="__RefHeading___Toc3189_2783716793"/>Occlusion Subpanel<text:bookmark-end text:name="__RefHeading___Toc3189_2783716793"/></text:h>
      <text:h text:style-name="Heading_20_4" text:outline-level="4"><text:bookmark-start text:name="__RefHeading___Toc3191_2783716793"/>Range<text:bookmark-end text:name="__RefHeading___Toc3191_2783716793"/></text:h>
      <text:p text:style-name="P48">If<text:span text:style-name="T40"> </text:span>enabled, the modifier will select lines that have an occlusion level between start and end values.</text:p>
      <text:p text:style-name="P50">If not enabled just a single Level value slider shows.</text:p>
      <text:h text:style-name="Heading_20_4" text:outline-level="4"><text:bookmark-start text:name="__RefHeading___Toc3193_2783716793"/>Material Mask<text:span text:style-name="T40"> subpanel</text:span><text:bookmark-end text:name="__RefHeading___Toc3193_2783716793"/></text:h>
      <text:p text:style-name="P50">Use material masks to filter out occluded strokes. You need to have a range level higher than 0.</text:p>
      <text:h text:style-name="Heading_20_5" text:outline-level="5"><text:bookmark-start text:name="__RefHeading___Toc3195_2783716793"/>Masks<text:bookmark-end text:name="__RefHeading___Toc3195_2783716793"/></text:h>
      <text:p text:style-name="P50">Choose up to eight mask bits for the masking.</text:p>
      <text:h text:style-name="Heading_20_5" text:outline-level="5"><text:bookmark-start text:name="__RefHeading___Toc3197_2783716793"/>Exact match<text:bookmark-end text:name="__RefHeading___Toc3197_2783716793"/></text:h>
      <text:p text:style-name="P50">Require matching all material masks instead of just one.</text:p>
      <text:p text:style-name="Horizontal_20_Line"/>
      <text:h text:style-name="Heading_20_3" text:outline-level="3"><draw:frame draw:style-name="fr1" draw:name="Bild23" text:anchor-type="paragraph" svg:y="0.056cm" svg:width="5.08cm" svg:height="1.81cm" draw:z-index="32"><draw:image xlink:href="Pictures/100000010000012C0000006B4021EBDB1DDDBDB3.png" xlink:type="simple" xlink:show="embed" xlink:actuate="onLoad" draw:mime-type="image/png"/></draw:frame><text:bookmark-start text:name="__RefHeading___Toc3199_2783716793"/>Intersection<text:span text:style-name="T25"> subpanel</text:span><text:bookmark-end text:name="__RefHeading___Toc3199_2783716793"/></text:h>
      <text:h text:style-name="Heading_20_4" text:outline-level="4"><text:bookmark-start text:name="__RefHeading___Toc3201_2783716793"/>Collection Masks<text:bookmark-end text:name="__RefHeading___Toc3201_2783716793"/></text:h>
      <text:p text:style-name="P51">Choose up to eight mask bits for masking.</text:p>
      <text:h text:style-name="P119" text:outline-level="5"><text:bookmark-start text:name="__RefHeading___Toc3203_2783716793"/>Exact match<text:bookmark-end text:name="__RefHeading___Toc3203_2783716793"/></text:h>
      <text:p text:style-name="P52"><text:span text:style-name="T24">Require matching all </text:span><text:span text:style-name="T25">intersections</text:span><text:span text:style-name="T24"> instead of just one.</text:span></text:p>
      <text:p text:style-name="Horizontal_20_Line"/>
      <text:h text:style-name="Heading_20_3" text:outline-level="3"><draw:frame draw:style-name="fr1" draw:name="Bild24" text:anchor-type="paragraph" svg:y="0.056cm" svg:width="5.099cm" svg:height="1.709cm" draw:z-index="33"><draw:image xlink:href="Pictures/100000010000012D00000065E8A17DEB2F932AFE.png" xlink:type="simple" xlink:show="embed" xlink:actuate="onLoad" draw:mime-type="image/png"/></draw:frame><text:bookmark-start text:name="__RefHeading___Toc3205_2783716793"/>Face Mask Filtering<text:span text:style-name="T25"> subpanel</text:span><text:bookmark-end text:name="__RefHeading___Toc3205_2783716793"/></text:h>
      <text:p text:style-name="P51">Filter Feature Lines using Freestlye Face Masks.</text:p>
      <text:h text:style-name="Heading_20_4" text:outline-level="4"><text:bookmark-start text:name="__RefHeading___Toc3207_2783716793"/>Invert<text:bookmark-end text:name="__RefHeading___Toc3207_2783716793"/></text:h>
      <text:p text:style-name="P51">Invert face mask filtering.</text:p>
      <text:h text:style-name="Heading_20_4" text:outline-level="4"><text:bookmark-start text:name="__RefHeading___Toc3209_2783716793"/>Boundaries<text:bookmark-end text:name="__RefHeading___Toc3209_2783716793"/></text:h>
      <text:p text:style-name="P51">Filter feature lines based on face mask boundaries.</text:p>
      <text:h text:style-name="Heading_20_4" text:outline-level="4"><text:bookmark-start text:name="__RefHeading___Toc2748_3778473053"/><text:soft-page-break/>Keep Contour<text:bookmark-end text:name="__RefHeading___Toc2748_3778473053"/></text:h>
      <text:p text:style-name="P66">Preserve contour lines while filtering.</text:p>
      <text:p text:style-name="Horizontal_20_Line"/>
      <text:h text:style-name="Heading_20_3" text:outline-level="3"><draw:frame draw:style-name="fr1" draw:name="Bild25" text:anchor-type="paragraph" svg:y="0.056cm" svg:width="5.159cm" svg:height="4.32cm" draw:z-index="34"><draw:image xlink:href="Pictures/1000000100000131000000FF136D7280E60F08E5.png" xlink:type="simple" xlink:show="embed" xlink:actuate="onLoad" draw:mime-type="image/png"/></draw:frame><text:bookmark-start text:name="__RefHeading___Toc3211_2783716793"/>Chain<text:bookmark-end text:name="__RefHeading___Toc3211_2783716793"/></text:h>
      <text:h text:style-name="Heading_20_4" text:outline-level="4"><text:bookmark-start text:name="__RefHeading___Toc3213_2783716793"/>Intersection with Contour<text:bookmark-end text:name="__RefHeading___Toc3213_2783716793"/></text:h>
      <text:p text:style-name="P51">Allows intersection lines to be chained together with contour lines.</text:p>
      <text:h text:style-name="Heading_20_4" text:outline-level="4"><text:bookmark-start text:name="__RefHeading___Toc3215_2783716793"/>All Lines<text:bookmark-end text:name="__RefHeading___Toc3215_2783716793"/></text:h>
      <text:p text:style-name="P51">Enabling this option will cause all lines to have the type of contour and to be chained together.</text:p>
      <text:h text:style-name="Heading_20_4" text:outline-level="4"><text:bookmark-start text:name="__RefHeading___Toc3217_2783716793"/>Loose Edges<text:bookmark-end text:name="__RefHeading___Toc3217_2783716793"/></text:h>
      <text:p text:style-name="P53">Allow loose edges to be chained together.</text:p>
      <text:h text:style-name="Heading_20_4" text:outline-level="4"><text:bookmark-start text:name="__RefHeading___Toc3219_2783716793"/>Loose As Contour<text:bookmark-end text:name="__RefHeading___Toc3219_2783716793"/></text:h>
      <text:p text:style-name="P53">Loose edges will have contour type.</text:p>
      <text:h text:style-name="Heading_20_4" text:outline-level="4"><text:bookmark-start text:name="__RefHeading___Toc2750_3778473053"/>Preserve Detail<text:span text:style-name="T36">s</text:span><text:bookmark-end text:name="__RefHeading___Toc2750_3778473053"/></text:h>
      <text:p text:style-name="P66">Keep the zig-zag noise in initial chanining.</text:p>
      <text:h text:style-name="Heading_20_5" text:outline-level="5"><text:bookmark-start text:name="__RefHeading___Toc3221_2783716793"/>Geometry Space<text:bookmark-end text:name="__RefHeading___Toc3221_2783716793"/></text:h>
      <text:p text:style-name="P53">Use Geometry distance for chaining instead of image space.</text:p>
      <text:h text:style-name="Heading_20_4" text:outline-level="4"><text:bookmark-start text:name="__RefHeading___Toc3223_2783716793"/>Image Threshold<text:bookmark-end text:name="__RefHeading___Toc3223_2783716793"/></text:h>
      <text:p text:style-name="P53">Segments with an image distance smaller than this value will be chained together<text:span text:style-name="T32">.</text:span></text:p>
      <text:h text:style-name="Heading_20_4" text:outline-level="4"><text:bookmark-start text:name="__RefHeading___Toc2627_1733965251"/>Smooth tolerance<text:bookmark-end text:name="__RefHeading___Toc2627_1733965251"/></text:h>
      <text:p text:style-name="P64">Strength of smoothing applied on jagged chains.</text:p>
      <text:h text:style-name="Heading_20_4" text:outline-level="4"><text:bookmark-start text:name="__RefHeading___Toc3225_2783716793"/>Angle Splitting<text:bookmark-end text:name="__RefHeading___Toc3225_2783716793"/></text:h>
      <text:p text:style-name="P53">The angle in screen space below which a stroke is split into two.</text:p>
      <text:p text:style-name="Horizontal_20_Line"/>
      <text:h text:style-name="Heading_20_3" text:outline-level="3"><draw:frame draw:style-name="fr1" draw:name="Bild26" text:anchor-type="paragraph" svg:y="0.056cm" svg:width="5.099cm" svg:height="1.85cm" draw:z-index="35"><draw:image xlink:href="Pictures/100000010000012D0000006D31329E4BF6EA16D7.png" xlink:type="simple" xlink:show="embed" xlink:actuate="onLoad" draw:mime-type="image/png"/></draw:frame><text:bookmark-start text:name="__RefHeading___Toc3227_2783716793"/>Vertex Weight Transfer<text:span text:style-name="T26"> subpanel</text:span><text:bookmark-end text:name="__RefHeading___Toc3227_2783716793"/></text:h>
      <text:h text:style-name="Heading_20_4" text:outline-level="4"><text:bookmark-start text:name="__RefHeading___Toc3229_2783716793"/>Filter Source<text:bookmark-end text:name="__RefHeading___Toc3229_2783716793"/></text:h>
      <text:p text:style-name="Text_20_body">If source mesh has vertex groups whose name starts with this string, then the vertex weight info will be transferred into weight groups in Grease Pencil strokes.</text:p>
      <text:h text:style-name="Heading_20_5" text:outline-level="5"><text:bookmark-start text:name="__RefHeading___Toc3231_2783716793"/>Invert Vertex Group<text:bookmark-end text:name="__RefHeading___Toc3231_2783716793"/></text:h>
      <text:p text:style-name="P53">Inverts the selection.</text:p>
      <text:h text:style-name="Heading_20_4" text:outline-level="4"><text:bookmark-start text:name="__RefHeading___Toc3233_2783716793"/><text:soft-page-break/>Match Output<text:bookmark-end text:name="__RefHeading___Toc3233_2783716793"/></text:h>
      <text:p text:style-name="Text_20_body">Transfer the filtered object vertex weights into Grease Pencil weight groups with the same names as the filtered ones.</text:p>
      <text:h text:style-name="Heading_20_4" text:outline-level="4"><text:bookmark-start text:name="__RefHeading___Toc3235_2783716793"/>Target<text:bookmark-end text:name="__RefHeading___Toc3235_2783716793"/></text:h>
      <text:p text:style-name="Text_20_body">If Match Output is off, then a target vertex group has to be specified. If there are multiple weight groups copied into target, then the highest weight value is copied into it.</text:p>
      <text:p text:style-name="Horizontal_20_Line"/>
      <text:h text:style-name="Heading_20_3" text:outline-level="3"><draw:frame draw:style-name="fr1" draw:name="Bild30" text:anchor-type="paragraph" svg:y="0.056cm" svg:width="5.11cm" svg:height="2.29cm" draw:z-index="44"><draw:image xlink:href="Pictures/100000010000012E00000087DC7CB2C105C5A897.png" xlink:type="simple" xlink:show="embed" xlink:actuate="onLoad" draw:mime-type="image/png"/></draw:frame><text:bookmark-start text:name="__RefHeading___Toc2586_3472341252"/>Composit<text:span text:style-name="T31">ion</text:span><text:bookmark-end text:name="__RefHeading___Toc2586_3472341252"/></text:h>
      <text:h text:style-name="P20" text:outline-level="4"><text:bookmark-start text:name="__RefHeading___Toc2588_3472341252"/>Overscan<text:bookmark-end text:name="__RefHeading___Toc2588_3472341252"/></text:h>
      <text:p text:style-name="P49">A margin to prevent an abrupt end of the stroke at the edge of the image.</text:p>
      <text:h text:style-name="Heading_20_5" text:outline-level="5"><text:bookmark-start text:name="__RefHeading___Toc2590_3472341252"/>Image boundary trimming<text:bookmark-end text:name="__RefHeading___Toc2590_3472341252"/></text:h>
      <text:p text:style-name="P63">Trim all edges right at the boundary of image (including overscan region)</text:p>
      <text:h text:style-name="Heading_20_4" text:outline-level="4"><text:bookmark-start text:name="__RefHeading___Toc2592_3472341252"/>Depth Offset<text:bookmark-end text:name="__RefHeading___Toc2592_3472341252"/></text:h>
      <text:p text:style-name="P63">Move strokes slightly towards the camera to avoid clipping.</text:p>
      <text:h text:style-name="Heading_20_5" text:outline-level="5"><text:bookmark-start text:name="__RefHeading___Toc2594_3472341252"/>Towards custom camera<text:bookmark-end text:name="__RefHeading___Toc2594_3472341252"/></text:h>
      <text:p text:style-name="P63">Offset strokes towards selected camera instead of the active camera.</text:p>
      <text:p text:style-name="P54"/>
      <text:h text:style-name="Heading_20_3" text:outline-level="3"><draw:frame draw:style-name="fr1" draw:name="Bild27" text:anchor-type="paragraph" svg:y="0.056cm" svg:width="4.941cm" svg:height="2.101cm" draw:z-index="36"><draw:image xlink:href="Pictures/10000001000001240000007C685AD8CDA0E3945E.png" xlink:type="simple" xlink:show="embed" xlink:actuate="onLoad" draw:mime-type="image/png"/></draw:frame><text:bookmark-start text:name="__RefHeading___Toc3237_2783716793"/>Bake<text:span text:style-name="T26"> subpanel</text:span><text:bookmark-end text:name="__RefHeading___Toc3237_2783716793"/></text:h>
      <text:h text:style-name="Heading_20_4" text:outline-level="4"><text:bookmark-start text:name="__RefHeading___Toc3239_2783716793"/>Bake Line Art<text:span text:style-name="T27"> / Bake Line Art (All)</text:span><text:bookmark-end text:name="__RefHeading___Toc3239_2783716793"/></text:h>
      <text:p text:style-name="P55">Bakes Line Art strokes for active Grease Pencil object within the start, end frame range in scene. </text:p>
      <text:p text:style-name="P55">Bake Line Art (All) bakes all Grease Pencil objects that contains at least one Line Art modifier. After baking, baked Line Art modifier will be deactivated automatically.</text:p>
      <text:h text:style-name="Heading_20_4" text:outline-level="4"><text:bookmark-start text:name="__RefHeading___Toc3241_2783716793"/>Clear Baked Line Art<text:span text:style-name="T27"> / Clear Baked Line Art ( All)</text:span><text:bookmark-end text:name="__RefHeading___Toc3241_2783716793"/></text:h>
      <text:p text:style-name="P55">Clears baked line art frames within the scene frame range for active Grease Pencil object. </text:p>
      <text:p text:style-name="P55">Clear Baked Line Art (All) applies the same operation for all Grease Pencil objects that contains at least one Line Art modifier.</text:p>
      <text:p text:style-name="Horizontal_20_Line"/>
      <text:h text:style-name="Heading_20_2" text:outline-level="2"><draw:frame draw:style-name="fr1" draw:name="Bild49" text:anchor-type="paragraph" svg:y="0.056cm" svg:width="5.159cm" svg:height="1.951cm" draw:z-index="6"><draw:image xlink:href="Pictures/1000000100000131000000731E47170D04A1998E.png" xlink:type="simple" xlink:show="embed" xlink:actuate="onLoad" draw:mime-type="image/png"/></draw:frame><text:bookmark-start text:name="__RefHeading___Toc1094_1319927496"/>Mirror<text:bookmark-end text:name="__RefHeading___Toc1094_1319927496"/></text:h>
      <text:p text:style-name="P27">The Mirror modifier <text:span text:style-name="T30">for the Grease Pencil Object works in Object mode. It </text:span>mirrors <text:span text:style-name="T30">the object</text:span> along its local X, Y and/or Z axes, across the Object Origin. It can also use another object as the mirror center, then use that object’s local axes instead of its own.</text:p>
      <text:h text:style-name="Heading_20_3" text:outline-level="3"><text:bookmark-start text:name="__RefHeading___Toc9343_506257039"/><text:soft-page-break/>Object<text:bookmark-end text:name="__RefHeading___Toc9343_506257039"/></text:h>
      <text:p text:style-name="P62">Define an object to mirror at its origin instead of mirroring along the grease pencil origin.</text:p>
      <text:p text:style-name="Text_20_body">You can animate it to move the mirror axis.</text:p>
      <text:h text:style-name="P106" text:outline-level="3"><draw:frame draw:style-name="fr1" draw:name="Bild29" text:anchor-type="paragraph" svg:y="0.245cm" svg:width="4.979cm" svg:height="2.12cm" draw:z-index="43"><draw:image xlink:href="Pictures/10000001000001260000007D6B1DEDB669FE2449.png" xlink:type="simple" xlink:show="embed" xlink:actuate="onLoad" draw:mime-type="image/png"/></draw:frame><text:bookmark-start text:name="__RefHeading___Toc2560_3596428559"/>Influence<text:bookmark-end text:name="__RefHeading___Toc2560_3596428559"/></text:h>
      <text:h text:style-name="P19" text:outline-level="4"><text:bookmark-start text:name="__RefHeading___Toc4577_27823311011"/>Layer<text:bookmark-end text:name="__RefHeading___Toc4577_27823311011"/></text:h>
      <text:p text:style-name="P33">Restricts the effect only to one layer or to any layers that share the same pass index. Click to pick the layer that you want to use.</text:p>
      <text:h text:style-name="P120" text:outline-level="5"><text:bookmark-start text:name="__RefHeading___Toc4579_27823311011"/>Invert<text:bookmark-end text:name="__RefHeading___Toc4579_27823311011"/></text:h>
      <text:p text:style-name="P33">Inverts the influence.</text:p>
      <text:h text:style-name="P19" text:outline-level="4"><text:bookmark-start text:name="__RefHeading___Toc4581_27823311011"/>Pass<text:bookmark-end text:name="__RefHeading___Toc4581_27823311011"/></text:h>
      <text:p text:style-name="P40">The layer pass index.</text:p>
      <text:h text:style-name="P120" text:outline-level="5"><text:bookmark-start text:name="__RefHeading___Toc4583_27823311011"/>Invert<text:bookmark-end text:name="__RefHeading___Toc4583_27823311011"/></text:h>
      <text:p text:style-name="P33">Inverts the influence.</text:p>
      <text:h text:style-name="P19" text:outline-level="4"><text:bookmark-start text:name="__RefHeading___Toc4585_27823311011"/>Material<text:bookmark-end text:name="__RefHeading___Toc4585_27823311011"/></text:h>
      <text:p text:style-name="P33">Restricts the effect only to material that share the same material or pass index. Click to pick the material that you want to use.</text:p>
      <text:h text:style-name="P120" text:outline-level="5"><text:bookmark-start text:name="__RefHeading___Toc4587_27823311011"/>Invert<text:bookmark-end text:name="__RefHeading___Toc4587_27823311011"/></text:h>
      <text:p text:style-name="P33">Inverts the influence.</text:p>
      <text:h text:style-name="P19" text:outline-level="4"><text:bookmark-start text:name="__RefHeading___Toc4589_27823311011"/>Pass<text:bookmark-end text:name="__RefHeading___Toc4589_27823311011"/></text:h>
      <text:p text:style-name="P40">The material pass index.</text:p>
      <text:h text:style-name="P120" text:outline-level="5"><text:bookmark-start text:name="__RefHeading___Toc4591_27823311011"/>Invert<text:bookmark-end text:name="__RefHeading___Toc4591_27823311011"/></text:h>
      <text:p text:style-name="P33">Inverts the influence.</text:p>
      <text:h text:style-name="Heading_20_3" text:outline-level="3"/>
      <text:p text:style-name="P13"/>
      <text:h text:style-name="P96" text:outline-level="2"><text:bookmark-start text:name="__RefHeading___Toc4555_2782331101"/>Multiple Strokes<text:bookmark-end text:name="__RefHeading___Toc4555_2782331101"/></text:h>
      <text:p text:style-name="P29"><draw:frame draw:style-name="fr1" draw:name="Bild104" text:anchor-type="paragraph" svg:y="-0.191cm" svg:width="5.181cm" svg:height="2.88cm" draw:z-index="12"><draw:image xlink:href="Pictures/1000000100000132000000AA03BDB46193881017.png" xlink:type="simple" xlink:show="embed" xlink:actuate="onLoad" draw:mime-type="image/png"/></draw:frame>Adds multiple parallel copies of the stroke around the original stroke.</text:p>
      <text:h text:style-name="P107" text:outline-level="3"><text:bookmark-start text:name="__RefHeading___Toc4561_2782331101"/>Duplicates<text:bookmark-end text:name="__RefHeading___Toc4561_2782331101"/></text:h>
      <text:p text:style-name="P29">The number of additional strokes.</text:p>
      <text:h text:style-name="P107" text:outline-level="3"><text:bookmark-start text:name="__RefHeading___Toc4563_2782331101"/>Distance<text:bookmark-end text:name="__RefHeading___Toc4563_2782331101"/></text:h>
      <text:p text:style-name="P29">Distance between the original and the duplicate strokes.</text:p>
      <text:h text:style-name="P107" text:outline-level="3"><text:bookmark-start text:name="__RefHeading___Toc4565_2782331101"/><text:soft-page-break/>Offset<text:bookmark-end text:name="__RefHeading___Toc4565_2782331101"/></text:h>
      <text:p text:style-name="P29">Control the offset position (inner or outer) for duplicate strokes.</text:p>
      <text:h text:style-name="P107" text:outline-level="3"><draw:frame draw:style-name="fr1" draw:name="Bild105" text:anchor-type="paragraph" svg:y="0.245cm" svg:width="5.001cm" svg:height="1.829cm" draw:z-index="13"><draw:image xlink:href="Pictures/10000001000001270000006CBA6440396065C820.png" xlink:type="simple" xlink:show="embed" xlink:actuate="onLoad" draw:mime-type="image/png"/></draw:frame><text:bookmark-start text:name="__RefHeading___Toc4567_2782331101"/>Fade<text:bookmark-end text:name="__RefHeading___Toc4567_2782331101"/></text:h>
      <text:p text:style-name="P29">Fade out duplicate strokes, using their opacity or thickness.</text:p>
      <text:h text:style-name="P11" text:outline-level="4"><text:bookmark-start text:name="__RefHeading___Toc4569_2782331101"/>Center<text:bookmark-end text:name="__RefHeading___Toc4569_2782331101"/></text:h>
      <text:p text:style-name="P29">Control the initial position for the fading.</text:p>
      <text:h text:style-name="P11" text:outline-level="4"><text:bookmark-start text:name="__RefHeading___Toc4571_2782331101"/>Thickness<text:bookmark-end text:name="__RefHeading___Toc4571_2782331101"/></text:h>
      <text:p text:style-name="P29">Fade influence on strokes thickness.</text:p>
      <text:h text:style-name="P11" text:outline-level="4"><text:bookmark-start text:name="__RefHeading___Toc4573_2782331101"/>Opacity<text:bookmark-end text:name="__RefHeading___Toc4573_2782331101"/></text:h>
      <text:p text:style-name="P29">Fade influence on strokes opacity.</text:p>
      <text:h text:style-name="P107" text:outline-level="3"><draw:frame draw:style-name="fr1" draw:name="Bild106" text:anchor-type="paragraph" svg:y="0.245cm" svg:width="4.979cm" svg:height="2.12cm" draw:z-index="14"><draw:image xlink:href="Pictures/10000001000001260000007D6B1DEDB669FE2449.png" xlink:type="simple" xlink:show="embed" xlink:actuate="onLoad" draw:mime-type="image/png"/></draw:frame><text:bookmark-start text:name="__RefHeading___Toc4575_2782331101"/>Influence<text:bookmark-end text:name="__RefHeading___Toc4575_2782331101"/></text:h>
      <text:h text:style-name="P11" text:outline-level="4"><text:bookmark-start text:name="__RefHeading___Toc4577_2782331101"/>Layer<text:bookmark-end text:name="__RefHeading___Toc4577_2782331101"/></text:h>
      <text:p text:style-name="P29">Restricts the effect only to one layer or to any layers that share the same pass index. Click to pick the layer that you want to use.</text:p>
      <text:h text:style-name="P121" text:outline-level="5"><text:bookmark-start text:name="__RefHeading___Toc4579_2782331101"/>Invert<text:bookmark-end text:name="__RefHeading___Toc4579_2782331101"/></text:h>
      <text:p text:style-name="P29">Inverts the influence.</text:p>
      <text:h text:style-name="P11" text:outline-level="4"><text:bookmark-start text:name="__RefHeading___Toc4581_2782331101"/>Pass<text:bookmark-end text:name="__RefHeading___Toc4581_2782331101"/></text:h>
      <text:p text:style-name="P36">The layer pass index.</text:p>
      <text:h text:style-name="P121" text:outline-level="5"><text:bookmark-start text:name="__RefHeading___Toc4583_2782331101"/>Invert<text:bookmark-end text:name="__RefHeading___Toc4583_2782331101"/></text:h>
      <text:p text:style-name="P29">Inverts the influence.</text:p>
      <text:h text:style-name="P11" text:outline-level="4"><text:bookmark-start text:name="__RefHeading___Toc4585_2782331101"/>Material<text:bookmark-end text:name="__RefHeading___Toc4585_2782331101"/></text:h>
      <text:p text:style-name="P29">Restricts the effect only to material that share the same material or pass index. Click to pick the material that you want to use.</text:p>
      <text:h text:style-name="P121" text:outline-level="5"><text:bookmark-start text:name="__RefHeading___Toc4587_2782331101"/>Invert<text:bookmark-end text:name="__RefHeading___Toc4587_2782331101"/></text:h>
      <text:p text:style-name="P29">Inverts the influence.</text:p>
      <text:h text:style-name="P11" text:outline-level="4"><text:bookmark-start text:name="__RefHeading___Toc4589_2782331101"/>Pass<text:bookmark-end text:name="__RefHeading___Toc4589_2782331101"/></text:h>
      <text:p text:style-name="P36">The material pass index.</text:p>
      <text:h text:style-name="P121" text:outline-level="5"><text:bookmark-start text:name="__RefHeading___Toc4591_2782331101"/>Invert<text:bookmark-end text:name="__RefHeading___Toc4591_2782331101"/></text:h>
      <text:p text:style-name="P29">Inverts the influence.</text:p>
      <text:p text:style-name="Horizontal_20_Line"/>
      <text:h text:style-name="Heading_20_2" text:outline-level="2"><draw:frame draw:style-name="fr1" draw:name="Bild21" text:anchor-type="paragraph" svg:y="0.245cm" svg:width="5.159cm" svg:height="3.62cm" draw:z-index="58"><draw:image xlink:href="Pictures/1000000100000130000000D647176A2E62E4C3D3.png" xlink:type="simple" xlink:show="embed" xlink:actuate="onLoad" draw:mime-type="image/png"/></draw:frame><draw:frame draw:style-name="fr2" draw:name="Bild32" text:anchor-type="paragraph" svg:x="8.532cm" svg:y="0.191cm" svg:width="4.57cm" svg:height="2.35cm" draw:z-index="59"><draw:image xlink:href="Pictures/100000010000021C00000116E4C21F015E39F0D5.png" xlink:type="simple" xlink:show="embed" xlink:actuate="onLoad" draw:mime-type="image/png"/></draw:frame><text:bookmark-start text:name="__RefHeading___Toc3987_3788494146"/><text:soft-page-break/>Outline<text:bookmark-end text:name="__RefHeading___Toc3987_3788494146"/></text:h>
      <text:p text:style-name="P126">Draws an outline around the grease pencil stroke.</text:p>
      <text:h text:style-name="Heading_20_3" text:outline-level="3"><text:bookmark-start text:name="__RefHeading___Toc3989_3788494146"/>Thickness<text:bookmark-end text:name="__RefHeading___Toc3989_3788494146"/></text:h>
      <text:p text:style-name="P127">The thickness of the outline</text:p>
      <text:h text:style-name="Heading_20_3" text:outline-level="3"><text:bookmark-start text:name="__RefHeading___Toc3991_3788494146"/>Keep Shape<text:bookmark-end text:name="__RefHeading___Toc3991_3788494146"/></text:h>
      <text:p text:style-name="P127">Try to keep global shape.</text:p>
      <text:h text:style-name="Heading_20_3" text:outline-level="3"><text:bookmark-start text:name="__RefHeading___Toc3993_3788494146"/>Subdivisions<text:bookmark-end text:name="__RefHeading___Toc3993_3788494146"/></text:h>
      <text:p text:style-name="P127">Subdivisions of the outline grease pencil stroke.</text:p>
      <text:h text:style-name="Heading_20_3" text:outline-level="3"><text:bookmark-start text:name="__RefHeading___Toc3995_3788494146"/>Sample Length<text:bookmark-end text:name="__RefHeading___Toc3995_3788494146"/></text:h>
      <text:p text:style-name="P127">The distance between the vertices.</text:p>
      <text:h text:style-name="Heading_20_3" text:outline-level="3"><text:bookmark-start text:name="__RefHeading___Toc3997_3788494146"/>Outline material<text:bookmark-end text:name="__RefHeading___Toc3997_3788494146"/></text:h>
      <text:p text:style-name="P127">Material used for the outline strokes. If no material is chosen then the material from the parent stroke is used.</text:p>
      <text:h text:style-name="Heading_20_3" text:outline-level="3"><text:bookmark-start text:name="__RefHeading___Toc3999_3788494146"/>Target object<text:bookmark-end text:name="__RefHeading___Toc3999_3788494146"/></text:h>
      <text:p text:style-name="P127">A target object to define the stroke start.</text:p>
      <text:h text:style-name="P108" text:outline-level="3"><draw:frame draw:style-name="fr1" draw:name="Bild46" text:anchor-type="paragraph" svg:y="0.245cm" svg:width="4.979cm" svg:height="2.12cm" draw:z-index="60"><draw:image xlink:href="Pictures/10000001000001260000007D6B1DEDB669FE2449.png" xlink:type="simple" xlink:show="embed" xlink:actuate="onLoad" draw:mime-type="image/png"/></draw:frame><text:bookmark-start text:name="__RefHeading___Toc4631_27823311011"/>Influence<text:bookmark-end text:name="__RefHeading___Toc4631_27823311011"/></text:h>
      <text:h text:style-name="P109" text:outline-level="4"><text:bookmark-start text:name="__RefHeading___Toc4633_27823311011"/>Layer<text:bookmark-end text:name="__RefHeading___Toc4633_27823311011"/></text:h>
      <text:p text:style-name="P125">Restricts the effect only to one layer or to any layers that share the same pass index. Click to pick the layer that you want to use.</text:p>
      <text:h text:style-name="P122" text:outline-level="5"><text:bookmark-start text:name="__RefHeading___Toc4635_27823311011"/>Invert<text:bookmark-end text:name="__RefHeading___Toc4635_27823311011"/></text:h>
      <text:p text:style-name="P125">Inverts the influence.</text:p>
      <text:h text:style-name="P109" text:outline-level="4"><text:bookmark-start text:name="__RefHeading___Toc4637_27823311011"/>Pass<text:bookmark-end text:name="__RefHeading___Toc4637_27823311011"/></text:h>
      <text:p text:style-name="P128">The layer pass index.</text:p>
      <text:h text:style-name="P122" text:outline-level="5"><text:bookmark-start text:name="__RefHeading___Toc4639_27823311011"/>Invert<text:bookmark-end text:name="__RefHeading___Toc4639_27823311011"/></text:h>
      <text:p text:style-name="P125">Inverts the influence.</text:p>
      <text:p text:style-name="P13"/>
      <text:h text:style-name="P96" text:outline-level="2"><draw:frame draw:style-name="fr1" draw:name="Bild114" text:anchor-type="paragraph" svg:y="0.245cm" svg:width="5.159cm" svg:height="2.03cm" draw:z-index="15"><draw:image xlink:href="Pictures/100000010000013100000078CAE023C938124DE3.png" xlink:type="simple" xlink:show="embed" xlink:actuate="onLoad" draw:mime-type="image/png"/></draw:frame><text:bookmark-start text:name="__RefHeading___Toc4557_2782331101"/>Simplify <text:s/><text:bookmark-end text:name="__RefHeading___Toc4557_2782331101"/></text:h>
      <text:p text:style-name="P12">The Simplify modifier allows you to reduce the amount of points in the strokes.<text:span text:style-name="T20"> It tries to </text:span>reduce points while maintaining the lines shape.</text:p>
      <text:h text:style-name="P107" text:outline-level="3"><draw:frame draw:style-name="fr3" draw:name="Bild115" text:anchor-type="paragraph" svg:width="2.66cm" svg:height="2.12cm" draw:z-index="16"><draw:image xlink:href="Pictures/100000010000009D0000007D42DD6963C5358EE9.png" xlink:type="simple" xlink:show="embed" xlink:actuate="onLoad" draw:mime-type="image/png"/></draw:frame><text:bookmark-start text:name="__RefHeading___Toc4593_2782331101"/><text:soft-page-break/>Mode<text:bookmark-end text:name="__RefHeading___Toc4593_2782331101"/></text:h>
      <text:p text:style-name="P12"><text:span text:style-name="T20">H</text:span>ow to reduce points in the strokes.</text:p>
      <text:h text:style-name="P11" text:outline-level="4"><text:bookmark-start text:name="__RefHeading___Toc4595_2782331101"/>Fixed<text:bookmark-end text:name="__RefHeading___Toc4595_2782331101"/></text:h>
      <text:p text:style-name="P12">Deletes alternated points in the strokes, except the start and end points.</text:p>
      <text:h text:style-name="P11" text:outline-level="4"><text:bookmark-start text:name="__RefHeading___Toc4597_2782331101"/>Adaptive<text:bookmark-end text:name="__RefHeading___Toc4597_2782331101"/></text:h>
      <text:p text:style-name="P12">Uses the RDP algorithm (Ramer-Douglas-Peucker algorithm) for points deletion. The algorithm try to obtain a similar line shape with fewer points.</text:p>
      <text:h text:style-name="P11" text:outline-level="4"><text:bookmark-start text:name="__RefHeading___Toc4599_2782331101"/>Sample<text:bookmark-end text:name="__RefHeading___Toc4599_2782331101"/></text:h>
      <text:p text:style-name="P12">Recreates the stroke geometry with a predefined length between points.</text:p>
      <text:h text:style-name="P11" text:outline-level="4"><text:bookmark-start text:name="__RefHeading___Toc4601_2782331101"/>Merge<text:bookmark-end text:name="__RefHeading___Toc4601_2782331101"/></text:h>
      <text:p text:style-name="P12">Simplifies the strokes by merging points that are closer than a specified distance to each other.</text:p>
      <text:h text:style-name="P11" text:outline-level="4"><text:bookmark-start text:name="__RefHeading___Toc4603_2782331101"/>Iterations<text:bookmark-end text:name="__RefHeading___Toc4603_2782331101"/></text:h>
      <text:p text:style-name="P12">Number of times to repeat the procedure.</text:p>
      <text:h text:style-name="P107" text:outline-level="3"><draw:frame draw:style-name="fr1" draw:name="Bild118" text:anchor-type="paragraph" svg:y="0.245cm" svg:width="4.979cm" svg:height="2.12cm" draw:z-index="19"><draw:image xlink:href="Pictures/10000001000001260000007D6B1DEDB669FE2449.png" xlink:type="simple" xlink:show="embed" xlink:actuate="onLoad" draw:mime-type="image/png"/></draw:frame><text:bookmark-start text:name="__RefHeading___Toc4605_2782331101"/>Influence<text:bookmark-end text:name="__RefHeading___Toc4605_2782331101"/></text:h>
      <text:h text:style-name="P11" text:outline-level="4"><text:bookmark-start text:name="__RefHeading___Toc4607_2782331101"/>Layer<text:bookmark-end text:name="__RefHeading___Toc4607_2782331101"/></text:h>
      <text:p text:style-name="P29">Restricts the effect only to one layer or to any layers that share the same pass index. Click to pick the layer that you want to use.</text:p>
      <text:h text:style-name="P121" text:outline-level="5"><text:bookmark-start text:name="__RefHeading___Toc4609_2782331101"/>Invert<text:bookmark-end text:name="__RefHeading___Toc4609_2782331101"/></text:h>
      <text:p text:style-name="P29">Inverts the influence.</text:p>
      <text:h text:style-name="P11" text:outline-level="4"><text:bookmark-start text:name="__RefHeading___Toc4611_2782331101"/>Pass<text:bookmark-end text:name="__RefHeading___Toc4611_2782331101"/></text:h>
      <text:p text:style-name="P36">The layer pass index.</text:p>
      <text:h text:style-name="P121" text:outline-level="5"><text:bookmark-start text:name="__RefHeading___Toc4613_2782331101"/>Invert<text:bookmark-end text:name="__RefHeading___Toc4613_2782331101"/></text:h>
      <text:p text:style-name="P29">Inverts the influence.</text:p>
      <text:h text:style-name="P11" text:outline-level="4"><text:bookmark-start text:name="__RefHeading___Toc4615_2782331101"/>Material<text:bookmark-end text:name="__RefHeading___Toc4615_2782331101"/></text:h>
      <text:p text:style-name="P29">Restricts the effect only to material that share the same material or pass index. Click to pick the material that you want to use.</text:p>
      <text:h text:style-name="P121" text:outline-level="5"><text:bookmark-start text:name="__RefHeading___Toc4617_2782331101"/>Invert<text:bookmark-end text:name="__RefHeading___Toc4617_2782331101"/></text:h>
      <text:p text:style-name="P29">Inverts the influence.</text:p>
      <text:h text:style-name="P11" text:outline-level="4"><text:bookmark-start text:name="__RefHeading___Toc4619_2782331101"/>Pass<text:bookmark-end text:name="__RefHeading___Toc4619_2782331101"/></text:h>
      <text:p text:style-name="P36">The material pass index.</text:p>
      <text:h text:style-name="P121" text:outline-level="5"><text:bookmark-start text:name="__RefHeading___Toc4621_2782331101"/><text:soft-page-break/>Invert<text:bookmark-end text:name="__RefHeading___Toc4621_2782331101"/></text:h>
      <text:p text:style-name="P29">Inverts the influence.</text:p>
      <text:p text:style-name="P29"/>
      <text:p text:style-name="P13"/>
      <text:h text:style-name="P96" text:outline-level="2"><draw:frame draw:style-name="fr2" draw:name="Bild116" text:anchor-type="paragraph" svg:x="13.52cm" svg:y="0.813cm" svg:width="5.181cm" svg:height="2.08cm" draw:z-index="17"><draw:image xlink:href="Pictures/10000001000001320000007B906D3BFE7C6D104F.png" xlink:type="simple" xlink:show="embed" xlink:actuate="onLoad" draw:mime-type="image/png"/></draw:frame><text:bookmark-start text:name="__RefHeading___Toc4559_2782331101"/>Subdivide<text:bookmark-end text:name="__RefHeading___Toc4559_2782331101"/></text:h>
      <text:p text:style-name="P12">The Subdivide modifier subdivide the strokes by inserting points between other points to the lines.</text:p>
      <text:p text:style-name="P12"/>
      <text:h text:style-name="P107" text:outline-level="3"><draw:frame draw:style-name="fr1" draw:name="Bild117" text:anchor-type="paragraph" svg:y="0.245cm" svg:width="2.66cm" svg:height="1.349cm" draw:z-index="18"><draw:image xlink:href="Pictures/100000010000009D000000508A8C8434E7BDD4A7.png" xlink:type="simple" xlink:show="embed" xlink:actuate="onLoad" draw:mime-type="image/png"/></draw:frame><text:bookmark-start text:name="__RefHeading___Toc4623_2782331101"/>Subdivision Type<text:bookmark-end text:name="__RefHeading___Toc4623_2782331101"/></text:h>
      <text:h text:style-name="P11" text:outline-level="4"><text:bookmark-start text:name="__RefHeading___Toc4625_2782331101"/>Catmull-Clark<text:bookmark-end text:name="__RefHeading___Toc4625_2782331101"/></text:h>
      <text:p text:style-name="P12"><text:span text:style-name="T21">S</text:span>ubdivides and smooths the surfaces.</text:p>
      <text:h text:style-name="P11" text:outline-level="4"><text:bookmark-start text:name="__RefHeading___Toc4627_2782331101"/>Simple<text:bookmark-end text:name="__RefHeading___Toc4627_2782331101"/></text:h>
      <text:p text:style-name="P12">Only subdivides the surfaces, without any smoothing.</text:p>
      <text:h text:style-name="P107" text:outline-level="3"><text:bookmark-start text:name="__RefHeading___Toc4629_2782331101"/>Subdivisions<text:bookmark-end text:name="__RefHeading___Toc4629_2782331101"/></text:h>
      <text:p text:style-name="P36">Number of subdivisions.</text:p>
      <text:h text:style-name="P107" text:outline-level="3"><draw:frame draw:style-name="fr1" draw:name="Bild119" text:anchor-type="paragraph" svg:y="0.245cm" svg:width="4.979cm" svg:height="2.12cm" draw:z-index="20"><draw:image xlink:href="Pictures/10000001000001260000007D6B1DEDB669FE2449.png" xlink:type="simple" xlink:show="embed" xlink:actuate="onLoad" draw:mime-type="image/png"/></draw:frame><text:bookmark-start text:name="__RefHeading___Toc4631_2782331101"/>Influence<text:bookmark-end text:name="__RefHeading___Toc4631_2782331101"/></text:h>
      <text:h text:style-name="P11" text:outline-level="4"><text:bookmark-start text:name="__RefHeading___Toc4633_2782331101"/>Layer<text:bookmark-end text:name="__RefHeading___Toc4633_2782331101"/></text:h>
      <text:p text:style-name="P29">Restricts the effect only to one layer or to any layers that share the same pass index. Click to pick the layer that you want to use.</text:p>
      <text:h text:style-name="P121" text:outline-level="5"><text:bookmark-start text:name="__RefHeading___Toc4635_2782331101"/>Invert<text:bookmark-end text:name="__RefHeading___Toc4635_2782331101"/></text:h>
      <text:p text:style-name="P29">Inverts the influence.</text:p>
      <text:h text:style-name="P11" text:outline-level="4"><text:bookmark-start text:name="__RefHeading___Toc4637_2782331101"/>Pass<text:bookmark-end text:name="__RefHeading___Toc4637_2782331101"/></text:h>
      <text:p text:style-name="P36">The layer pass index.</text:p>
      <text:h text:style-name="P121" text:outline-level="5"><text:bookmark-start text:name="__RefHeading___Toc4639_2782331101"/>Invert<text:bookmark-end text:name="__RefHeading___Toc4639_2782331101"/></text:h>
      <text:p text:style-name="P29">Inverts the influence.</text:p>
      <text:h text:style-name="P11" text:outline-level="4"><text:bookmark-start text:name="__RefHeading___Toc4641_2782331101"/>Material<text:bookmark-end text:name="__RefHeading___Toc4641_2782331101"/></text:h>
      <text:p text:style-name="P29">Restricts the effect only to material that share the same material or pass index. Click to pick the material that you want to use.</text:p>
      <text:h text:style-name="P121" text:outline-level="5"><text:bookmark-start text:name="__RefHeading___Toc4643_2782331101"/>Invert<text:bookmark-end text:name="__RefHeading___Toc4643_2782331101"/></text:h>
      <text:p text:style-name="P29">Inverts the influence.</text:p>
      <text:h text:style-name="P11" text:outline-level="4"><text:bookmark-start text:name="__RefHeading___Toc4645_2782331101"/><text:soft-page-break/>Pass<text:bookmark-end text:name="__RefHeading___Toc4645_2782331101"/></text:h>
      <text:p text:style-name="P36">The material pass index.</text:p>
      <text:h text:style-name="P121" text:outline-level="5"><text:bookmark-start text:name="__RefHeading___Toc4647_2782331101"/>Invert<text:bookmark-end text:name="__RefHeading___Toc4647_2782331101"/></text:h>
      <text:p text:style-name="P29">Inverts the influenc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121fa9c"/>
    </style:style>
    <style:style style:name="MT2" style:family="text">
      <style:text-properties officeooo:rsid="00cbe215"/>
    </style:style>
    <style:style style:name="MT3" style:family="text">
      <style:text-properties officeooo:rsid="00ed60c9"/>
    </style:style>
    <style:style style:name="MT4" style:family="text">
      <style:text-properties officeooo:rsid="0055568a"/>
    </style:style>
    <style:style style:name="MT5" style:family="text">
      <style:text-properties officeooo:rsid="00cb1076"/>
    </style:style>
    <style:style style:name="MT6" style:family="text">
      <style:text-properties officeooo:rsid="0084ade8"/>
    </style:style>
    <style:style style:name="MT7" style:family="text">
      <style:text-properties officeooo:rsid="0105991b"/>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text:span text:style-name="MT4">.2</text:span> Editors - Properties Editor - Modifiers <text:span text:style-name="MT5">Properties </text:span>Tab<text:span text:style-name="MT6"> - </text:span><text:span text:style-name="MT7">Grease Pencil - </text:span><text:span text:style-name="MT6">Generate Modifiers</text:span></text:p>
      </style:header>
      <style:footer>
        <text:p text:style-name="MP2"><text:page-number text:select-page="current">2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10H37M</meta:editing-duration>
    <meta:editing-cycles>156</meta:editing-cycles>
    <meta:generator>LibreOffice/7.2.7.2$Windows_X86_64 LibreOffice_project/8d71d29d553c0f7dcbfa38fbfda25ee34cce99a2</meta:generator>
    <dc:date>2022-11-01T10:40:33.297000000</dc:date>
    <meta:document-statistic meta:table-count="3" meta:image-count="61" meta:object-count="0" meta:page-count="29" meta:paragraph-count="840" meta:word-count="4176" meta:character-count="24167" meta:non-whitespace-character-count="20822"/>
    <meta:template xlink:type="simple" xlink:actuate="onRequest" xlink:title="standard1cm" xlink:href="../../../../AppData/Roaming/LibreOffice/4/user/template/standard1cm.ott" meta:date="2016-03-28T18:47:57.125000000"/>
  </office:meta>
</office:document-meta>
</file>